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xt_csv_1000" table:style-name="ta1">
        <table:shapes>
          <draw:frame draw:z-index="0" draw:style-name="gr1" draw:text-style-name="P1" svg:width="453.51pt" svg:height="255.09pt" svg:x="417.74pt" svg:y="46.49pt">
            <loext:p draw:notify-on-update-of-ranges="txt_csv_1000.A1:txt_csv_1000.A1001 txt_csv_1000.B1:txt_csv_1000.B1001 txt_csv_1000.C1:txt_csv_1000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ertions</text:p>
          </table:table-cell>
          <table:table-cell office:value-type="string" calcext:value-type="string">
            <text:p>Txt file time</text:p>
          </table:table-cell>
          <table:table-cell office:value-type="string" calcext:value-type="string">
            <text:p><text:s/>csv fil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104904174804688" calcext:value-type="float">
            <text:p>1.0490417480468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147819519042969" calcext:value-type="float">
            <text:p>0.000014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162124633789062" calcext:value-type="float">
            <text:p>1.6212463378906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162124633789062" calcext:value-type="float">
            <text:p>1.6212463378906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212192535400391" calcext:value-type="float">
            <text:p>2.12192535400391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309944152832031" calcext:value-type="float">
            <text:p>3.09944152832031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319480895996094" calcext:value-type="float">
            <text:p>3.1948089599609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326633453369141" calcext:value-type="float">
            <text:p>3.26633453369141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364780426025391" calcext:value-type="float">
            <text:p>0.0000364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364780426025391" calcext:value-type="float">
            <text:p>0.0000364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376701354980469" calcext:value-type="float">
            <text:p>3.76701354980469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383853912353516" calcext:value-type="float">
            <text:p>3.83853912353516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398159027099609" calcext:value-type="float">
            <text:p>3.98159027099609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400543212890625" calcext:value-type="float">
            <text:p>4.0054321289062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531673431396484" calcext:value-type="float">
            <text:p>5.31673431396484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545978546142578" calcext:value-type="float">
            <text:p>5.45978546142578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424385070800781" calcext:value-type="float">
            <text:p>4.2438507080078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646114349365234" calcext:value-type="float">
            <text:p>6.46114349365234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491142272949219" calcext:value-type="float">
            <text:p>4.91142272949219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576972961425781" calcext:value-type="float">
            <text:p>5.76972961425781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457763671875" calcext:value-type="float">
            <text:p>4.5776367187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598430633544922" calcext:value-type="float">
            <text:p>5.98430633544922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476837158203125" calcext:value-type="float">
            <text:p>4.76837158203125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491142272949219" calcext:value-type="float">
            <text:p>4.91142272949219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493526458740234" calcext:value-type="float">
            <text:p>4.93526458740234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519752502441406" calcext:value-type="float">
            <text:p>5.19752502441406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522136688232422" calcext:value-type="float">
            <text:p>5.22136688232422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526905059814453" calcext:value-type="float">
            <text:p>5.269050598144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529289245605469" calcext:value-type="float">
            <text:p>5.29289245605469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5340576171875" calcext:value-type="float">
            <text:p>5.340576171875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543594360351563" calcext:value-type="float">
            <text:p>5.43594360351563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674724578857422" calcext:value-type="float">
            <text:p>6.7472457885742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565052032470703" calcext:value-type="float">
            <text:p>5.65052032470703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57220458984375" calcext:value-type="float">
            <text:p>5.7220458984375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576972961425781" calcext:value-type="float">
            <text:p>5.76972961425781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586509704589844" calcext:value-type="float">
            <text:p>0.000058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596046447753906" calcext:value-type="float">
            <text:p>5.96046447753906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734329223632812" calcext:value-type="float">
            <text:p>7.34329223632812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624656677246094" calcext:value-type="float">
            <text:p>6.24656677246094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64849853515625" calcext:value-type="float">
            <text:p>6.4849853515625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758171081542969" calcext:value-type="float">
            <text:p>7.58171081542969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646114349365234" calcext:value-type="float">
            <text:p>6.46114349365234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64849853515625" calcext:value-type="float">
            <text:p>6.4849853515625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655651092529297" calcext:value-type="float">
            <text:p>6.55651092529297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791549682617187" calcext:value-type="float">
            <text:p>0.0000791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782012939453125" calcext:value-type="float">
            <text:p>7.82012939453125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703334808349609" calcext:value-type="float">
            <text:p>7.03334808349609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696182250976562" calcext:value-type="float">
            <text:p>6.96182250976562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829696655273438" calcext:value-type="float">
            <text:p>8.29696655273438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822544097900391" calcext:value-type="float">
            <text:p>8.22544097900391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913143157958984" calcext:value-type="float">
            <text:p>9.13143157958984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741481781005859" calcext:value-type="float">
            <text:p>7.41481781005859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10371208190918" calcext:value-type="float">
            <text:p>0.00010371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758171081542969" calcext:value-type="float">
            <text:p>7.58171081542969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753402709960937" calcext:value-type="float">
            <text:p>7.53402709960937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882148742675781" calcext:value-type="float">
            <text:p>8.82148742675781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782012939453125" calcext:value-type="float">
            <text:p>7.82012939453125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896453857421875" calcext:value-type="float">
            <text:p>8.96453857421875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898838043212891" calcext:value-type="float">
            <text:p>8.98838043212891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805854797363281" calcext:value-type="float">
            <text:p>8.05854797363281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927448272705078" calcext:value-type="float">
            <text:p>9.27448272705078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110626220703125" calcext:value-type="float">
            <text:p>0.00011062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922679901123047" calcext:value-type="float">
            <text:p>0.0000922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929832458496094" calcext:value-type="float">
            <text:p>9.29832458496094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946521759033203" calcext:value-type="float">
            <text:p>9.46521759033203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951290130615234" calcext:value-type="float">
            <text:p>0.0000951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95367431640625" calcext:value-type="float">
            <text:p>9.5367431640625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960826873779297" calcext:value-type="float">
            <text:p>9.60826873779297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112533569335938" calcext:value-type="float">
            <text:p>0.00011253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979900360107422" calcext:value-type="float">
            <text:p>0.000097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982284545898438" calcext:value-type="float">
            <text:p>9.82284545898438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100135803222656" calcext:value-type="float">
            <text:p>0.00010013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100374221801758" calcext:value-type="float">
            <text:p>0.00010037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100851058959961" calcext:value-type="float">
            <text:p>0.00010085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102043151855469" calcext:value-type="float">
            <text:p>0.00010204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262260437011719" calcext:value-type="float">
            <text:p>0.000026226</text:p>
          </table:table-cell>
          <table:table-cell office:value-type="float" office:value="0.000102519989013672" calcext:value-type="float">
            <text:p>0.000102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0.000115156173706055" calcext:value-type="float">
            <text:p>0.00011515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0.000104904174804688" calcext:value-type="float">
            <text:p>0.00010490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105857849121094" calcext:value-type="float">
            <text:p>0.00010585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114679336547852" calcext:value-type="float">
            <text:p>0.00011467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107049942016602" calcext:value-type="float">
            <text:p>0.00010704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107765197753906" calcext:value-type="float">
            <text:p>0.00010776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9918212890625" calcext:value-type="float">
            <text:p>9.918212890625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110149383544922" calcext:value-type="float">
            <text:p>0.00011014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0110149383544922" calcext:value-type="float">
            <text:p>0.00011014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111818313598633" calcext:value-type="float">
            <text:p>0.00011181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0112771987915039" calcext:value-type="float">
            <text:p>0.0001127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142335891723633" calcext:value-type="float">
            <text:p>0.00014233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104665756225586" calcext:value-type="float">
            <text:p>0.00010466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115156173706055" calcext:value-type="float">
            <text:p>0.00011515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116348266601563" calcext:value-type="float">
            <text:p>0.00011634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0116586685180664" calcext:value-type="float">
            <text:p>0.00011658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118255615234375" calcext:value-type="float">
            <text:p>0.00011825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118494033813477" calcext:value-type="float">
            <text:p>0.0001184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30517578125" calcext:value-type="float">
            <text:p>3.0517578125E-05</text:p>
          </table:table-cell>
          <table:table-cell office:value-type="float" office:value="0.00011897087097168" calcext:value-type="float">
            <text:p>0.00011897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30517578125" calcext:value-type="float">
            <text:p>3.0517578125E-05</text:p>
          </table:table-cell>
          <table:table-cell office:value-type="float" office:value="0.000120878219604492" calcext:value-type="float">
            <text:p>0.00012087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121116638183594" calcext:value-type="float">
            <text:p>0.00012111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1220703125" calcext:value-type="float">
            <text:p>0.00012207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130653381347656" calcext:value-type="float">
            <text:p>0.00013065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123739242553711" calcext:value-type="float">
            <text:p>0.00012373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124454498291016" calcext:value-type="float">
            <text:p>0.00012445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13279914855957" calcext:value-type="float">
            <text:p>0.00013279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12660026550293" calcext:value-type="float">
            <text:p>0.00012660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116825103759766" calcext:value-type="float">
            <text:p>0.00011682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128269195556641" calcext:value-type="float">
            <text:p>0.00012826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1220703125" calcext:value-type="float">
            <text:p>0.00012207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120639801025391" calcext:value-type="float">
            <text:p>0.00012063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121593475341797" calcext:value-type="float">
            <text:p>0.00012159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118494033813477" calcext:value-type="float">
            <text:p>0.0001184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122308731079102" calcext:value-type="float">
            <text:p>0.00012230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123262405395508" calcext:value-type="float">
            <text:p>0.00012326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124454498291016" calcext:value-type="float">
            <text:p>0.00012445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126361846923828" calcext:value-type="float">
            <text:p>0.00012636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125885009765625" calcext:value-type="float">
            <text:p>0.000125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126838684082031" calcext:value-type="float">
            <text:p>0.00012683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127792358398438" calcext:value-type="float">
            <text:p>0.00012779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128507614135742" calcext:value-type="float">
            <text:p>0.00012850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133037567138672" calcext:value-type="float">
            <text:p>0.00013303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135660171508789" calcext:value-type="float">
            <text:p>0.00013566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131368637084961" calcext:value-type="float">
            <text:p>0.00013136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131607055664063" calcext:value-type="float">
            <text:p>0.0001316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132560729980469" calcext:value-type="float">
            <text:p>0.00013256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13422966003418" calcext:value-type="float">
            <text:p>0.00013422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13422966003418" calcext:value-type="float">
            <text:p>0.00013422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135183334350586" calcext:value-type="float">
            <text:p>0.00013518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145435333251953" calcext:value-type="float">
            <text:p>0.00014543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136852264404297" calcext:value-type="float">
            <text:p>0.00013685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138282775878906" calcext:value-type="float">
            <text:p>0.00013828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138521194458008" calcext:value-type="float">
            <text:p>0.00013852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139474868774414" calcext:value-type="float">
            <text:p>0.00013947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139713287353516" calcext:value-type="float">
            <text:p>0.00013971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141620635986328" calcext:value-type="float">
            <text:p>0.00014162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0.00014185905456543" calcext:value-type="float">
            <text:p>0.00014185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142812728881836" calcext:value-type="float">
            <text:p>0.00014281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144004821777344" calcext:value-type="float">
            <text:p>0.00014400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144481658935547" calcext:value-type="float">
            <text:p>0.00014448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145196914672852" calcext:value-type="float">
            <text:p>0.00014519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0.000146150588989258" calcext:value-type="float">
            <text:p>0.0001461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147104263305664" calcext:value-type="float">
            <text:p>0.00014710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148296356201172" calcext:value-type="float">
            <text:p>0.00014829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148773193359375" calcext:value-type="float">
            <text:p>0.00014877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149726867675781" calcext:value-type="float">
            <text:p>0.00014972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150918960571289" calcext:value-type="float">
            <text:p>0.0001509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16331672668457" calcext:value-type="float">
            <text:p>0.00016331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152349472045898" calcext:value-type="float">
            <text:p>0.00015234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153303146362305" calcext:value-type="float">
            <text:p>0.00015330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154018402099609" calcext:value-type="float">
            <text:p>0.00015401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426769256591797" calcext:value-type="float">
            <text:p>4.26769256591797E-05</text:p>
          </table:table-cell>
          <table:table-cell office:value-type="float" office:value="0.00015568733215332" calcext:value-type="float">
            <text:p>0.00015568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156164169311523" calcext:value-type="float">
            <text:p>0.00015616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156879425048828" calcext:value-type="float">
            <text:p>0.00015687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172615051269531" calcext:value-type="float">
            <text:p>0.00017261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159025192260742" calcext:value-type="float">
            <text:p>0.0001590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159502029418945" calcext:value-type="float">
            <text:p>0.0001595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16021728515625" calcext:value-type="float">
            <text:p>0.00016021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161170959472656" calcext:value-type="float">
            <text:p>0.0001611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161886215209961" calcext:value-type="float">
            <text:p>0.00016188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162839889526367" calcext:value-type="float">
            <text:p>0.00016283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163555145263672" calcext:value-type="float">
            <text:p>0.00016355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16474723815918" calcext:value-type="float">
            <text:p>0.00016474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197410583496094" calcext:value-type="float">
            <text:p>0.00019741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1678466796875" calcext:value-type="float">
            <text:p>0.00016784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168561935424805" calcext:value-type="float">
            <text:p>0.00016856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169515609741211" calcext:value-type="float">
            <text:p>0.00016951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170230865478516" calcext:value-type="float">
            <text:p>0.00017023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171422958374023" calcext:value-type="float">
            <text:p>0.0001714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0.000205516815185547" calcext:value-type="float">
            <text:p>0.00020551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0.000174283981323242" calcext:value-type="float">
            <text:p>0.0001742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175714492797852" calcext:value-type="float">
            <text:p>0.00017571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175952911376953" calcext:value-type="float">
            <text:p>0.00017595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186443328857422" calcext:value-type="float">
            <text:p>0.00018644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176429748535156" calcext:value-type="float">
            <text:p>0.00017642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483989715576172" calcext:value-type="float">
            <text:p>0.000048399</text:p>
          </table:table-cell>
          <table:table-cell office:value-type="float" office:value="0.000177383422851563" calcext:value-type="float">
            <text:p>0.00017738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178337097167969" calcext:value-type="float">
            <text:p>0.00017833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188827514648438" calcext:value-type="float">
            <text:p>0.00018882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179767608642578" calcext:value-type="float">
            <text:p>0.00017976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180721282958984" calcext:value-type="float">
            <text:p>0.00018072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182151794433594" calcext:value-type="float">
            <text:p>0.0001821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182390213012695" calcext:value-type="float">
            <text:p>0.00018239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185966491699219" calcext:value-type="float">
            <text:p>0.00018596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512599945068359" calcext:value-type="float">
            <text:p>0.00005126</text:p>
          </table:table-cell>
          <table:table-cell office:value-type="float" office:value="0.000199317932128906" calcext:value-type="float">
            <text:p>0.0001993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187158584594727" calcext:value-type="float">
            <text:p>0.00018715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19383430480957" calcext:value-type="float">
            <text:p>0.00019383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188589096069336" calcext:value-type="float">
            <text:p>0.00018858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189065933227539" calcext:value-type="float">
            <text:p>0.00018906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189065933227539" calcext:value-type="float">
            <text:p>0.00018906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189781188964844" calcext:value-type="float">
            <text:p>0.00018978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214815139770508" calcext:value-type="float">
            <text:p>0.00021481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191688537597656" calcext:value-type="float">
            <text:p>0.00019168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192165374755859" calcext:value-type="float">
            <text:p>0.00019216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196695327758789" calcext:value-type="float">
            <text:p>0.000196695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194072723388672" calcext:value-type="float">
            <text:p>0.00019407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5340576171875" calcext:value-type="float">
            <text:p>5.340576171875E-05</text:p>
          </table:table-cell>
          <table:table-cell office:value-type="float" office:value="0.000204324722290039" calcext:value-type="float">
            <text:p>0.00020432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195741653442383" calcext:value-type="float">
            <text:p>0.00019574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5340576171875" calcext:value-type="float">
            <text:p>5.340576171875E-05</text:p>
          </table:table-cell>
          <table:table-cell office:value-type="float" office:value="0.000196456909179688" calcext:value-type="float">
            <text:p>0.00019645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538825988769531" calcext:value-type="float">
            <text:p>5.38825988769531E-05</text:p>
          </table:table-cell>
          <table:table-cell office:value-type="float" office:value="0.000198125839233398" calcext:value-type="float">
            <text:p>0.00019812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197887420654297" calcext:value-type="float">
            <text:p>0.00019788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198602676391602" calcext:value-type="float">
            <text:p>0.00019860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199317932128906" calcext:value-type="float">
            <text:p>0.00019931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200510025024414" calcext:value-type="float">
            <text:p>0.000200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201225280761719" calcext:value-type="float">
            <text:p>0.00020122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202417373657227" calcext:value-type="float">
            <text:p>0.00020241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203609466552734" calcext:value-type="float">
            <text:p>0.00020360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736713409423828" calcext:value-type="float">
            <text:p>7.36713409423828E-05</text:p>
          </table:table-cell>
          <table:table-cell office:value-type="float" office:value="0.000203847885131836" calcext:value-type="float">
            <text:p>0.00020384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205039978027344" calcext:value-type="float">
            <text:p>0.000205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207424163818359" calcext:value-type="float">
            <text:p>0.00020742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574588775634766" calcext:value-type="float">
            <text:p>5.74588775634766E-05</text:p>
          </table:table-cell>
          <table:table-cell office:value-type="float" office:value="0.000211715698242187" calcext:value-type="float">
            <text:p>0.00021171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249624252319336" calcext:value-type="float">
            <text:p>0.00024962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748634338378906" calcext:value-type="float">
            <text:p>7.48634338378906E-05</text:p>
          </table:table-cell>
          <table:table-cell office:value-type="float" office:value="0.000237226486206055" calcext:value-type="float">
            <text:p>0.00023722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219821929931641" calcext:value-type="float">
            <text:p>0.00021982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57220458984375" calcext:value-type="float">
            <text:p>5.7220458984375E-05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223398208618164" calcext:value-type="float">
            <text:p>0.00022339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236749649047852" calcext:value-type="float">
            <text:p>0.00023674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767707824707031" calcext:value-type="float">
            <text:p>7.67707824707031E-05</text:p>
          </table:table-cell>
          <table:table-cell office:value-type="float" office:value="0.000229120254516602" calcext:value-type="float">
            <text:p>0.00022912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584125518798828" calcext:value-type="float">
            <text:p>5.84125518798828E-05</text:p>
          </table:table-cell>
          <table:table-cell office:value-type="float" office:value="0.000224828720092773" calcext:value-type="float">
            <text:p>0.000224828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584125518798828" calcext:value-type="float">
            <text:p>5.84125518798828E-05</text:p>
          </table:table-cell>
          <table:table-cell office:value-type="float" office:value="0.000225543975830078" calcext:value-type="float">
            <text:p>0.0002255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229835510253906" calcext:value-type="float">
            <text:p>0.00022983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219821929931641" calcext:value-type="float">
            <text:p>0.00021982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236749649047852" calcext:value-type="float">
            <text:p>0.00023674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229835510253906" calcext:value-type="float">
            <text:p>0.00022983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786781311035156" calcext:value-type="float">
            <text:p>7.86781311035156E-05</text:p>
          </table:table-cell>
          <table:table-cell office:value-type="float" office:value="0.000221014022827148" calcext:value-type="float">
            <text:p>0.0002210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221967697143555" calcext:value-type="float">
            <text:p>0.00022196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222682952880859" calcext:value-type="float">
            <text:p>0.0002226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238656997680664" calcext:value-type="float">
            <text:p>0.0002386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224590301513672" calcext:value-type="float">
            <text:p>0.00022459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0.000225543975830078" calcext:value-type="float">
            <text:p>0.0002255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786781311035156" calcext:value-type="float">
            <text:p>7.86781311035156E-05</text:p>
          </table:table-cell>
          <table:table-cell office:value-type="float" office:value="0.000228166580200195" calcext:value-type="float">
            <text:p>0.00022816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793933868408203" calcext:value-type="float">
            <text:p>7.93933868408203E-05</text:p>
          </table:table-cell>
          <table:table-cell office:value-type="float" office:value="0.000226259231567383" calcext:value-type="float">
            <text:p>0.00022625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238418579101562" calcext:value-type="float">
            <text:p>0.00023841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228166580200195" calcext:value-type="float">
            <text:p>0.00022816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288818359375" calcext:value-type="float">
            <text:p>0.00022888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229597091674805" calcext:value-type="float">
            <text:p>0.00022959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231266021728516" calcext:value-type="float">
            <text:p>0.0002312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629425048828125" calcext:value-type="float">
            <text:p>6.29425048828125E-05</text:p>
          </table:table-cell>
          <table:table-cell office:value-type="float" office:value="0.000231266021728516" calcext:value-type="float">
            <text:p>0.0002312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629425048828125" calcext:value-type="float">
            <text:p>6.29425048828125E-05</text:p>
          </table:table-cell>
          <table:table-cell office:value-type="float" office:value="0.00023198127746582" calcext:value-type="float">
            <text:p>0.00023198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232934951782227" calcext:value-type="float">
            <text:p>0.0002329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234365463256836" calcext:value-type="float">
            <text:p>0.00023436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638961791992187" calcext:value-type="float">
            <text:p>6.38961791992187E-05</text:p>
          </table:table-cell>
          <table:table-cell office:value-type="float" office:value="0.00024867057800293" calcext:value-type="float">
            <text:p>0.00024867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.00023651123046875" calcext:value-type="float">
            <text:p>0.00023651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274419784545898" calcext:value-type="float">
            <text:p>0.00027441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238180160522461" calcext:value-type="float">
            <text:p>0.00023818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238656997680664" calcext:value-type="float">
            <text:p>0.0002386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240087509155273" calcext:value-type="float">
            <text:p>0.00024008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240087509155273" calcext:value-type="float">
            <text:p>0.00024008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.00024104118347168" calcext:value-type="float">
            <text:p>0.00024104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249624252319336" calcext:value-type="float">
            <text:p>0.00024962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243186950683594" calcext:value-type="float">
            <text:p>0.0002431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249862670898437" calcext:value-type="float">
            <text:p>0.00024986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739097595214844" calcext:value-type="float">
            <text:p>7.39097595214844E-05</text:p>
          </table:table-cell>
          <table:table-cell office:value-type="float" office:value="0.000244379043579102" calcext:value-type="float">
            <text:p>0.0002443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252723693847656" calcext:value-type="float">
            <text:p>0.00025272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246524810791016" calcext:value-type="float">
            <text:p>0.00024652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672340393066406" calcext:value-type="float">
            <text:p>0.000067234</text:p>
          </table:table-cell>
          <table:table-cell office:value-type="float" office:value="0.000247955322265625" calcext:value-type="float">
            <text:p>0.000247955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269412994384766" calcext:value-type="float">
            <text:p>0.0002694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248908996582031" calcext:value-type="float">
            <text:p>0.0002489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257015228271484" calcext:value-type="float">
            <text:p>0.00025701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250101089477539" calcext:value-type="float">
            <text:p>0.00025010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25177001953125" calcext:value-type="float">
            <text:p>0.000251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717639923095703" calcext:value-type="float">
            <text:p>0.000071764</text:p>
          </table:table-cell>
          <table:table-cell office:value-type="float" office:value="0.000252008438110352" calcext:value-type="float">
            <text:p>0.00025200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252723693847656" calcext:value-type="float">
            <text:p>0.00025272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858306884765625" calcext:value-type="float">
            <text:p>8.58306884765625E-05</text:p>
          </table:table-cell>
          <table:table-cell office:value-type="float" office:value="0.00027012825012207" calcext:value-type="float">
            <text:p>0.000270128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25486946105957" calcext:value-type="float">
            <text:p>0.00025486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259160995483398" calcext:value-type="float">
            <text:p>0.0002591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26249885559082" calcext:value-type="float">
            <text:p>0.00026249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263452529907227" calcext:value-type="float">
            <text:p>0.00026345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274181365966797" calcext:value-type="float">
            <text:p>0.00027418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0.000259160995483398" calcext:value-type="float">
            <text:p>0.0002591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874996185302734" calcext:value-type="float">
            <text:p>8.74996185302734E-05</text:p>
          </table:table-cell>
          <table:table-cell office:value-type="float" office:value="0.000265121459960937" calcext:value-type="float">
            <text:p>0.00026512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0261068344116211" calcext:value-type="float">
            <text:p>0.00026106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283479690551758" calcext:value-type="float">
            <text:p>0.00028347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263214111328125" calcext:value-type="float">
            <text:p>0.00026321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715255737304687" calcext:value-type="float">
            <text:p>7.15255737304687E-05</text:p>
          </table:table-cell>
          <table:table-cell office:value-type="float" office:value="0.000263452529907227" calcext:value-type="float">
            <text:p>0.00026345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265121459960937" calcext:value-type="float">
            <text:p>0.00026512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720024108886719" calcext:value-type="float">
            <text:p>7.20024108886719E-05</text:p>
          </table:table-cell>
          <table:table-cell office:value-type="float" office:value="0.000272512435913086" calcext:value-type="float">
            <text:p>0.00027251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72479248046875" calcext:value-type="float">
            <text:p>7.2479248046875E-05</text:p>
          </table:table-cell>
          <table:table-cell office:value-type="float" office:value="0.000266313552856445" calcext:value-type="float">
            <text:p>0.00026631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72479248046875" calcext:value-type="float">
            <text:p>7.2479248046875E-05</text:p>
          </table:table-cell>
          <table:table-cell office:value-type="float" office:value="0.000268459320068359" calcext:value-type="float">
            <text:p>0.000268459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289440155029297" calcext:value-type="float">
            <text:p>0.00028944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.000269412994384766" calcext:value-type="float">
            <text:p>0.0002694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2899169921875" calcext:value-type="float">
            <text:p>0.0002899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736713409423828" calcext:value-type="float">
            <text:p>7.36713409423828E-05</text:p>
          </table:table-cell>
          <table:table-cell office:value-type="float" office:value="0.000271081924438477" calcext:value-type="float">
            <text:p>0.00027108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958442687988281" calcext:value-type="float">
            <text:p>9.58442687988281E-05</text:p>
          </table:table-cell>
          <table:table-cell office:value-type="float" office:value="0.000293493270874023" calcext:value-type="float">
            <text:p>0.00029349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741481781005859" calcext:value-type="float">
            <text:p>7.41481781005859E-05</text:p>
          </table:table-cell>
          <table:table-cell office:value-type="float" office:value="0.000280141830444336" calcext:value-type="float">
            <text:p>0.00028014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.000273704528808594" calcext:value-type="float">
            <text:p>0.000273704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746250152587891" calcext:value-type="float">
            <text:p>0.000074625</text:p>
          </table:table-cell>
          <table:table-cell office:value-type="float" office:value="0.000273704528808594" calcext:value-type="float">
            <text:p>0.00027370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95400619506836" calcext:value-type="float">
            <text:p>0.00029540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746250152587891" calcext:value-type="float">
            <text:p>0.000074625</text:p>
          </table:table-cell>
          <table:table-cell office:value-type="float" office:value="0.000276327133178711" calcext:value-type="float">
            <text:p>0.00027632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298023223876953" calcext:value-type="float">
            <text:p>0.00029802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27775764465332" calcext:value-type="float">
            <text:p>0.00027775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299215316772461" calcext:value-type="float">
            <text:p>0.00029921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78949737548828" calcext:value-type="float">
            <text:p>0.000278949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280618667602539" calcext:value-type="float">
            <text:p>0.00028061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296592712402344" calcext:value-type="float">
            <text:p>0.00029659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767707824707031" calcext:value-type="float">
            <text:p>7.67707824707031E-05</text:p>
          </table:table-cell>
          <table:table-cell office:value-type="float" office:value="0.000303030014038086" calcext:value-type="float">
            <text:p>0.000303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765323638916016" calcext:value-type="float">
            <text:p>7.65323638916016E-05</text:p>
          </table:table-cell>
          <table:table-cell office:value-type="float" office:value="0.000282764434814453" calcext:value-type="float">
            <text:p>0.000282764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305414199829102" calcext:value-type="float">
            <text:p>0.00030541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772476196289062" calcext:value-type="float">
            <text:p>7.72476196289062E-05</text:p>
          </table:table-cell>
          <table:table-cell office:value-type="float" office:value="0.000302314758300781" calcext:value-type="float">
            <text:p>0.00030231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305891036987305" calcext:value-type="float">
            <text:p>0.0003058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855922698974609" calcext:value-type="float">
            <text:p>8.55922698974609E-05</text:p>
          </table:table-cell>
          <table:table-cell office:value-type="float" office:value="0.000306606292724609" calcext:value-type="float">
            <text:p>0.00030660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853538513183594" calcext:value-type="float">
            <text:p>8.53538513183594E-05</text:p>
          </table:table-cell>
          <table:table-cell office:value-type="float" office:value="0.00030827522277832" calcext:value-type="float">
            <text:p>0.00030827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88248062133789" calcext:value-type="float">
            <text:p>0.00028824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967979431152344" calcext:value-type="float">
            <text:p>9.67979431152344E-05</text:p>
          </table:table-cell>
          <table:table-cell office:value-type="float" office:value="0.000304698944091797" calcext:value-type="float">
            <text:p>0.00030469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94208526611328" calcext:value-type="float">
            <text:p>0.000294208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865459442138672" calcext:value-type="float">
            <text:p>8.65459442138672E-05</text:p>
          </table:table-cell>
          <table:table-cell office:value-type="float" office:value="0.000311613082885742" calcext:value-type="float">
            <text:p>0.00031161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793933868408203" calcext:value-type="float">
            <text:p>7.93933868408203E-05</text:p>
          </table:table-cell>
          <table:table-cell office:value-type="float" office:value="0.000291109085083008" calcext:value-type="float">
            <text:p>0.00029110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94208526611328" calcext:value-type="float">
            <text:p>0.00029420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308752059936523" calcext:value-type="float">
            <text:p>0.00030875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294208526611328" calcext:value-type="float">
            <text:p>0.00029420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303745269775391" calcext:value-type="float">
            <text:p>0.000303745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874996185302734" calcext:value-type="float">
            <text:p>8.74996185302734E-05</text:p>
          </table:table-cell>
          <table:table-cell office:value-type="float" office:value="0.000311613082885742" calcext:value-type="float">
            <text:p>0.00031161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311851501464844" calcext:value-type="float">
            <text:p>0.00031185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98023223876953" calcext:value-type="float">
            <text:p>0.00029802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99215316772461" calcext:value-type="float">
            <text:p>0.00029921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99692153930664" calcext:value-type="float">
            <text:p>0.00029969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815391540527344" calcext:value-type="float">
            <text:p>8.15391540527344E-05</text:p>
          </table:table-cell>
          <table:table-cell office:value-type="float" office:value="0.000302314758300781" calcext:value-type="float">
            <text:p>0.00030231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30064582824707" calcext:value-type="float">
            <text:p>0.00030064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303030014038086" calcext:value-type="float">
            <text:p>0.000303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0.000303268432617187" calcext:value-type="float">
            <text:p>0.000303268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32353401184082" calcext:value-type="float">
            <text:p>0.0003235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905990600585938" calcext:value-type="float">
            <text:p>9.05990600585938E-05</text:p>
          </table:table-cell>
          <table:table-cell office:value-type="float" office:value="0.000314712524414062" calcext:value-type="float">
            <text:p>0.00031471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832080841064453" calcext:value-type="float">
            <text:p>8.32080841064453E-05</text:p>
          </table:table-cell>
          <table:table-cell office:value-type="float" office:value="0.000310420989990234" calcext:value-type="float">
            <text:p>0.0003104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908374786376953" calcext:value-type="float">
            <text:p>9.08374786376953E-05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374078750610352" calcext:value-type="float">
            <text:p>0.00037407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101804733276367" calcext:value-type="float">
            <text:p>0.0001018047</text:p>
          </table:table-cell>
          <table:table-cell office:value-type="float" office:value="0.000397205352783203" calcext:value-type="float">
            <text:p>0.00039720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848770141601563" calcext:value-type="float">
            <text:p>0.000084877</text:p>
          </table:table-cell>
          <table:table-cell office:value-type="float" office:value="0.000325441360473633" calcext:value-type="float">
            <text:p>0.00032544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102043151855469" calcext:value-type="float">
            <text:p>0.0001020432</text:p>
          </table:table-cell>
          <table:table-cell office:value-type="float" office:value="0.000318527221679687" calcext:value-type="float">
            <text:p>0.00031852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874996185302734" calcext:value-type="float">
            <text:p>8.74996185302734E-05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941753387451172" calcext:value-type="float">
            <text:p>9.41753387451172E-05</text:p>
          </table:table-cell>
          <table:table-cell office:value-type="float" office:value="0.000326633453369141" calcext:value-type="float">
            <text:p>0.000326633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858306884765625" calcext:value-type="float">
            <text:p>8.58306884765625E-05</text:p>
          </table:table-cell>
          <table:table-cell office:value-type="float" office:value="0.000321626663208008" calcext:value-type="float">
            <text:p>0.00032162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867843627929688" calcext:value-type="float">
            <text:p>8.67843627929688E-05</text:p>
          </table:table-cell>
          <table:table-cell office:value-type="float" office:value="0.000366687774658203" calcext:value-type="float">
            <text:p>0.00036668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917911529541016" calcext:value-type="float">
            <text:p>9.17911529541016E-05</text:p>
          </table:table-cell>
          <table:table-cell office:value-type="float" office:value="0.000322103500366211" calcext:value-type="float">
            <text:p>0.00032210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100374221801758" calcext:value-type="float">
            <text:p>0.0001003742</text:p>
          </table:table-cell>
          <table:table-cell office:value-type="float" office:value="0.000338554382324219" calcext:value-type="float">
            <text:p>0.00033855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33116340637207" calcext:value-type="float">
            <text:p>0.00033116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319480895996094" calcext:value-type="float">
            <text:p>0.00031948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369071960449219" calcext:value-type="float">
            <text:p>0.0003690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108003616333008" calcext:value-type="float">
            <text:p>0.0001080036</text:p>
          </table:table-cell>
          <table:table-cell office:value-type="float" office:value="0.000396966934204102" calcext:value-type="float">
            <text:p>0.00039696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333309173583984" calcext:value-type="float">
            <text:p>0.00033330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100135803222656" calcext:value-type="float">
            <text:p>0.0001001358</text:p>
          </table:table-cell>
          <table:table-cell office:value-type="float" office:value="0.00033259391784668" calcext:value-type="float">
            <text:p>0.00033259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107526779174805" calcext:value-type="float">
            <text:p>0.0001075268</text:p>
          </table:table-cell>
          <table:table-cell office:value-type="float" office:value="0.000335693359375" calcext:value-type="float">
            <text:p>0.00033569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0352382659912109" calcext:value-type="float">
            <text:p>0.00035238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891685485839844" calcext:value-type="float">
            <text:p>8.91685485839844E-05</text:p>
          </table:table-cell>
          <table:table-cell office:value-type="float" office:value="0.000339269638061523" calcext:value-type="float">
            <text:p>0.00033926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107288360595703" calcext:value-type="float">
            <text:p>0.0001072884</text:p>
          </table:table-cell>
          <table:table-cell office:value-type="float" office:value="0.000434637069702148" calcext:value-type="float">
            <text:p>0.00043463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14042854309082" calcext:value-type="float">
            <text:p>0.0001404285</text:p>
          </table:table-cell>
          <table:table-cell office:value-type="float" office:value="0.000466823577880859" calcext:value-type="float">
            <text:p>0.00046682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383377075195312" calcext:value-type="float">
            <text:p>0.00038337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134468078613281" calcext:value-type="float">
            <text:p>0.0001344681</text:p>
          </table:table-cell>
          <table:table-cell office:value-type="float" office:value="0.000395774841308594" calcext:value-type="float">
            <text:p>0.00039577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903606414794922" calcext:value-type="float">
            <text:p>9.03606414794922E-05</text:p>
          </table:table-cell>
          <table:table-cell office:value-type="float" office:value="0.000359773635864258" calcext:value-type="float">
            <text:p>0.000359773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359773635864258" calcext:value-type="float">
            <text:p>0.00035977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364303588867187" calcext:value-type="float">
            <text:p>0.00036430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361919403076172" calcext:value-type="float">
            <text:p>0.000361919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376224517822266" calcext:value-type="float">
            <text:p>0.00037622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0.000363588333129883" calcext:value-type="float">
            <text:p>0.000363588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366449356079102" calcext:value-type="float">
            <text:p>0.000366449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913143157958984" calcext:value-type="float">
            <text:p>9.13143157958984E-05</text:p>
          </table:table-cell>
          <table:table-cell office:value-type="float" office:value="0.000368118286132812" calcext:value-type="float">
            <text:p>0.00036811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917911529541016" calcext:value-type="float">
            <text:p>9.17911529541016E-05</text:p>
          </table:table-cell>
          <table:table-cell office:value-type="float" office:value="0.000380992889404297" calcext:value-type="float">
            <text:p>0.000380992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920295715332031" calcext:value-type="float">
            <text:p>9.20295715332031E-05</text:p>
          </table:table-cell>
          <table:table-cell office:value-type="float" office:value="0.000367164611816406" calcext:value-type="float">
            <text:p>0.000367164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925064086914063" calcext:value-type="float">
            <text:p>9.25064086914063E-05</text:p>
          </table:table-cell>
          <table:table-cell office:value-type="float" office:value="0.000379323959350586" calcext:value-type="float">
            <text:p>0.0003793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100135803222656" calcext:value-type="float">
            <text:p>0.0001001358</text:p>
          </table:table-cell>
          <table:table-cell office:value-type="float" office:value="0.000384807586669922" calcext:value-type="float">
            <text:p>0.000384807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373125076293945" calcext:value-type="float">
            <text:p>0.00037312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972747802734375" calcext:value-type="float">
            <text:p>9.72747802734375E-05</text:p>
          </table:table-cell>
          <table:table-cell office:value-type="float" office:value="0.000351667404174805" calcext:value-type="float">
            <text:p>0.000351667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107765197753906" calcext:value-type="float">
            <text:p>0.0001077652</text:p>
          </table:table-cell>
          <table:table-cell office:value-type="float" office:value="0.000362634658813477" calcext:value-type="float">
            <text:p>0.00036263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107049942016602" calcext:value-type="float">
            <text:p>0.0001070499</text:p>
          </table:table-cell>
          <table:table-cell office:value-type="float" office:value="0.000358343124389648" calcext:value-type="float">
            <text:p>0.00035834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108242034912109" calcext:value-type="float">
            <text:p>0.000108242</text:p>
          </table:table-cell>
          <table:table-cell office:value-type="float" office:value="0.00036168098449707" calcext:value-type="float">
            <text:p>0.00036168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131845474243164" calcext:value-type="float">
            <text:p>0.0001318455</text:p>
          </table:table-cell>
          <table:table-cell office:value-type="float" office:value="0.000436067581176758" calcext:value-type="float">
            <text:p>0.00043606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11754035949707" calcext:value-type="float">
            <text:p>0.0001175404</text:p>
          </table:table-cell>
          <table:table-cell office:value-type="float" office:value="0.000382661819458008" calcext:value-type="float">
            <text:p>0.00038266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11754035949707" calcext:value-type="float">
            <text:p>0.0001175404</text:p>
          </table:table-cell>
          <table:table-cell office:value-type="float" office:value="0.000382423400878906" calcext:value-type="float">
            <text:p>0.000382423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365495681762695" calcext:value-type="float">
            <text:p>0.00036549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108480453491211" calcext:value-type="float">
            <text:p>0.0001084805</text:p>
          </table:table-cell>
          <table:table-cell office:value-type="float" office:value="0.00038456916809082" calcext:value-type="float">
            <text:p>0.000384569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113010406494141" calcext:value-type="float">
            <text:p>0.0001130104</text:p>
          </table:table-cell>
          <table:table-cell office:value-type="float" office:value="0.000395059585571289" calcext:value-type="float">
            <text:p>0.00039505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10626220703125" calcext:value-type="float">
            <text:p>0.0001106262</text:p>
          </table:table-cell>
          <table:table-cell office:value-type="float" office:value="0.000382184982299805" calcext:value-type="float">
            <text:p>0.00038218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116825103759766" calcext:value-type="float">
            <text:p>0.0001168251</text:p>
          </table:table-cell>
          <table:table-cell office:value-type="float" office:value="0.00042271614074707" calcext:value-type="float">
            <text:p>0.00042271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111818313598633" calcext:value-type="float">
            <text:p>0.0001118183</text:p>
          </table:table-cell>
          <table:table-cell office:value-type="float" office:value="0.000396490097045898" calcext:value-type="float">
            <text:p>0.00039649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113964080810547" calcext:value-type="float">
            <text:p>0.0001139641</text:p>
          </table:table-cell>
          <table:table-cell office:value-type="float" office:value="0.000401735305786133" calcext:value-type="float">
            <text:p>0.00040173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114202499389648" calcext:value-type="float">
            <text:p>0.0001142025</text:p>
          </table:table-cell>
          <table:table-cell office:value-type="float" office:value="0.000404834747314453" calcext:value-type="float">
            <text:p>0.00040483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124216079711914" calcext:value-type="float">
            <text:p>0.0001242161</text:p>
          </table:table-cell>
          <table:table-cell office:value-type="float" office:value="0.000371694564819336" calcext:value-type="float">
            <text:p>0.00037169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11444091796875" calcext:value-type="float">
            <text:p>0.0001144409</text:p>
          </table:table-cell>
          <table:table-cell office:value-type="float" office:value="0.000379562377929687" calcext:value-type="float">
            <text:p>0.00037956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120878219604492" calcext:value-type="float">
            <text:p>0.0001208782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226497650146484" calcext:value-type="float">
            <text:p>0.0002264977</text:p>
          </table:table-cell>
          <table:table-cell office:value-type="float" office:value="0.000421524047851563" calcext:value-type="float">
            <text:p>0.0004215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202655792236328" calcext:value-type="float">
            <text:p>0.0002026558</text:p>
          </table:table-cell>
          <table:table-cell office:value-type="float" office:value="0.000401735305786133" calcext:value-type="float">
            <text:p>0.000401735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125885009765625" calcext:value-type="float">
            <text:p>0.000125885</text:p>
          </table:table-cell>
          <table:table-cell office:value-type="float" office:value="0.000372409820556641" calcext:value-type="float">
            <text:p>0.000372409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121116638183594" calcext:value-type="float">
            <text:p>0.0001211166</text:p>
          </table:table-cell>
          <table:table-cell office:value-type="float" office:value="0.000415802001953125" calcext:value-type="float">
            <text:p>0.0004158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123262405395508" calcext:value-type="float">
            <text:p>0.0001232624</text:p>
          </table:table-cell>
          <table:table-cell office:value-type="float" office:value="0.000401020050048828" calcext:value-type="float">
            <text:p>0.00040102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127315521240234" calcext:value-type="float">
            <text:p>0.0001273155</text:p>
          </table:table-cell>
          <table:table-cell office:value-type="float" office:value="0.000378131866455078" calcext:value-type="float">
            <text:p>0.000378131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112533569335938" calcext:value-type="float">
            <text:p>0.0001125336</text:p>
          </table:table-cell>
          <table:table-cell office:value-type="float" office:value="0.000404119491577148" calcext:value-type="float">
            <text:p>0.00040411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1220703125" calcext:value-type="float">
            <text:p>0.0001220703</text:p>
          </table:table-cell>
          <table:table-cell office:value-type="float" office:value="0.000370025634765625" calcext:value-type="float">
            <text:p>0.00037002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120878219604492" calcext:value-type="float">
            <text:p>0.0001208782</text:p>
          </table:table-cell>
          <table:table-cell office:value-type="float" office:value="0.000370979309082031" calcext:value-type="float">
            <text:p>0.000370979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121831893920898" calcext:value-type="float">
            <text:p>0.0001218319</text:p>
          </table:table-cell>
          <table:table-cell office:value-type="float" office:value="0.000380992889404297" calcext:value-type="float">
            <text:p>0.00038099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113010406494141" calcext:value-type="float">
            <text:p>0.0001130104</text:p>
          </table:table-cell>
          <table:table-cell office:value-type="float" office:value="0.000375032424926758" calcext:value-type="float">
            <text:p>0.00037503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113487243652344" calcext:value-type="float">
            <text:p>0.0001134872</text:p>
          </table:table-cell>
          <table:table-cell office:value-type="float" office:value="0.000381231307983398" calcext:value-type="float">
            <text:p>0.00038123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113725662231445" calcext:value-type="float">
            <text:p>0.0001137257</text:p>
          </table:table-cell>
          <table:table-cell office:value-type="float" office:value="0.000383615493774414" calcext:value-type="float">
            <text:p>0.00038361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113725662231445" calcext:value-type="float">
            <text:p>0.0001137257</text:p>
          </table:table-cell>
          <table:table-cell office:value-type="float" office:value="0.000374555587768555" calcext:value-type="float">
            <text:p>0.00037455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113964080810547" calcext:value-type="float">
            <text:p>0.0001139641</text:p>
          </table:table-cell>
          <table:table-cell office:value-type="float" office:value="0.000404834747314453" calcext:value-type="float">
            <text:p>0.00040483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123977661132813" calcext:value-type="float">
            <text:p>0.0001239777</text:p>
          </table:table-cell>
          <table:table-cell office:value-type="float" office:value="0.00040125846862793" calcext:value-type="float">
            <text:p>0.00040125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123977661132813" calcext:value-type="float">
            <text:p>0.0001239777</text:p>
          </table:table-cell>
          <table:table-cell office:value-type="float" office:value="0.000385522842407227" calcext:value-type="float">
            <text:p>0.00038552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118255615234375" calcext:value-type="float">
            <text:p>0.0001182556</text:p>
          </table:table-cell>
          <table:table-cell office:value-type="float" office:value="0.000388383865356445" calcext:value-type="float">
            <text:p>0.00038838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118732452392578" calcext:value-type="float">
            <text:p>0.0001187325</text:p>
          </table:table-cell>
          <table:table-cell office:value-type="float" office:value="0.00038909912109375" calcext:value-type="float">
            <text:p>0.000389099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38909912109375" calcext:value-type="float">
            <text:p>0.00038909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11897087097168" calcext:value-type="float">
            <text:p>0.0001189709</text:p>
          </table:table-cell>
          <table:table-cell office:value-type="float" office:value="0.000397682189941406" calcext:value-type="float">
            <text:p>0.00039768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391960144042969" calcext:value-type="float">
            <text:p>0.00039196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119686126708984" calcext:value-type="float">
            <text:p>0.0001196861</text:p>
          </table:table-cell>
          <table:table-cell office:value-type="float" office:value="0.00039219856262207" calcext:value-type="float">
            <text:p>0.000392198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119686126708984" calcext:value-type="float">
            <text:p>0.0001196861</text:p>
          </table:table-cell>
          <table:table-cell office:value-type="float" office:value="0.000394105911254883" calcext:value-type="float">
            <text:p>0.00039410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119686126708984" calcext:value-type="float">
            <text:p>0.0001196861</text:p>
          </table:table-cell>
          <table:table-cell office:value-type="float" office:value="0.000394582748413086" calcext:value-type="float">
            <text:p>0.00039458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120401382446289" calcext:value-type="float">
            <text:p>0.0001204014</text:p>
          </table:table-cell>
          <table:table-cell office:value-type="float" office:value="0.000395536422729492" calcext:value-type="float">
            <text:p>0.00039553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119924545288086" calcext:value-type="float">
            <text:p>0.0001199245</text:p>
          </table:table-cell>
          <table:table-cell office:value-type="float" office:value="0.000395774841308594" calcext:value-type="float">
            <text:p>0.000395774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13279914855957" calcext:value-type="float">
            <text:p>0.0001327991</text:p>
          </table:table-cell>
          <table:table-cell office:value-type="float" office:value="0.000397443771362305" calcext:value-type="float">
            <text:p>0.00039744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120401382446289" calcext:value-type="float">
            <text:p>0.0001204014</text:p>
          </table:table-cell>
          <table:table-cell office:value-type="float" office:value="0.000408411026000977" calcext:value-type="float">
            <text:p>0.00040841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121116638183594" calcext:value-type="float">
            <text:p>0.0001211166</text:p>
          </table:table-cell>
          <table:table-cell office:value-type="float" office:value="0.000388145446777344" calcext:value-type="float">
            <text:p>0.000388145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118255615234375" calcext:value-type="float">
            <text:p>0.0001182556</text:p>
          </table:table-cell>
          <table:table-cell office:value-type="float" office:value="0.000399112701416016" calcext:value-type="float">
            <text:p>0.00039911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127553939819336" calcext:value-type="float">
            <text:p>0.0001275539</text:p>
          </table:table-cell>
          <table:table-cell office:value-type="float" office:value="0.000443458557128906" calcext:value-type="float">
            <text:p>0.00044345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411033630371094" calcext:value-type="float">
            <text:p>0.00041103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400304794311523" calcext:value-type="float">
            <text:p>0.000400304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000472784042358398" calcext:value-type="float">
            <text:p>0.00047278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0.00040435791015625" calcext:value-type="float">
            <text:p>0.00040435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137090682983398" calcext:value-type="float">
            <text:p>0.0001370907</text:p>
          </table:table-cell>
          <table:table-cell office:value-type="float" office:value="0.000404119491577148" calcext:value-type="float">
            <text:p>0.00040411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120162963867188" calcext:value-type="float">
            <text:p>0.000120163</text:p>
          </table:table-cell>
          <table:table-cell office:value-type="float" office:value="0.000403642654418945" calcext:value-type="float">
            <text:p>0.00040364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120401382446289" calcext:value-type="float">
            <text:p>0.0001204014</text:p>
          </table:table-cell>
          <table:table-cell office:value-type="float" office:value="0.000425577163696289" calcext:value-type="float">
            <text:p>0.000425577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120401382446289" calcext:value-type="float">
            <text:p>0.0001204014</text:p>
          </table:table-cell>
          <table:table-cell office:value-type="float" office:value="0.000396490097045898" calcext:value-type="float">
            <text:p>0.00039649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418901443481445" calcext:value-type="float">
            <text:p>0.00041890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120401382446289" calcext:value-type="float">
            <text:p>0.0001204014</text:p>
          </table:table-cell>
          <table:table-cell office:value-type="float" office:value="0.000420808792114258" calcext:value-type="float">
            <text:p>0.00042080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408172607421875" calcext:value-type="float">
            <text:p>0.0004081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130653381347656" calcext:value-type="float">
            <text:p>0.0001306534</text:p>
          </table:table-cell>
          <table:table-cell office:value-type="float" office:value="0.000409603118896484" calcext:value-type="float">
            <text:p>0.00040960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121355056762695" calcext:value-type="float">
            <text:p>0.0001213551</text:p>
          </table:table-cell>
          <table:table-cell office:value-type="float" office:value="0.00040745735168457" calcext:value-type="float">
            <text:p>0.00040745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1220703125" calcext:value-type="float">
            <text:p>0.0001220703</text:p>
          </table:table-cell>
          <table:table-cell office:value-type="float" office:value="0.000402212142944336" calcext:value-type="float">
            <text:p>0.00040221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121831893920898" calcext:value-type="float">
            <text:p>0.0001218319</text:p>
          </table:table-cell>
          <table:table-cell office:value-type="float" office:value="0.000411033630371094" calcext:value-type="float">
            <text:p>0.000411033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140905380249023" calcext:value-type="float">
            <text:p>0.0001409054</text:p>
          </table:table-cell>
          <table:table-cell office:value-type="float" office:value="0.000421524047851563" calcext:value-type="float">
            <text:p>0.0004215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147581100463867" calcext:value-type="float">
            <text:p>0.0001475811</text:p>
          </table:table-cell>
          <table:table-cell office:value-type="float" office:value="0.000447273254394531" calcext:value-type="float">
            <text:p>0.00044727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132083892822266" calcext:value-type="float">
            <text:p>0.0001320839</text:p>
          </table:table-cell>
          <table:table-cell office:value-type="float" office:value="0.000413417816162109" calcext:value-type="float">
            <text:p>0.00041341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133275985717773" calcext:value-type="float">
            <text:p>0.000133276</text:p>
          </table:table-cell>
          <table:table-cell office:value-type="float" office:value="0.000417947769165039" calcext:value-type="float">
            <text:p>0.00041794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123023986816406" calcext:value-type="float">
            <text:p>0.000123024</text:p>
          </table:table-cell>
          <table:table-cell office:value-type="float" office:value="0.000429391860961914" calcext:value-type="float">
            <text:p>0.00042939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132322311401367" calcext:value-type="float">
            <text:p>0.0001323223</text:p>
          </table:table-cell>
          <table:table-cell office:value-type="float" office:value="0.000431299209594727" calcext:value-type="float">
            <text:p>0.000431299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133752822875977" calcext:value-type="float">
            <text:p>0.0001337528</text:p>
          </table:table-cell>
          <table:table-cell office:value-type="float" office:value="0.000416755676269531" calcext:value-type="float">
            <text:p>0.000416755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459909439086914" calcext:value-type="float">
            <text:p>0.00045990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136137008666992" calcext:value-type="float">
            <text:p>0.000136137</text:p>
          </table:table-cell>
          <table:table-cell office:value-type="float" office:value="0.000471353530883789" calcext:value-type="float">
            <text:p>0.000471353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150918960571289" calcext:value-type="float">
            <text:p>0.000150919</text:p>
          </table:table-cell>
          <table:table-cell office:value-type="float" office:value="0.000445365905761719" calcext:value-type="float">
            <text:p>0.00044536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436067581176758" calcext:value-type="float">
            <text:p>0.00043606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412464141845703" calcext:value-type="float">
            <text:p>0.000412464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12516975402832" calcext:value-type="float">
            <text:p>0.0001251698</text:p>
          </table:table-cell>
          <table:table-cell office:value-type="float" office:value="0.000428676605224609" calcext:value-type="float">
            <text:p>0.00042867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135183334350586" calcext:value-type="float">
            <text:p>0.0001351833</text:p>
          </table:table-cell>
          <table:table-cell office:value-type="float" office:value="0.000442028045654297" calcext:value-type="float">
            <text:p>0.0004420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144004821777344" calcext:value-type="float">
            <text:p>0.0001440048</text:p>
          </table:table-cell>
          <table:table-cell office:value-type="float" office:value="0.000433683395385742" calcext:value-type="float">
            <text:p>0.00043368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000461339950561523" calcext:value-type="float">
            <text:p>0.000461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126361846923828" calcext:value-type="float">
            <text:p>0.0001263618</text:p>
          </table:table-cell>
          <table:table-cell office:value-type="float" office:value="0.000429630279541016" calcext:value-type="float">
            <text:p>0.00042963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12969970703125" calcext:value-type="float">
            <text:p>0.0001296997</text:p>
          </table:table-cell>
          <table:table-cell office:value-type="float" office:value="0.000510215759277344" calcext:value-type="float">
            <text:p>0.00051021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427961349487305" calcext:value-type="float">
            <text:p>0.00042796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146389007568359" calcext:value-type="float">
            <text:p>0.000146389</text:p>
          </table:table-cell>
          <table:table-cell office:value-type="float" office:value="0.000428438186645508" calcext:value-type="float">
            <text:p>0.00042843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136375427246094" calcext:value-type="float">
            <text:p>0.0001363754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127315521240234" calcext:value-type="float">
            <text:p>0.0001273155</text:p>
          </table:table-cell>
          <table:table-cell office:value-type="float" office:value="0.000462770462036133" calcext:value-type="float">
            <text:p>0.00046277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0.0004425048828125" calcext:value-type="float">
            <text:p>0.000442504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146627426147461" calcext:value-type="float">
            <text:p>0.0001466274</text:p>
          </table:table-cell>
          <table:table-cell office:value-type="float" office:value="0.00045013427734375" calcext:value-type="float">
            <text:p>0.00045013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150680541992188" calcext:value-type="float">
            <text:p>0.0001506805</text:p>
          </table:table-cell>
          <table:table-cell office:value-type="float" office:value="0.000452041625976563" calcext:value-type="float">
            <text:p>0.00045204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13279914855957" calcext:value-type="float">
            <text:p>0.0001327991</text:p>
          </table:table-cell>
          <table:table-cell office:value-type="float" office:value="0.000457525253295898" calcext:value-type="float">
            <text:p>0.00045752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139474868774414" calcext:value-type="float">
            <text:p>0.0001394749</text:p>
          </table:table-cell>
          <table:table-cell office:value-type="float" office:value="0.000445842742919922" calcext:value-type="float">
            <text:p>0.00044584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133037567138672" calcext:value-type="float">
            <text:p>0.0001330376</text:p>
          </table:table-cell>
          <table:table-cell office:value-type="float" office:value="0.000457525253295898" calcext:value-type="float">
            <text:p>0.000457525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14042854309082" calcext:value-type="float">
            <text:p>0.0001404285</text:p>
          </table:table-cell>
          <table:table-cell office:value-type="float" office:value="0.000522851943969727" calcext:value-type="float">
            <text:p>0.000522851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144004821777344" calcext:value-type="float">
            <text:p>0.0001440048</text:p>
          </table:table-cell>
          <table:table-cell office:value-type="float" office:value="0.000471353530883789" calcext:value-type="float">
            <text:p>0.00047135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17094612121582" calcext:value-type="float">
            <text:p>0.0001709461</text:p>
          </table:table-cell>
          <table:table-cell office:value-type="float" office:value="0.000445365905761719" calcext:value-type="float">
            <text:p>0.00044536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452995300292969" calcext:value-type="float">
            <text:p>0.00045299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165224075317383" calcext:value-type="float">
            <text:p>0.0001652241</text:p>
          </table:table-cell>
          <table:table-cell office:value-type="float" office:value="0.000455379486083984" calcext:value-type="float">
            <text:p>0.000455379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139236450195313" calcext:value-type="float">
            <text:p>0.0001392365</text:p>
          </table:table-cell>
          <table:table-cell office:value-type="float" office:value="0.000478744506835938" calcext:value-type="float">
            <text:p>0.00047874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142097473144531" calcext:value-type="float">
            <text:p>0.0001420975</text:p>
          </table:table-cell>
          <table:table-cell office:value-type="float" office:value="0.000463008880615234" calcext:value-type="float">
            <text:p>0.00046300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476598739624023" calcext:value-type="float">
            <text:p>0.000476598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140666961669922" calcext:value-type="float">
            <text:p>0.000140667</text:p>
          </table:table-cell>
          <table:table-cell office:value-type="float" office:value="0.000444650650024414" calcext:value-type="float">
            <text:p>0.00044465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141382217407227" calcext:value-type="float">
            <text:p>0.0001413822</text:p>
          </table:table-cell>
          <table:table-cell office:value-type="float" office:value="0.000478744506835938" calcext:value-type="float">
            <text:p>0.000478744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136613845825195" calcext:value-type="float">
            <text:p>0.0001366138</text:p>
          </table:table-cell>
          <table:table-cell office:value-type="float" office:value="0.000462532043457031" calcext:value-type="float">
            <text:p>0.0004625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131845474243164" calcext:value-type="float">
            <text:p>0.0001318455</text:p>
          </table:table-cell>
          <table:table-cell office:value-type="float" office:value="0.00046229362487793" calcext:value-type="float">
            <text:p>0.000462293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131845474243164" calcext:value-type="float">
            <text:p>0.0001318455</text:p>
          </table:table-cell>
          <table:table-cell office:value-type="float" office:value="0.000458002090454102" calcext:value-type="float">
            <text:p>0.00045800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143051147460938" calcext:value-type="float">
            <text:p>0.0001430511</text:p>
          </table:table-cell>
          <table:table-cell office:value-type="float" office:value="0.000487565994262695" calcext:value-type="float">
            <text:p>0.00048756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143766403198242" calcext:value-type="float">
            <text:p>0.0001437664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172138214111328" calcext:value-type="float">
            <text:p>0.0001721382</text:p>
          </table:table-cell>
          <table:table-cell office:value-type="float" office:value="0.00046992301940918" calcext:value-type="float">
            <text:p>0.0004699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452995300292969" calcext:value-type="float">
            <text:p>0.0004529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37090682983398" calcext:value-type="float">
            <text:p>0.0001370907</text:p>
          </table:table-cell>
          <table:table-cell office:value-type="float" office:value="0.000450849533081055" calcext:value-type="float">
            <text:p>0.00045084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168800354003906" calcext:value-type="float">
            <text:p>0.0001688004</text:p>
          </table:table-cell>
          <table:table-cell office:value-type="float" office:value="0.00049138069152832" calcext:value-type="float">
            <text:p>0.00049138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146627426147461" calcext:value-type="float">
            <text:p>0.0001466274</text:p>
          </table:table-cell>
          <table:table-cell office:value-type="float" office:value="0.000483989715576172" calcext:value-type="float">
            <text:p>0.000483989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142574310302734" calcext:value-type="float">
            <text:p>0.0001425743</text:p>
          </table:table-cell>
          <table:table-cell office:value-type="float" office:value="0.000487327575683594" calcext:value-type="float">
            <text:p>0.00048732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139951705932617" calcext:value-type="float">
            <text:p>0.0001399517</text:p>
          </table:table-cell>
          <table:table-cell office:value-type="float" office:value="0.000452995300292969" calcext:value-type="float">
            <text:p>0.00045299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0.000472307205200195" calcext:value-type="float">
            <text:p>0.00047230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148296356201172" calcext:value-type="float">
            <text:p>0.0001482964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152111053466797" calcext:value-type="float">
            <text:p>0.0001521111</text:p>
          </table:table-cell>
          <table:table-cell office:value-type="float" office:value="0.000480413436889648" calcext:value-type="float">
            <text:p>0.000480413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139236450195313" calcext:value-type="float">
            <text:p>0.0001392365</text:p>
          </table:table-cell>
          <table:table-cell office:value-type="float" office:value="0.000481843948364258" calcext:value-type="float">
            <text:p>0.00048184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40905380249023" calcext:value-type="float">
            <text:p>0.0001409054</text:p>
          </table:table-cell>
          <table:table-cell office:value-type="float" office:value="0.000477790832519531" calcext:value-type="float">
            <text:p>0.00047779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144720077514648" calcext:value-type="float">
            <text:p>0.0001447201</text:p>
          </table:table-cell>
          <table:table-cell office:value-type="float" office:value="0.000495672225952148" calcext:value-type="float">
            <text:p>0.00049567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192880630493164" calcext:value-type="float">
            <text:p>0.0001928806</text:p>
          </table:table-cell>
          <table:table-cell office:value-type="float" office:value="0.000536203384399414" calcext:value-type="float">
            <text:p>0.00053620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64031982421875" calcext:value-type="float">
            <text:p>0.000164032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144481658935547" calcext:value-type="float">
            <text:p>0.0001444817</text:p>
          </table:table-cell>
          <table:table-cell office:value-type="float" office:value="0.000480413436889648" calcext:value-type="float">
            <text:p>0.000480413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144720077514648" calcext:value-type="float">
            <text:p>0.0001447201</text:p>
          </table:table-cell>
          <table:table-cell office:value-type="float" office:value="0.000480890274047852" calcext:value-type="float">
            <text:p>0.00048089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144481658935547" calcext:value-type="float">
            <text:p>0.0001444817</text:p>
          </table:table-cell>
          <table:table-cell office:value-type="float" office:value="0.000481367111206055" calcext:value-type="float">
            <text:p>0.00048136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0.000482320785522461" calcext:value-type="float">
            <text:p>0.00048232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49901008605957" calcext:value-type="float">
            <text:p>0.00049901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150680541992188" calcext:value-type="float">
            <text:p>0.0001506805</text:p>
          </table:table-cell>
          <table:table-cell office:value-type="float" office:value="0.000504255294799805" calcext:value-type="float">
            <text:p>0.000504255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145435333251953" calcext:value-type="float">
            <text:p>0.0001454353</text:p>
          </table:table-cell>
          <table:table-cell office:value-type="float" office:value="0.000484466552734375" calcext:value-type="float">
            <text:p>0.000484466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145912170410156" calcext:value-type="float">
            <text:p>0.0001459122</text:p>
          </table:table-cell>
          <table:table-cell office:value-type="float" office:value="0.000491857528686523" calcext:value-type="float">
            <text:p>0.00049185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146150588989258" calcext:value-type="float">
            <text:p>0.0001461506</text:p>
          </table:table-cell>
          <table:table-cell office:value-type="float" office:value="0.000486612319946289" calcext:value-type="float">
            <text:p>0.00048661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146389007568359" calcext:value-type="float">
            <text:p>0.000146389</text:p>
          </table:table-cell>
          <table:table-cell office:value-type="float" office:value="0.000487804412841797" calcext:value-type="float">
            <text:p>0.000487804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146389007568359" calcext:value-type="float">
            <text:p>0.000146389</text:p>
          </table:table-cell>
          <table:table-cell office:value-type="float" office:value="0.000488519668579102" calcext:value-type="float">
            <text:p>0.000488519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48828125" calcext:value-type="float">
            <text:p>0.00048828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147104263305664" calcext:value-type="float">
            <text:p>0.0001471043</text:p>
          </table:table-cell>
          <table:table-cell office:value-type="float" office:value="0.000489711761474609" calcext:value-type="float">
            <text:p>0.00048971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15711784362793" calcext:value-type="float">
            <text:p>0.0001571178</text:p>
          </table:table-cell>
          <table:table-cell office:value-type="float" office:value="0.000505208969116211" calcext:value-type="float">
            <text:p>0.00050520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467061996459961" calcext:value-type="float">
            <text:p>0.00046706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154972076416016" calcext:value-type="float">
            <text:p>0.0001549721</text:p>
          </table:table-cell>
          <table:table-cell office:value-type="float" office:value="0.000530719757080078" calcext:value-type="float">
            <text:p>0.000530719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161886215209961" calcext:value-type="float">
            <text:p>0.0001618862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485897064208984" calcext:value-type="float">
            <text:p>0.000485897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155210494995117" calcext:value-type="float">
            <text:p>0.0001552105</text:p>
          </table:table-cell>
          <table:table-cell office:value-type="float" office:value="0.000511646270751953" calcext:value-type="float">
            <text:p>0.000511646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153541564941406" calcext:value-type="float">
            <text:p>0.0001535416</text:p>
          </table:table-cell>
          <table:table-cell office:value-type="float" office:value="0.000512838363647461" calcext:value-type="float">
            <text:p>0.00051283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156402587890625" calcext:value-type="float">
            <text:p>0.0001564026</text:p>
          </table:table-cell>
          <table:table-cell office:value-type="float" office:value="0.000467300415039063" calcext:value-type="float">
            <text:p>0.00046730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170707702636719" calcext:value-type="float">
            <text:p>0.0001707077</text:p>
          </table:table-cell>
          <table:table-cell office:value-type="float" office:value="0.000495672225952148" calcext:value-type="float">
            <text:p>0.00049567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167131423950195" calcext:value-type="float">
            <text:p>0.0001671314</text:p>
          </table:table-cell>
          <table:table-cell office:value-type="float" office:value="0.000504493713378906" calcext:value-type="float">
            <text:p>0.00050449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189781188964844" calcext:value-type="float">
            <text:p>0.0001897812</text:p>
          </table:table-cell>
          <table:table-cell office:value-type="float" office:value="0.000538825988769531" calcext:value-type="float">
            <text:p>0.0005388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155448913574219" calcext:value-type="float">
            <text:p>0.0001554489</text:p>
          </table:table-cell>
          <table:table-cell office:value-type="float" office:value="0.000517606735229492" calcext:value-type="float">
            <text:p>0.00051760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169992446899414" calcext:value-type="float">
            <text:p>0.0001699924</text:p>
          </table:table-cell>
          <table:table-cell office:value-type="float" office:value="0.000550270080566406" calcext:value-type="float">
            <text:p>0.00055027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519275665283203" calcext:value-type="float">
            <text:p>0.00051927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155925750732422" calcext:value-type="float">
            <text:p>0.0001559258</text:p>
          </table:table-cell>
          <table:table-cell office:value-type="float" office:value="0.000519275665283203" calcext:value-type="float">
            <text:p>0.000519275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15568733215332" calcext:value-type="float">
            <text:p>0.0001556873</text:p>
          </table:table-cell>
          <table:table-cell office:value-type="float" office:value="0.000525712966918945" calcext:value-type="float">
            <text:p>0.0005257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15568733215332" calcext:value-type="float">
            <text:p>0.0001556873</text:p>
          </table:table-cell>
          <table:table-cell office:value-type="float" office:value="0.000522375106811523" calcext:value-type="float">
            <text:p>0.00052237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156164169311523" calcext:value-type="float">
            <text:p>0.0001561642</text:p>
          </table:table-cell>
          <table:table-cell office:value-type="float" office:value="0.00052189826965332" calcext:value-type="float">
            <text:p>0.00052189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156402587890625" calcext:value-type="float">
            <text:p>0.0001564026</text:p>
          </table:table-cell>
          <table:table-cell office:value-type="float" office:value="0.00053858757019043" calcext:value-type="float">
            <text:p>0.000538587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15711784362793" calcext:value-type="float">
            <text:p>0.0001571178</text:p>
          </table:table-cell>
          <table:table-cell office:value-type="float" office:value="0.000525236129760742" calcext:value-type="float">
            <text:p>0.00052523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524997711181641" calcext:value-type="float">
            <text:p>0.000524997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52642822265625" calcext:value-type="float">
            <text:p>0.000526428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528573989868164" calcext:value-type="float">
            <text:p>0.0005285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507593154907227" calcext:value-type="float">
            <text:p>0.000507593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493288040161133" calcext:value-type="float">
            <text:p>0.00049328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154018402099609" calcext:value-type="float">
            <text:p>0.0001540184</text:p>
          </table:table-cell>
          <table:table-cell office:value-type="float" office:value="0.000505447387695313" calcext:value-type="float">
            <text:p>0.00050544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150680541992188" calcext:value-type="float">
            <text:p>0.0001506805</text:p>
          </table:table-cell>
          <table:table-cell office:value-type="float" office:value="0.000496387481689453" calcext:value-type="float">
            <text:p>0.000496387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145435333251953" calcext:value-type="float">
            <text:p>0.0001454353</text:p>
          </table:table-cell>
          <table:table-cell office:value-type="float" office:value="0.000499248504638672" calcext:value-type="float">
            <text:p>0.000499248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154733657836914" calcext:value-type="float">
            <text:p>0.0001547337</text:p>
          </table:table-cell>
          <table:table-cell office:value-type="float" office:value="0.000533342361450195" calcext:value-type="float">
            <text:p>0.00053334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159263610839844" calcext:value-type="float">
            <text:p>0.0001592636</text:p>
          </table:table-cell>
          <table:table-cell office:value-type="float" office:value="0.000529050827026367" calcext:value-type="float">
            <text:p>0.00052905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154972076416016" calcext:value-type="float">
            <text:p>0.0001549721</text:p>
          </table:table-cell>
          <table:table-cell office:value-type="float" office:value="0.000514745712280273" calcext:value-type="float">
            <text:p>0.00051474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15568733215332" calcext:value-type="float">
            <text:p>0.0001556873</text:p>
          </table:table-cell>
          <table:table-cell office:value-type="float" office:value="0.000500202178955078" calcext:value-type="float">
            <text:p>0.00050020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155448913574219" calcext:value-type="float">
            <text:p>0.0001554489</text:p>
          </table:table-cell>
          <table:table-cell office:value-type="float" office:value="0.00050044059753418" calcext:value-type="float">
            <text:p>0.00050044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15568733215332" calcext:value-type="float">
            <text:p>0.0001556873</text:p>
          </table:table-cell>
          <table:table-cell office:value-type="float" office:value="0.000501632690429688" calcext:value-type="float">
            <text:p>0.000501632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146389007568359" calcext:value-type="float">
            <text:p>0.000146389</text:p>
          </table:table-cell>
          <table:table-cell office:value-type="float" office:value="0.000501871109008789" calcext:value-type="float">
            <text:p>0.00050187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156164169311523" calcext:value-type="float">
            <text:p>0.0001561642</text:p>
          </table:table-cell>
          <table:table-cell office:value-type="float" office:value="0.000530004501342773" calcext:value-type="float">
            <text:p>0.00053000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151395797729492" calcext:value-type="float">
            <text:p>0.0001513958</text:p>
          </table:table-cell>
          <table:table-cell office:value-type="float" office:value="0.000518083572387695" calcext:value-type="float">
            <text:p>0.000518083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510215759277344" calcext:value-type="float">
            <text:p>0.000510215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151395797729492" calcext:value-type="float">
            <text:p>0.0001513958</text:p>
          </table:table-cell>
          <table:table-cell office:value-type="float" office:value="0.000510454177856445" calcext:value-type="float">
            <text:p>0.000510454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152111053466797" calcext:value-type="float">
            <text:p>0.0001521111</text:p>
          </table:table-cell>
          <table:table-cell office:value-type="float" office:value="0.000511646270751953" calcext:value-type="float">
            <text:p>0.000511646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152349472045898" calcext:value-type="float">
            <text:p>0.0001523495</text:p>
          </table:table-cell>
          <table:table-cell office:value-type="float" office:value="0.000518798828125" calcext:value-type="float">
            <text:p>0.000518798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152826309204102" calcext:value-type="float">
            <text:p>0.0001528263</text:p>
          </table:table-cell>
          <table:table-cell office:value-type="float" office:value="0.000512838363647461" calcext:value-type="float">
            <text:p>0.00051283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152587890625" calcext:value-type="float">
            <text:p>0.0001525879</text:p>
          </table:table-cell>
          <table:table-cell office:value-type="float" office:value="0.000513792037963867" calcext:value-type="float">
            <text:p>0.00051379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153064727783203" calcext:value-type="float">
            <text:p>0.0001530647</text:p>
          </table:table-cell>
          <table:table-cell office:value-type="float" office:value="0.00051426887512207" calcext:value-type="float">
            <text:p>0.00051426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153541564941406" calcext:value-type="float">
            <text:p>0.0001535416</text:p>
          </table:table-cell>
          <table:table-cell office:value-type="float" office:value="0.000517845153808594" calcext:value-type="float">
            <text:p>0.00051784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521421432495117" calcext:value-type="float">
            <text:p>0.00052142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517368316650391" calcext:value-type="float">
            <text:p>0.000517368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154018402099609" calcext:value-type="float">
            <text:p>0.0001540184</text:p>
          </table:table-cell>
          <table:table-cell office:value-type="float" office:value="0.000518321990966797" calcext:value-type="float">
            <text:p>0.0005183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520229339599609" calcext:value-type="float">
            <text:p>0.000520229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154495239257813" calcext:value-type="float">
            <text:p>0.0001544952</text:p>
          </table:table-cell>
          <table:table-cell office:value-type="float" office:value="0.00056147575378418" calcext:value-type="float">
            <text:p>0.00056147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164031982421875" calcext:value-type="float">
            <text:p>0.000164032</text:p>
          </table:table-cell>
          <table:table-cell office:value-type="float" office:value="0.000553607940673828" calcext:value-type="float">
            <text:p>0.00055360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161409378051758" calcext:value-type="float">
            <text:p>0.0001614094</text:p>
          </table:table-cell>
          <table:table-cell office:value-type="float" office:value="0.000516891479492188" calcext:value-type="float">
            <text:p>0.00051689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151157379150391" calcext:value-type="float">
            <text:p>0.0001511574</text:p>
          </table:table-cell>
          <table:table-cell office:value-type="float" office:value="0.000558137893676758" calcext:value-type="float">
            <text:p>0.00055813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165224075317383" calcext:value-type="float">
            <text:p>0.0001652241</text:p>
          </table:table-cell>
          <table:table-cell office:value-type="float" office:value="0.000539064407348633" calcext:value-type="float">
            <text:p>0.000539064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151395797729492" calcext:value-type="float">
            <text:p>0.0001513958</text:p>
          </table:table-cell>
          <table:table-cell office:value-type="float" office:value="0.000519514083862305" calcext:value-type="float">
            <text:p>0.000519514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564098358154297" calcext:value-type="float">
            <text:p>0.00056409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169038772583008" calcext:value-type="float">
            <text:p>0.0001690388</text:p>
          </table:table-cell>
          <table:table-cell office:value-type="float" office:value="0.000548124313354492" calcext:value-type="float">
            <text:p>0.00054812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20599365234375" calcext:value-type="float">
            <text:p>0.0002059937</text:p>
          </table:table-cell>
          <table:table-cell office:value-type="float" office:value="0.000571489334106445" calcext:value-type="float">
            <text:p>0.000571489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213146209716797" calcext:value-type="float">
            <text:p>0.0002131462</text:p>
          </table:table-cell>
          <table:table-cell office:value-type="float" office:value="0.000711202621459961" calcext:value-type="float">
            <text:p>0.00071120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215530395507812" calcext:value-type="float">
            <text:p>0.0002155304</text:p>
          </table:table-cell>
          <table:table-cell office:value-type="float" office:value="0.000713825225830078" calcext:value-type="float">
            <text:p>0.000713825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213384628295898" calcext:value-type="float">
            <text:p>0.0002133846</text:p>
          </table:table-cell>
          <table:table-cell office:value-type="float" office:value="0.000724554061889648" calcext:value-type="float">
            <text:p>0.000724554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213861465454102" calcext:value-type="float">
            <text:p>0.0002138615</text:p>
          </table:table-cell>
          <table:table-cell office:value-type="float" office:value="0.000599861145019531" calcext:value-type="float">
            <text:p>0.00059986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177383422851563" calcext:value-type="float">
            <text:p>0.0001773834</text:p>
          </table:table-cell>
          <table:table-cell office:value-type="float" office:value="0.00057220458984375" calcext:value-type="float">
            <text:p>0.000572204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344991683959961" calcext:value-type="float">
            <text:p>0.0003449917</text:p>
          </table:table-cell>
          <table:table-cell office:value-type="float" office:value="0.000530242919921875" calcext:value-type="float">
            <text:p>0.00053024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158071517944336" calcext:value-type="float">
            <text:p>0.0001580715</text:p>
          </table:table-cell>
          <table:table-cell office:value-type="float" office:value="0.000534772872924805" calcext:value-type="float">
            <text:p>0.000534772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164031982421875" calcext:value-type="float">
            <text:p>0.000164032</text:p>
          </table:table-cell>
          <table:table-cell office:value-type="float" office:value="0.000562667846679688" calcext:value-type="float">
            <text:p>0.00056266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171899795532227" calcext:value-type="float">
            <text:p>0.0001718998</text:p>
          </table:table-cell>
          <table:table-cell office:value-type="float" office:value="0.000527143478393555" calcext:value-type="float">
            <text:p>0.00052714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163555145263672" calcext:value-type="float">
            <text:p>0.0001635551</text:p>
          </table:table-cell>
          <table:table-cell office:value-type="float" office:value="0.00052642822265625" calcext:value-type="float">
            <text:p>0.000526428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1983642578125" calcext:value-type="float">
            <text:p>0.0001983643</text:p>
          </table:table-cell>
          <table:table-cell office:value-type="float" office:value="0.000548839569091797" calcext:value-type="float">
            <text:p>0.00054883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518083572387695" calcext:value-type="float">
            <text:p>0.00051808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153303146362305" calcext:value-type="float">
            <text:p>0.0001533031</text:p>
          </table:table-cell>
          <table:table-cell office:value-type="float" office:value="0.000580787658691406" calcext:value-type="float">
            <text:p>0.00058078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169992446899414" calcext:value-type="float">
            <text:p>0.0001699924</text:p>
          </table:table-cell>
          <table:table-cell office:value-type="float" office:value="0.000553369522094727" calcext:value-type="float">
            <text:p>0.00055336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172615051269531" calcext:value-type="float">
            <text:p>0.0001726151</text:p>
          </table:table-cell>
          <table:table-cell office:value-type="float" office:value="0.000612258911132813" calcext:value-type="float">
            <text:p>0.00061225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73091888427734" calcext:value-type="float">
            <text:p>0.0001730919</text:p>
          </table:table-cell>
          <table:table-cell office:value-type="float" office:value="0.000568389892578125" calcext:value-type="float">
            <text:p>0.000568389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161886215209961" calcext:value-type="float">
            <text:p>0.0001618862</text:p>
          </table:table-cell>
          <table:table-cell office:value-type="float" office:value="0.00054621696472168" calcext:value-type="float">
            <text:p>0.0005462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161647796630859" calcext:value-type="float">
            <text:p>0.0001616478</text:p>
          </table:table-cell>
          <table:table-cell office:value-type="float" office:value="0.000556707382202148" calcext:value-type="float">
            <text:p>0.00055670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166893005371094" calcext:value-type="float">
            <text:p>0.000166893</text:p>
          </table:table-cell>
          <table:table-cell office:value-type="float" office:value="0.000528097152709961" calcext:value-type="float">
            <text:p>0.000528097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167369842529297" calcext:value-type="float">
            <text:p>0.0001673698</text:p>
          </table:table-cell>
          <table:table-cell office:value-type="float" office:value="0.000550985336303711" calcext:value-type="float">
            <text:p>0.000550985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181674957275391" calcext:value-type="float">
            <text:p>0.000181675</text:p>
          </table:table-cell>
          <table:table-cell office:value-type="float" office:value="0.000549554824829102" calcext:value-type="float">
            <text:p>0.000549554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158071517944336" calcext:value-type="float">
            <text:p>0.0001580715</text:p>
          </table:table-cell>
          <table:table-cell office:value-type="float" office:value="0.000590085983276367" calcext:value-type="float">
            <text:p>0.00059008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0.000553131103515625" calcext:value-type="float">
            <text:p>0.00055313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162601470947266" calcext:value-type="float">
            <text:p>0.0001626015</text:p>
          </table:table-cell>
          <table:table-cell office:value-type="float" office:value="0.000551462173461914" calcext:value-type="float">
            <text:p>0.00055146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177860260009766" calcext:value-type="float">
            <text:p>0.0001778603</text:p>
          </table:table-cell>
          <table:table-cell office:value-type="float" office:value="0.000580310821533203" calcext:value-type="float">
            <text:p>0.00058031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166177749633789" calcext:value-type="float">
            <text:p>0.0001661777</text:p>
          </table:table-cell>
          <table:table-cell office:value-type="float" office:value="0.000591278076171875" calcext:value-type="float">
            <text:p>0.000591278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16331672668457" calcext:value-type="float">
            <text:p>0.0001633167</text:p>
          </table:table-cell>
          <table:table-cell office:value-type="float" office:value="0.000584602355957031" calcext:value-type="float">
            <text:p>0.000584602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177621841430664" calcext:value-type="float">
            <text:p>0.0001776218</text:p>
          </table:table-cell>
          <table:table-cell office:value-type="float" office:value="0.000666618347167969" calcext:value-type="float">
            <text:p>0.000666618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197172164916992" calcext:value-type="float">
            <text:p>0.0001971722</text:p>
          </table:table-cell>
          <table:table-cell office:value-type="float" office:value="0.000550508499145508" calcext:value-type="float">
            <text:p>0.000550508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215530395507812" calcext:value-type="float">
            <text:p>0.0002155304</text:p>
          </table:table-cell>
          <table:table-cell office:value-type="float" office:value="0.000548601150512695" calcext:value-type="float">
            <text:p>0.00054860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170230865478516" calcext:value-type="float">
            <text:p>0.0001702309</text:p>
          </table:table-cell>
          <table:table-cell office:value-type="float" office:value="0.000568151473999023" calcext:value-type="float">
            <text:p>0.00056815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159978866577148" calcext:value-type="float">
            <text:p>0.0001599789</text:p>
          </table:table-cell>
          <table:table-cell office:value-type="float" office:value="0.000556707382202148" calcext:value-type="float">
            <text:p>0.00055670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169277191162109" calcext:value-type="float">
            <text:p>0.0001692772</text:p>
          </table:table-cell>
          <table:table-cell office:value-type="float" office:value="0.000612497329711914" calcext:value-type="float">
            <text:p>0.000612497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160932540893555" calcext:value-type="float">
            <text:p>0.0001609325</text:p>
          </table:table-cell>
          <table:table-cell office:value-type="float" office:value="0.000551939010620117" calcext:value-type="float">
            <text:p>0.0005519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183820724487305" calcext:value-type="float">
            <text:p>0.0001838207</text:p>
          </table:table-cell>
          <table:table-cell office:value-type="float" office:value="0.00059199333190918" calcext:value-type="float">
            <text:p>0.00059199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174999237060547" calcext:value-type="float">
            <text:p>0.0001749992</text:p>
          </table:table-cell>
          <table:table-cell office:value-type="float" office:value="0.00055384635925293" calcext:value-type="float">
            <text:p>0.000553846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171661376953125" calcext:value-type="float">
            <text:p>0.0001716614</text:p>
          </table:table-cell>
          <table:table-cell office:value-type="float" office:value="0.000568151473999023" calcext:value-type="float">
            <text:p>0.00056815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183820724487305" calcext:value-type="float">
            <text:p>0.0001838207</text:p>
          </table:table-cell>
          <table:table-cell office:value-type="float" office:value="0.00056767463684082" calcext:value-type="float">
            <text:p>0.000567674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189065933227539" calcext:value-type="float">
            <text:p>0.0001890659</text:p>
          </table:table-cell>
          <table:table-cell office:value-type="float" office:value="0.000566244125366211" calcext:value-type="float">
            <text:p>0.00056624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170707702636719" calcext:value-type="float">
            <text:p>0.0001707077</text:p>
          </table:table-cell>
          <table:table-cell office:value-type="float" office:value="0.000571489334106445" calcext:value-type="float">
            <text:p>0.00057148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171184539794922" calcext:value-type="float">
            <text:p>0.0001711845</text:p>
          </table:table-cell>
          <table:table-cell office:value-type="float" office:value="0.000612497329711914" calcext:value-type="float">
            <text:p>0.000612497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171661376953125" calcext:value-type="float">
            <text:p>0.0001716614</text:p>
          </table:table-cell>
          <table:table-cell office:value-type="float" office:value="0.000549554824829102" calcext:value-type="float">
            <text:p>0.00054955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162601470947266" calcext:value-type="float">
            <text:p>0.0001626015</text:p>
          </table:table-cell>
          <table:table-cell office:value-type="float" office:value="0.000548362731933594" calcext:value-type="float">
            <text:p>0.00054836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17237663269043" calcext:value-type="float">
            <text:p>0.0001723766</text:p>
          </table:table-cell>
          <table:table-cell office:value-type="float" office:value="0.000560283660888672" calcext:value-type="float">
            <text:p>0.000560283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188827514648438" calcext:value-type="float">
            <text:p>0.0001888275</text:p>
          </table:table-cell>
          <table:table-cell office:value-type="float" office:value="0.000576019287109375" calcext:value-type="float">
            <text:p>0.000576019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179529190063477" calcext:value-type="float">
            <text:p>0.0001795292</text:p>
          </table:table-cell>
          <table:table-cell office:value-type="float" office:value="0.000574588775634766" calcext:value-type="float">
            <text:p>0.000574588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564336776733398" calcext:value-type="float">
            <text:p>0.000564336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188827514648438" calcext:value-type="float">
            <text:p>0.0001888275</text:p>
          </table:table-cell>
          <table:table-cell office:value-type="float" office:value="0.000608205795288086" calcext:value-type="float">
            <text:p>0.0006082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209569931030273" calcext:value-type="float">
            <text:p>0.0002095699</text:p>
          </table:table-cell>
          <table:table-cell office:value-type="float" office:value="0.000608921051025391" calcext:value-type="float">
            <text:p>0.00060892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213623046875" calcext:value-type="float">
            <text:p>0.000213623</text:p>
          </table:table-cell>
          <table:table-cell office:value-type="float" office:value="0.000601291656494141" calcext:value-type="float">
            <text:p>0.00060129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173807144165039" calcext:value-type="float">
            <text:p>0.0001738071</text:p>
          </table:table-cell>
          <table:table-cell office:value-type="float" office:value="0.000555753707885742" calcext:value-type="float">
            <text:p>0.00055575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174045562744141" calcext:value-type="float">
            <text:p>0.0001740456</text:p>
          </table:table-cell>
          <table:table-cell office:value-type="float" office:value="0.000580787658691406" calcext:value-type="float">
            <text:p>0.000580787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173807144165039" calcext:value-type="float">
            <text:p>0.0001738071</text:p>
          </table:table-cell>
          <table:table-cell office:value-type="float" office:value="0.000581741333007813" calcext:value-type="float">
            <text:p>0.00058174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0.000558376312255859" calcext:value-type="float">
            <text:p>0.000558376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174522399902344" calcext:value-type="float">
            <text:p>0.0001745224</text:p>
          </table:table-cell>
          <table:table-cell office:value-type="float" office:value="0.000582456588745117" calcext:value-type="float">
            <text:p>0.00058245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165462493896484" calcext:value-type="float">
            <text:p>0.0001654625</text:p>
          </table:table-cell>
          <table:table-cell office:value-type="float" office:value="0.000613212585449219" calcext:value-type="float">
            <text:p>0.000613212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180482864379883" calcext:value-type="float">
            <text:p>0.0001804829</text:p>
          </table:table-cell>
          <table:table-cell office:value-type="float" office:value="0.000595808029174805" calcext:value-type="float">
            <text:p>0.0005958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174999237060547" calcext:value-type="float">
            <text:p>0.0001749992</text:p>
          </table:table-cell>
          <table:table-cell office:value-type="float" office:value="0.000589847564697266" calcext:value-type="float">
            <text:p>0.000589847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180244445800781" calcext:value-type="float">
            <text:p>0.0001802444</text:p>
          </table:table-cell>
          <table:table-cell office:value-type="float" office:value="0.000606536865234375" calcext:value-type="float">
            <text:p>0.00060653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166416168212891" calcext:value-type="float">
            <text:p>0.0001664162</text:p>
          </table:table-cell>
          <table:table-cell office:value-type="float" office:value="0.000590801239013672" calcext:value-type="float">
            <text:p>0.00059080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179052352905273" calcext:value-type="float">
            <text:p>0.0001790524</text:p>
          </table:table-cell>
          <table:table-cell office:value-type="float" office:value="0.000566720962524414" calcext:value-type="float">
            <text:p>0.0005667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166654586791992" calcext:value-type="float">
            <text:p>0.0001666546</text:p>
          </table:table-cell>
          <table:table-cell office:value-type="float" office:value="0.00059056282043457" calcext:value-type="float">
            <text:p>0.000590562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623226165771484" calcext:value-type="float">
            <text:p>0.000623226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184059143066406" calcext:value-type="float">
            <text:p>0.0001840591</text:p>
          </table:table-cell>
          <table:table-cell office:value-type="float" office:value="0.000625848770141602" calcext:value-type="float">
            <text:p>0.000625848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184774398803711" calcext:value-type="float">
            <text:p>0.0001847744</text:p>
          </table:table-cell>
          <table:table-cell office:value-type="float" office:value="0.000627517700195313" calcext:value-type="float">
            <text:p>0.00062751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173091888427734" calcext:value-type="float">
            <text:p>0.0001730919</text:p>
          </table:table-cell>
          <table:table-cell office:value-type="float" office:value="0.000574350357055664" calcext:value-type="float">
            <text:p>0.00057435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176668167114258" calcext:value-type="float">
            <text:p>0.0001766682</text:p>
          </table:table-cell>
          <table:table-cell office:value-type="float" office:value="0.00060272216796875" calcext:value-type="float">
            <text:p>0.000602722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184059143066406" calcext:value-type="float">
            <text:p>0.0001840591</text:p>
          </table:table-cell>
          <table:table-cell office:value-type="float" office:value="0.000581979751586914" calcext:value-type="float">
            <text:p>0.000581979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183820724487305" calcext:value-type="float">
            <text:p>0.0001838207</text:p>
          </table:table-cell>
          <table:table-cell office:value-type="float" office:value="0.000641584396362305" calcext:value-type="float">
            <text:p>0.00064158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764608383178711" calcext:value-type="float">
            <text:p>0.000764608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762939453125" calcext:value-type="float">
            <text:p>0.000762939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764369964599609" calcext:value-type="float">
            <text:p>0.000764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253915786743164" calcext:value-type="float">
            <text:p>0.0002539158</text:p>
          </table:table-cell>
          <table:table-cell office:value-type="float" office:value="0.000864028930664063" calcext:value-type="float">
            <text:p>0.000864028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228166580200195" calcext:value-type="float">
            <text:p>0.0002281666</text:p>
          </table:table-cell>
          <table:table-cell office:value-type="float" office:value="0.000767230987548828" calcext:value-type="float">
            <text:p>0.00076723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23341178894043" calcext:value-type="float">
            <text:p>0.0002334118</text:p>
          </table:table-cell>
          <table:table-cell office:value-type="float" office:value="0.000766754150390625" calcext:value-type="float">
            <text:p>0.000766754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769138336181641" calcext:value-type="float">
            <text:p>0.000769138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769853591918945" calcext:value-type="float">
            <text:p>0.00076985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227212905883789" calcext:value-type="float">
            <text:p>0.0002272129</text:p>
          </table:table-cell>
          <table:table-cell office:value-type="float" office:value="0.000725507736206055" calcext:value-type="float">
            <text:p>0.000725507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18763542175293" calcext:value-type="float">
            <text:p>0.0001876354</text:p>
          </table:table-cell>
          <table:table-cell office:value-type="float" office:value="0.000633716583251953" calcext:value-type="float">
            <text:p>0.000633716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63633918762207" calcext:value-type="float">
            <text:p>0.000636339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197649002075195" calcext:value-type="float">
            <text:p>0.000197649</text:p>
          </table:table-cell>
          <table:table-cell office:value-type="float" office:value="0.000608921051025391" calcext:value-type="float">
            <text:p>0.00060892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0.000600814819335938" calcext:value-type="float">
            <text:p>0.000600814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185728073120117" calcext:value-type="float">
            <text:p>0.0001857281</text:p>
          </table:table-cell>
          <table:table-cell office:value-type="float" office:value="0.000602006912231445" calcext:value-type="float">
            <text:p>0.00060200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618696212768555" calcext:value-type="float">
            <text:p>0.000618696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759601593017578" calcext:value-type="float">
            <text:p>0.00075960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202655792236328" calcext:value-type="float">
            <text:p>0.0002026558</text:p>
          </table:table-cell>
          <table:table-cell office:value-type="float" office:value="0.000692605972290039" calcext:value-type="float">
            <text:p>0.00069260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681400299072266" calcext:value-type="float">
            <text:p>0.000681400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202417373657227" calcext:value-type="float">
            <text:p>0.0002024174</text:p>
          </table:table-cell>
          <table:table-cell office:value-type="float" office:value="0.00068211555480957" calcext:value-type="float">
            <text:p>0.000682115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684022903442383" calcext:value-type="float">
            <text:p>0.000684022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203371047973633" calcext:value-type="float">
            <text:p>0.000203371</text:p>
          </table:table-cell>
          <table:table-cell office:value-type="float" office:value="0.000696182250976563" calcext:value-type="float">
            <text:p>0.00069618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227689743041992" calcext:value-type="float">
            <text:p>0.0002276897</text:p>
          </table:table-cell>
          <table:table-cell office:value-type="float" office:value="0.00068974494934082" calcext:value-type="float">
            <text:p>0.000689744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20909309387207" calcext:value-type="float">
            <text:p>0.0002090931</text:p>
          </table:table-cell>
          <table:table-cell office:value-type="float" office:value="0.000627756118774414" calcext:value-type="float">
            <text:p>0.00062775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341892242431641" calcext:value-type="float">
            <text:p>0.0003418922</text:p>
          </table:table-cell>
          <table:table-cell office:value-type="float" office:value="0.000733137130737305" calcext:value-type="float">
            <text:p>0.000733137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188112258911133" calcext:value-type="float">
            <text:p>0.0001881123</text:p>
          </table:table-cell>
          <table:table-cell office:value-type="float" office:value="0.000680923461914063" calcext:value-type="float">
            <text:p>0.000680923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194311141967773" calcext:value-type="float">
            <text:p>0.0001943111</text:p>
          </table:table-cell>
          <table:table-cell office:value-type="float" office:value="0.00060582160949707" calcext:value-type="float">
            <text:p>0.00060582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283241271972656" calcext:value-type="float">
            <text:p>0.0002832413</text:p>
          </table:table-cell>
          <table:table-cell office:value-type="float" office:value="0.000597238540649414" calcext:value-type="float">
            <text:p>0.00059723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184059143066406" calcext:value-type="float">
            <text:p>0.0001840591</text:p>
          </table:table-cell>
          <table:table-cell office:value-type="float" office:value="0.000599145889282227" calcext:value-type="float">
            <text:p>0.00059914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183343887329102" calcext:value-type="float">
            <text:p>0.0001833439</text:p>
          </table:table-cell>
          <table:table-cell office:value-type="float" office:value="0.000600814819335938" calcext:value-type="float">
            <text:p>0.000600814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18310546875" calcext:value-type="float">
            <text:p>0.0001831055</text:p>
          </table:table-cell>
          <table:table-cell office:value-type="float" office:value="0.000609874725341797" calcext:value-type="float">
            <text:p>0.00060987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65159797668457" calcext:value-type="float">
            <text:p>0.00065159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647544860839844" calcext:value-type="float">
            <text:p>0.000647544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197649002075195" calcext:value-type="float">
            <text:p>0.000197649</text:p>
          </table:table-cell>
          <table:table-cell office:value-type="float" office:value="0.000653266906738281" calcext:value-type="float">
            <text:p>0.000653266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192642211914063" calcext:value-type="float">
            <text:p>0.0001926422</text:p>
          </table:table-cell>
          <table:table-cell office:value-type="float" office:value="0.000656604766845703" calcext:value-type="float">
            <text:p>0.000656604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194072723388672" calcext:value-type="float">
            <text:p>0.0001940727</text:p>
          </table:table-cell>
          <table:table-cell office:value-type="float" office:value="0.000676155090332031" calcext:value-type="float">
            <text:p>0.000676155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657558441162109" calcext:value-type="float">
            <text:p>0.00065755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205278396606445" calcext:value-type="float">
            <text:p>0.0002052784</text:p>
          </table:table-cell>
          <table:table-cell office:value-type="float" office:value="0.000681161880493164" calcext:value-type="float">
            <text:p>0.000681161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65922737121582" calcext:value-type="float">
            <text:p>0.000659227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193595886230469" calcext:value-type="float">
            <text:p>0.0001935959</text:p>
          </table:table-cell>
          <table:table-cell office:value-type="float" office:value="0.00066065788269043" calcext:value-type="float">
            <text:p>0.000660657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201702117919922" calcext:value-type="float">
            <text:p>0.0002017021</text:p>
          </table:table-cell>
          <table:table-cell office:value-type="float" office:value="0.000661849975585938" calcext:value-type="float">
            <text:p>0.0006618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194311141967773" calcext:value-type="float">
            <text:p>0.0001943111</text:p>
          </table:table-cell>
          <table:table-cell office:value-type="float" office:value="0.000660419464111328" calcext:value-type="float">
            <text:p>0.00066041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194311141967773" calcext:value-type="float">
            <text:p>0.0001943111</text:p>
          </table:table-cell>
          <table:table-cell office:value-type="float" office:value="0.000661611557006836" calcext:value-type="float">
            <text:p>0.00066161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663280487060547" calcext:value-type="float">
            <text:p>0.000663280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220298767089844" calcext:value-type="float">
            <text:p>0.0002202988</text:p>
          </table:table-cell>
          <table:table-cell office:value-type="float" office:value="0.000618696212768555" calcext:value-type="float">
            <text:p>0.000618696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188350677490234" calcext:value-type="float">
            <text:p>0.0001883507</text:p>
          </table:table-cell>
          <table:table-cell office:value-type="float" office:value="0.000630378723144531" calcext:value-type="float">
            <text:p>0.000630378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178813934326172" calcext:value-type="float">
            <text:p>0.0001788139</text:p>
          </table:table-cell>
          <table:table-cell office:value-type="float" office:value="0.000630855560302734" calcext:value-type="float">
            <text:p>0.00063085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18763542175293" calcext:value-type="float">
            <text:p>0.0001876354</text:p>
          </table:table-cell>
          <table:table-cell office:value-type="float" office:value="0.000667572021484375" calcext:value-type="float">
            <text:p>0.00066757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647306442260742" calcext:value-type="float">
            <text:p>0.000647306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189065933227539" calcext:value-type="float">
            <text:p>0.0001890659</text:p>
          </table:table-cell>
          <table:table-cell office:value-type="float" office:value="0.000670671463012695" calcext:value-type="float">
            <text:p>0.00067067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189065933227539" calcext:value-type="float">
            <text:p>0.0001890659</text:p>
          </table:table-cell>
          <table:table-cell office:value-type="float" office:value="0.000634431838989258" calcext:value-type="float">
            <text:p>0.00063443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644922256469727" calcext:value-type="float">
            <text:p>0.00064492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192165374755859" calcext:value-type="float">
            <text:p>0.0001921654</text:p>
          </table:table-cell>
          <table:table-cell office:value-type="float" office:value="0.00063776969909668" calcext:value-type="float">
            <text:p>0.000637769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191211700439453" calcext:value-type="float">
            <text:p>0.0001912117</text:p>
          </table:table-cell>
          <table:table-cell office:value-type="float" office:value="0.000638484954833984" calcext:value-type="float">
            <text:p>0.00063848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643014907836914" calcext:value-type="float">
            <text:p>0.000643014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190973281860352" calcext:value-type="float">
            <text:p>0.0001909733</text:p>
          </table:table-cell>
          <table:table-cell office:value-type="float" office:value="0.000689268112182617" calcext:value-type="float">
            <text:p>0.000689268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198602676391602" calcext:value-type="float">
            <text:p>0.0001986027</text:p>
          </table:table-cell>
          <table:table-cell office:value-type="float" office:value="0.000658988952636719" calcext:value-type="float">
            <text:p>0.00065898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210046768188477" calcext:value-type="float">
            <text:p>0.0002100468</text:p>
          </table:table-cell>
          <table:table-cell office:value-type="float" office:value="0.000628471374511719" calcext:value-type="float">
            <text:p>0.00062847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18310546875" calcext:value-type="float">
            <text:p>0.0001831055</text:p>
          </table:table-cell>
          <table:table-cell office:value-type="float" office:value="0.000628948211669922" calcext:value-type="float">
            <text:p>0.000628948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191211700439453" calcext:value-type="float">
            <text:p>0.0001912117</text:p>
          </table:table-cell>
          <table:table-cell office:value-type="float" office:value="0.000631570816040039" calcext:value-type="float">
            <text:p>0.00063157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632047653198242" calcext:value-type="float">
            <text:p>0.000632047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201225280761719" calcext:value-type="float">
            <text:p>0.0002012253</text:p>
          </table:table-cell>
          <table:table-cell office:value-type="float" office:value="0.000636577606201172" calcext:value-type="float">
            <text:p>0.000636577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198602676391602" calcext:value-type="float">
            <text:p>0.0001986027</text:p>
          </table:table-cell>
          <table:table-cell office:value-type="float" office:value="0.00068211555480957" calcext:value-type="float">
            <text:p>0.000682115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199317932128906" calcext:value-type="float">
            <text:p>0.0001993179</text:p>
          </table:table-cell>
          <table:table-cell office:value-type="float" office:value="0.0006561279296875" calcext:value-type="float">
            <text:p>0.00065612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192165374755859" calcext:value-type="float">
            <text:p>0.0001921654</text:p>
          </table:table-cell>
          <table:table-cell office:value-type="float" office:value="0.000657796859741211" calcext:value-type="float">
            <text:p>0.000657796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663042068481445" calcext:value-type="float">
            <text:p>0.00066304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194311141967773" calcext:value-type="float">
            <text:p>0.0001943111</text:p>
          </table:table-cell>
          <table:table-cell office:value-type="float" office:value="0.000662326812744141" calcext:value-type="float">
            <text:p>0.000662326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194787979125977" calcext:value-type="float">
            <text:p>0.000194788</text:p>
          </table:table-cell>
          <table:table-cell office:value-type="float" office:value="0.000684976577758789" calcext:value-type="float">
            <text:p>0.000684976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206232070922852" calcext:value-type="float">
            <text:p>0.0002062321</text:p>
          </table:table-cell>
          <table:table-cell office:value-type="float" office:value="0.000686407089233398" calcext:value-type="float">
            <text:p>0.000686407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194787979125977" calcext:value-type="float">
            <text:p>0.000194788</text:p>
          </table:table-cell>
          <table:table-cell office:value-type="float" office:value="0.000666618347167969" calcext:value-type="float">
            <text:p>0.000666618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666379928588867" calcext:value-type="float">
            <text:p>0.00066637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667333602905273" calcext:value-type="float">
            <text:p>0.00066733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207185745239258" calcext:value-type="float">
            <text:p>0.0002071857</text:p>
          </table:table-cell>
          <table:table-cell office:value-type="float" office:value="0.000668525695800781" calcext:value-type="float">
            <text:p>0.000668525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670194625854492" calcext:value-type="float">
            <text:p>0.00067019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196456909179688" calcext:value-type="float">
            <text:p>0.0001964569</text:p>
          </table:table-cell>
          <table:table-cell office:value-type="float" office:value="0.000671148300170898" calcext:value-type="float">
            <text:p>0.000671148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196218490600586" calcext:value-type="float">
            <text:p>0.0001962185</text:p>
          </table:table-cell>
          <table:table-cell office:value-type="float" office:value="0.000671625137329102" calcext:value-type="float">
            <text:p>0.000671625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229358673095703" calcext:value-type="float">
            <text:p>0.0002293587</text:p>
          </table:table-cell>
          <table:table-cell office:value-type="float" office:value="0.000693798065185547" calcext:value-type="float">
            <text:p>0.000693798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203371047973633" calcext:value-type="float">
            <text:p>0.000203371</text:p>
          </table:table-cell>
          <table:table-cell office:value-type="float" office:value="0.000691413879394531" calcext:value-type="float">
            <text:p>0.000691413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663042068481445" calcext:value-type="float">
            <text:p>0.00066304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697135925292969" calcext:value-type="float">
            <text:p>0.00069713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203847885131836" calcext:value-type="float">
            <text:p>0.0002038479</text:p>
          </table:table-cell>
          <table:table-cell office:value-type="float" office:value="0.000663518905639648" calcext:value-type="float">
            <text:p>0.000663518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210285186767578" calcext:value-type="float">
            <text:p>0.0002102852</text:p>
          </table:table-cell>
          <table:table-cell office:value-type="float" office:value="0.000672817230224609" calcext:value-type="float">
            <text:p>0.000672817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657320022583008" calcext:value-type="float">
            <text:p>0.0006573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64539909362793" calcext:value-type="float">
            <text:p>0.000645399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201225280761719" calcext:value-type="float">
            <text:p>0.0002012253</text:p>
          </table:table-cell>
          <table:table-cell office:value-type="float" office:value="0.000657558441162109" calcext:value-type="float">
            <text:p>0.000657558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192165374755859" calcext:value-type="float">
            <text:p>0.0001921654</text:p>
          </table:table-cell>
          <table:table-cell office:value-type="float" office:value="0.000703334808349609" calcext:value-type="float">
            <text:p>0.000703334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205516815185547" calcext:value-type="float">
            <text:p>0.0002055168</text:p>
          </table:table-cell>
          <table:table-cell office:value-type="float" office:value="0.000691652297973633" calcext:value-type="float">
            <text:p>0.00069165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199079513549805" calcext:value-type="float">
            <text:p>0.0001990795</text:p>
          </table:table-cell>
          <table:table-cell office:value-type="float" office:value="0.000683069229125977" calcext:value-type="float">
            <text:p>0.000683069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205516815185547" calcext:value-type="float">
            <text:p>0.0002055168</text:p>
          </table:table-cell>
          <table:table-cell office:value-type="float" office:value="0.00068354606628418" calcext:value-type="float">
            <text:p>0.000683546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199794769287109" calcext:value-type="float">
            <text:p>0.0001997948</text:p>
          </table:table-cell>
          <table:table-cell office:value-type="float" office:value="0.000684738159179688" calcext:value-type="float">
            <text:p>0.000684738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200748443603516" calcext:value-type="float">
            <text:p>0.0002007484</text:p>
          </table:table-cell>
          <table:table-cell office:value-type="float" office:value="0.000684261322021484" calcext:value-type="float">
            <text:p>0.00068426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200033187866211" calcext:value-type="float">
            <text:p>0.0002000332</text:p>
          </table:table-cell>
          <table:table-cell office:value-type="float" office:value="0.000685453414916992" calcext:value-type="float">
            <text:p>0.000685453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686883926391602" calcext:value-type="float">
            <text:p>0.000686883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200748443603516" calcext:value-type="float">
            <text:p>0.0002007484</text:p>
          </table:table-cell>
          <table:table-cell office:value-type="float" office:value="0.000700950622558594" calcext:value-type="float">
            <text:p>0.000700950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209331512451172" calcext:value-type="float">
            <text:p>0.0002093315</text:p>
          </table:table-cell>
          <table:table-cell office:value-type="float" office:value="0.000724077224731445" calcext:value-type="float">
            <text:p>0.000724077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213623046875" calcext:value-type="float">
            <text:p>0.000213623</text:p>
          </table:table-cell>
          <table:table-cell office:value-type="float" office:value="0.000704050064086914" calcext:value-type="float">
            <text:p>0.000704050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0.000715970993041992" calcext:value-type="float">
            <text:p>0.0007159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202178955078125" calcext:value-type="float">
            <text:p>0.000202179</text:p>
          </table:table-cell>
          <table:table-cell office:value-type="float" office:value="0.00067448616027832" calcext:value-type="float">
            <text:p>0.00067448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200033187866211" calcext:value-type="float">
            <text:p>0.0002000332</text:p>
          </table:table-cell>
          <table:table-cell office:value-type="float" office:value="0.000675678253173828" calcext:value-type="float">
            <text:p>0.000675678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21672248840332" calcext:value-type="float">
            <text:p>0.0002167225</text:p>
          </table:table-cell>
          <table:table-cell office:value-type="float" office:value="0.000756978988647461" calcext:value-type="float">
            <text:p>0.00075697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689983367919922" calcext:value-type="float">
            <text:p>0.00068998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224590301513672" calcext:value-type="float">
            <text:p>0.0002245903</text:p>
          </table:table-cell>
          <table:table-cell office:value-type="float" office:value="0.000720500946044922" calcext:value-type="float">
            <text:p>0.000720500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19383430480957" calcext:value-type="float">
            <text:p>0.0001938343</text:p>
          </table:table-cell>
          <table:table-cell office:value-type="float" office:value="0.000700950622558594" calcext:value-type="float">
            <text:p>0.000700950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698566436767578" calcext:value-type="float">
            <text:p>0.00069856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0.000741958618164063" calcext:value-type="float">
            <text:p>0.000741958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221014022827148" calcext:value-type="float">
            <text:p>0.000221014</text:p>
          </table:table-cell>
          <table:table-cell office:value-type="float" office:value="0.000744342803955078" calcext:value-type="float">
            <text:p>0.00074434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204563140869141" calcext:value-type="float">
            <text:p>0.0002045631</text:p>
          </table:table-cell>
          <table:table-cell office:value-type="float" office:value="0.000684738159179688" calcext:value-type="float">
            <text:p>0.00068473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204324722290039" calcext:value-type="float">
            <text:p>0.0002043247</text:p>
          </table:table-cell>
          <table:table-cell office:value-type="float" office:value="0.000684499740600586" calcext:value-type="float">
            <text:p>0.000684499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0.000676870346069336" calcext:value-type="float">
            <text:p>0.000676870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213861465454102" calcext:value-type="float">
            <text:p>0.0002138615</text:p>
          </table:table-cell>
          <table:table-cell office:value-type="float" office:value="0.000782489776611328" calcext:value-type="float">
            <text:p>0.000782489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209569931030273" calcext:value-type="float">
            <text:p>0.0002095699</text:p>
          </table:table-cell>
          <table:table-cell office:value-type="float" office:value="0.000689983367919922" calcext:value-type="float">
            <text:p>0.00068998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212192535400391" calcext:value-type="float">
            <text:p>0.0002121925</text:p>
          </table:table-cell>
          <table:table-cell office:value-type="float" office:value="0.000678777694702148" calcext:value-type="float">
            <text:p>0.000678777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98841094970703" calcext:value-type="float">
            <text:p>0.0001988411</text:p>
          </table:table-cell>
          <table:table-cell office:value-type="float" office:value="0.000792741775512695" calcext:value-type="float">
            <text:p>0.00079274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205039978027344" calcext:value-type="float">
            <text:p>0.00020504</text:p>
          </table:table-cell>
          <table:table-cell office:value-type="float" office:value="0.000695228576660156" calcext:value-type="float">
            <text:p>0.000695228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280141830444336" calcext:value-type="float">
            <text:p>0.0002801418</text:p>
          </table:table-cell>
          <table:table-cell office:value-type="float" office:value="0.000796318054199219" calcext:value-type="float">
            <text:p>0.000796318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227451324462891" calcext:value-type="float">
            <text:p>0.0002274513</text:p>
          </table:table-cell>
          <table:table-cell office:value-type="float" office:value="0.00079035758972168" calcext:value-type="float">
            <text:p>0.000790357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232458114624023" calcext:value-type="float">
            <text:p>0.0002324581</text:p>
          </table:table-cell>
          <table:table-cell office:value-type="float" office:value="0.00079345703125" calcext:value-type="float">
            <text:p>0.0007934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797271728515625" calcext:value-type="float">
            <text:p>0.00079727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228404998779297" calcext:value-type="float">
            <text:p>0.000228405</text:p>
          </table:table-cell>
          <table:table-cell office:value-type="float" office:value="0.000808477401733398" calcext:value-type="float">
            <text:p>0.000808477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228404998779297" calcext:value-type="float">
            <text:p>0.000228405</text:p>
          </table:table-cell>
          <table:table-cell office:value-type="float" office:value="0.000795125961303711" calcext:value-type="float">
            <text:p>0.0007951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227689743041992" calcext:value-type="float">
            <text:p>0.0002276897</text:p>
          </table:table-cell>
          <table:table-cell office:value-type="float" office:value="0.000795602798461914" calcext:value-type="float">
            <text:p>0.000795602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228166580200195" calcext:value-type="float">
            <text:p>0.0002281666</text:p>
          </table:table-cell>
          <table:table-cell office:value-type="float" office:value="0.000798702239990234" calcext:value-type="float">
            <text:p>0.00079870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229358673095703" calcext:value-type="float">
            <text:p>0.0002293587</text:p>
          </table:table-cell>
          <table:table-cell office:value-type="float" office:value="0.000746965408325195" calcext:value-type="float">
            <text:p>0.000746965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208139419555664" calcext:value-type="float">
            <text:p>0.0002081394</text:p>
          </table:table-cell>
          <table:table-cell office:value-type="float" office:value="0.000755786895751953" calcext:value-type="float">
            <text:p>0.000755786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237464904785156" calcext:value-type="float">
            <text:p>0.0002374649</text:p>
          </table:table-cell>
          <table:table-cell office:value-type="float" office:value="0.000709772109985352" calcext:value-type="float">
            <text:p>0.00070977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197410583496094" calcext:value-type="float">
            <text:p>0.0001974106</text:p>
          </table:table-cell>
          <table:table-cell office:value-type="float" office:value="0.000760316848754883" calcext:value-type="float">
            <text:p>0.000760316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218391418457031" calcext:value-type="float">
            <text:p>0.0002183914</text:p>
          </table:table-cell>
          <table:table-cell office:value-type="float" office:value="0.000747203826904297" calcext:value-type="float">
            <text:p>0.00074720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222444534301758" calcext:value-type="float">
            <text:p>0.0002224445</text:p>
          </table:table-cell>
          <table:table-cell office:value-type="float" office:value="0.000746488571166992" calcext:value-type="float">
            <text:p>0.000746488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226259231567383" calcext:value-type="float">
            <text:p>0.0002262592</text:p>
          </table:table-cell>
          <table:table-cell office:value-type="float" office:value="0.000756263732910156" calcext:value-type="float">
            <text:p>0.000756263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231266021728516" calcext:value-type="float">
            <text:p>0.000231266</text:p>
          </table:table-cell>
          <table:table-cell office:value-type="float" office:value="0.00070500373840332" calcext:value-type="float">
            <text:p>0.000705003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22125244140625" calcext:value-type="float">
            <text:p>0.0002212524</text:p>
          </table:table-cell>
          <table:table-cell office:value-type="float" office:value="0.000759601593017578" calcext:value-type="float">
            <text:p>0.00075960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22435188293457" calcext:value-type="float">
            <text:p>0.0002243519</text:p>
          </table:table-cell>
          <table:table-cell office:value-type="float" office:value="0.000740528106689453" calcext:value-type="float">
            <text:p>0.000740528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225305557250977" calcext:value-type="float">
            <text:p>0.0002253056</text:p>
          </table:table-cell>
          <table:table-cell office:value-type="float" office:value="0.00077366828918457" calcext:value-type="float">
            <text:p>0.00077366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237703323364258" calcext:value-type="float">
            <text:p>0.0002377033</text:p>
          </table:table-cell>
          <table:table-cell office:value-type="float" office:value="0.000776052474975586" calcext:value-type="float">
            <text:p>0.00077605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586509704589844" calcext:value-type="float">
            <text:p>0.0005865097</text:p>
          </table:table-cell>
          <table:table-cell office:value-type="float" office:value="0.00232458114624023" calcext:value-type="float">
            <text:p>0.00232458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263690948486328" calcext:value-type="float">
            <text:p>0.0002636909</text:p>
          </table:table-cell>
          <table:table-cell office:value-type="float" office:value="0.000754356384277344" calcext:value-type="float">
            <text:p>0.000754356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221490859985352" calcext:value-type="float">
            <text:p>0.0002214909</text:p>
          </table:table-cell>
          <table:table-cell office:value-type="float" office:value="0.000722885131835938" calcext:value-type="float">
            <text:p>0.000722885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223875045776367" calcext:value-type="float">
            <text:p>0.000223875</text:p>
          </table:table-cell>
          <table:table-cell office:value-type="float" office:value="0.00072789192199707" calcext:value-type="float">
            <text:p>0.000727891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276803970336914" calcext:value-type="float">
            <text:p>0.000276804</text:p>
          </table:table-cell>
          <table:table-cell office:value-type="float" office:value="0.000733375549316406" calcext:value-type="float">
            <text:p>0.00073337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226974487304687" calcext:value-type="float">
            <text:p>0.0002269745</text:p>
          </table:table-cell>
          <table:table-cell office:value-type="float" office:value="0.000786781311035156" calcext:value-type="float">
            <text:p>0.00078678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217437744140625" calcext:value-type="float">
            <text:p>0.0002174377</text:p>
          </table:table-cell>
          <table:table-cell office:value-type="float" office:value="0.000734567642211914" calcext:value-type="float">
            <text:p>0.000734567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265121459960937" calcext:value-type="float">
            <text:p>0.0002651215</text:p>
          </table:table-cell>
          <table:table-cell office:value-type="float" office:value="0.000787973403930664" calcext:value-type="float">
            <text:p>0.000787973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247478485107422" calcext:value-type="float">
            <text:p>0.0002474785</text:p>
          </table:table-cell>
          <table:table-cell office:value-type="float" office:value="0.000755786895751953" calcext:value-type="float">
            <text:p>0.000755786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263690948486328" calcext:value-type="float">
            <text:p>0.0002636909</text:p>
          </table:table-cell>
          <table:table-cell office:value-type="float" office:value="0.000795841217041016" calcext:value-type="float">
            <text:p>0.00079584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223875045776367" calcext:value-type="float">
            <text:p>0.000223875</text:p>
          </table:table-cell>
          <table:table-cell office:value-type="float" office:value="0.000790119171142578" calcext:value-type="float">
            <text:p>0.000790119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244379043579102" calcext:value-type="float">
            <text:p>0.000244379</text:p>
          </table:table-cell>
          <table:table-cell office:value-type="float" office:value="0.00129485130310059" calcext:value-type="float">
            <text:p>0.00129485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000730037689208984" calcext:value-type="float">
            <text:p>0.00073003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0.00078129768371582" calcext:value-type="float">
            <text:p>0.000781297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252246856689453" calcext:value-type="float">
            <text:p>0.0002522469</text:p>
          </table:table-cell>
          <table:table-cell office:value-type="float" office:value="0.000763893127441406" calcext:value-type="float">
            <text:p>0.000763893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28681755065918" calcext:value-type="float">
            <text:p>0.0002868176</text:p>
          </table:table-cell>
          <table:table-cell office:value-type="float" office:value="0.000771522521972656" calcext:value-type="float">
            <text:p>0.00077152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22578239440918" calcext:value-type="float">
            <text:p>0.0002257824</text:p>
          </table:table-cell>
          <table:table-cell office:value-type="float" office:value="0.000732898712158203" calcext:value-type="float">
            <text:p>0.000732898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222444534301758" calcext:value-type="float">
            <text:p>0.0002224445</text:p>
          </table:table-cell>
          <table:table-cell office:value-type="float" office:value="0.000731945037841797" calcext:value-type="float">
            <text:p>0.00073194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222444534301758" calcext:value-type="float">
            <text:p>0.0002224445</text:p>
          </table:table-cell>
          <table:table-cell office:value-type="float" office:value="0.000734329223632813" calcext:value-type="float">
            <text:p>0.000734329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221967697143555" calcext:value-type="float">
            <text:p>0.0002219677</text:p>
          </table:table-cell>
          <table:table-cell office:value-type="float" office:value="0.000733375549316406" calcext:value-type="float">
            <text:p>0.000733375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223636627197266" calcext:value-type="float">
            <text:p>0.0002236366</text:p>
          </table:table-cell>
          <table:table-cell office:value-type="float" office:value="0.000734806060791016" calcext:value-type="float">
            <text:p>0.000734806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223398208618164" calcext:value-type="float">
            <text:p>0.0002233982</text:p>
          </table:table-cell>
          <table:table-cell office:value-type="float" office:value="0.000735998153686523" calcext:value-type="float">
            <text:p>0.000735998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222921371459961" calcext:value-type="float">
            <text:p>0.0002229214</text:p>
          </table:table-cell>
          <table:table-cell office:value-type="float" office:value="0.000749826431274414" calcext:value-type="float">
            <text:p>0.00074982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223159790039062" calcext:value-type="float">
            <text:p>0.0002231598</text:p>
          </table:table-cell>
          <table:table-cell office:value-type="float" office:value="0.000743627548217773" calcext:value-type="float">
            <text:p>0.000743627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223398208618164" calcext:value-type="float">
            <text:p>0.0002233982</text:p>
          </table:table-cell>
          <table:table-cell office:value-type="float" office:value="0.000737905502319336" calcext:value-type="float">
            <text:p>0.00073790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22435188293457" calcext:value-type="float">
            <text:p>0.0002243519</text:p>
          </table:table-cell>
          <table:table-cell office:value-type="float" office:value="0.000738143920898438" calcext:value-type="float">
            <text:p>0.000738143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224113464355469" calcext:value-type="float">
            <text:p>0.0002241135</text:p>
          </table:table-cell>
          <table:table-cell office:value-type="float" office:value="0.000741243362426758" calcext:value-type="float">
            <text:p>0.000741243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229597091674805" calcext:value-type="float">
            <text:p>0.0002295971</text:p>
          </table:table-cell>
          <table:table-cell office:value-type="float" office:value="0.000739097595214844" calcext:value-type="float">
            <text:p>0.000739097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0.000745058059692383" calcext:value-type="float">
            <text:p>0.000745058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243186950683594" calcext:value-type="float">
            <text:p>0.000243187</text:p>
          </table:table-cell>
          <table:table-cell office:value-type="float" office:value="0.00074458122253418" calcext:value-type="float">
            <text:p>0.00074458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000745296478271484" calcext:value-type="float">
            <text:p>0.000745296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241279602050781" calcext:value-type="float">
            <text:p>0.0002412796</text:p>
          </table:table-cell>
          <table:table-cell office:value-type="float" office:value="0.00074458122253418" calcext:value-type="float">
            <text:p>0.00074458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246047973632812" calcext:value-type="float">
            <text:p>0.000246048</text:p>
          </table:table-cell>
          <table:table-cell office:value-type="float" office:value="0.000746011734008789" calcext:value-type="float">
            <text:p>0.000746011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245094299316406" calcext:value-type="float">
            <text:p>0.0002450943</text:p>
          </table:table-cell>
          <table:table-cell office:value-type="float" office:value="0.000746726989746094" calcext:value-type="float">
            <text:p>0.0007467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0.000752687454223633" calcext:value-type="float">
            <text:p>0.000752687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245571136474609" calcext:value-type="float">
            <text:p>0.0002455711</text:p>
          </table:table-cell>
          <table:table-cell office:value-type="float" office:value="0.000744104385375977" calcext:value-type="float">
            <text:p>0.000744104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741720199584961" calcext:value-type="float">
            <text:p>0.000741720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249385833740234" calcext:value-type="float">
            <text:p>0.0002493858</text:p>
          </table:table-cell>
          <table:table-cell office:value-type="float" office:value="0.000801563262939453" calcext:value-type="float">
            <text:p>0.00080156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252723693847656" calcext:value-type="float">
            <text:p>0.0002527237</text:p>
          </table:table-cell>
          <table:table-cell office:value-type="float" office:value="0.000729084014892578" calcext:value-type="float">
            <text:p>0.0007290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244379043579102" calcext:value-type="float">
            <text:p>0.000244379</text:p>
          </table:table-cell>
          <table:table-cell office:value-type="float" office:value="0.000730276107788086" calcext:value-type="float">
            <text:p>0.000730276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246286392211914" calcext:value-type="float">
            <text:p>0.0002462864</text:p>
          </table:table-cell>
          <table:table-cell office:value-type="float" office:value="0.000755548477172852" calcext:value-type="float">
            <text:p>0.000755548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221014022827148" calcext:value-type="float">
            <text:p>0.000221014</text:p>
          </table:table-cell>
          <table:table-cell office:value-type="float" office:value="0.000737428665161133" calcext:value-type="float">
            <text:p>0.000737428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245094299316406" calcext:value-type="float">
            <text:p>0.0002450943</text:p>
          </table:table-cell>
          <table:table-cell office:value-type="float" office:value="0.000754833221435547" calcext:value-type="float">
            <text:p>0.000754833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246286392211914" calcext:value-type="float">
            <text:p>0.0002462864</text:p>
          </table:table-cell>
          <table:table-cell office:value-type="float" office:value="0.00075531005859375" calcext:value-type="float">
            <text:p>0.00075531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248432159423828" calcext:value-type="float">
            <text:p>0.0002484322</text:p>
          </table:table-cell>
          <table:table-cell office:value-type="float" office:value="0.000749111175537109" calcext:value-type="float">
            <text:p>0.00074911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000786542892456055" calcext:value-type="float">
            <text:p>0.000786542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251054763793945" calcext:value-type="float">
            <text:p>0.0002510548</text:p>
          </table:table-cell>
          <table:table-cell office:value-type="float" office:value="0.000807046890258789" calcext:value-type="float">
            <text:p>0.000807046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243425369262695" calcext:value-type="float">
            <text:p>0.0002434254</text:p>
          </table:table-cell>
          <table:table-cell office:value-type="float" office:value="0.000784635543823242" calcext:value-type="float">
            <text:p>0.000784635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265359878540039" calcext:value-type="float">
            <text:p>0.0002653599</text:p>
          </table:table-cell>
          <table:table-cell office:value-type="float" office:value="0.000740289688110352" calcext:value-type="float">
            <text:p>0.00074028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237703323364258" calcext:value-type="float">
            <text:p>0.0002377033</text:p>
          </table:table-cell>
          <table:table-cell office:value-type="float" office:value="0.000764131546020508" calcext:value-type="float">
            <text:p>0.00076413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000741958618164063" calcext:value-type="float">
            <text:p>0.000741958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278949737548828" calcext:value-type="float">
            <text:p>0.0002789497</text:p>
          </table:table-cell>
          <table:table-cell office:value-type="float" office:value="0.000995159149169922" calcext:value-type="float">
            <text:p>0.000995159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000777006149291992" calcext:value-type="float">
            <text:p>0.00077700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23341178894043" calcext:value-type="float">
            <text:p>0.0002334118</text:p>
          </table:table-cell>
          <table:table-cell office:value-type="float" office:value="0.000765323638916016" calcext:value-type="float">
            <text:p>0.000765323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234365463256836" calcext:value-type="float">
            <text:p>0.0002343655</text:p>
          </table:table-cell>
          <table:table-cell office:value-type="float" office:value="0.000770807266235352" calcext:value-type="float">
            <text:p>0.000770807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231742858886719" calcext:value-type="float">
            <text:p>0.0002317429</text:p>
          </table:table-cell>
          <table:table-cell office:value-type="float" office:value="0.000829458236694336" calcext:value-type="float">
            <text:p>0.000829458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244855880737305" calcext:value-type="float">
            <text:p>0.0002448559</text:p>
          </table:table-cell>
          <table:table-cell office:value-type="float" office:value="0.000767707824707031" calcext:value-type="float">
            <text:p>0.000767707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247716903686523" calcext:value-type="float">
            <text:p>0.0002477169</text:p>
          </table:table-cell>
          <table:table-cell office:value-type="float" office:value="0.000806331634521484" calcext:value-type="float">
            <text:p>0.00080633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249147415161133" calcext:value-type="float">
            <text:p>0.0002491474</text:p>
          </table:table-cell>
          <table:table-cell office:value-type="float" office:value="0.000756263732910156" calcext:value-type="float">
            <text:p>0.000756263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248908996582031" calcext:value-type="float">
            <text:p>0.000248909</text:p>
          </table:table-cell>
          <table:table-cell office:value-type="float" office:value="0.000813722610473633" calcext:value-type="float">
            <text:p>0.000813722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229358673095703" calcext:value-type="float">
            <text:p>0.0002293587</text:p>
          </table:table-cell>
          <table:table-cell office:value-type="float" office:value="0.000818967819213867" calcext:value-type="float">
            <text:p>0.000818967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249385833740234" calcext:value-type="float">
            <text:p>0.0002493858</text:p>
          </table:table-cell>
          <table:table-cell office:value-type="float" office:value="0.000836610794067383" calcext:value-type="float">
            <text:p>0.00083661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239372253417969" calcext:value-type="float">
            <text:p>0.0002393723</text:p>
          </table:table-cell>
          <table:table-cell office:value-type="float" office:value="0.000833988189697266" calcext:value-type="float">
            <text:p>0.000833988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295639038085937" calcext:value-type="float">
            <text:p>0.000295639</text:p>
          </table:table-cell>
          <table:table-cell office:value-type="float" office:value="0.000908136367797852" calcext:value-type="float">
            <text:p>0.000908136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278949737548828" calcext:value-type="float">
            <text:p>0.0002789497</text:p>
          </table:table-cell>
          <table:table-cell office:value-type="float" office:value="0.000808954238891602" calcext:value-type="float">
            <text:p>0.00080895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000813722610473633" calcext:value-type="float">
            <text:p>0.00081372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265598297119141" calcext:value-type="float">
            <text:p>0.0002655983</text:p>
          </table:table-cell>
          <table:table-cell office:value-type="float" office:value="0.000793933868408203" calcext:value-type="float">
            <text:p>0.000793933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236272811889648" calcext:value-type="float">
            <text:p>0.0002362728</text:p>
          </table:table-cell>
          <table:table-cell office:value-type="float" office:value="0.000820398330688477" calcext:value-type="float">
            <text:p>0.000820398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253200531005859" calcext:value-type="float">
            <text:p>0.0002532005</text:p>
          </table:table-cell>
          <table:table-cell office:value-type="float" office:value="0.000784635543823242" calcext:value-type="float">
            <text:p>0.00078463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000765562057495117" calcext:value-type="float">
            <text:p>0.00076556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275135040283203" calcext:value-type="float">
            <text:p>0.000275135</text:p>
          </table:table-cell>
          <table:table-cell office:value-type="float" office:value="0.000808477401733398" calcext:value-type="float">
            <text:p>0.000808477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275850296020508" calcext:value-type="float">
            <text:p>0.0002758503</text:p>
          </table:table-cell>
          <table:table-cell office:value-type="float" office:value="0.000768661499023438" calcext:value-type="float">
            <text:p>0.00076866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000767946243286133" calcext:value-type="float">
            <text:p>0.000767946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000767946243286133" calcext:value-type="float">
            <text:p>0.000767946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000921010971069336" calcext:value-type="float">
            <text:p>0.0009210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000790834426879883" calcext:value-type="float">
            <text:p>0.000790834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000809431076049805" calcext:value-type="float">
            <text:p>0.000809431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000772953033447266" calcext:value-type="float">
            <text:p>0.00077295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253438949584961" calcext:value-type="float">
            <text:p>0.0002534389</text:p>
          </table:table-cell>
          <table:table-cell office:value-type="float" office:value="0.000824928283691406" calcext:value-type="float">
            <text:p>0.000824928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260114669799805" calcext:value-type="float">
            <text:p>0.0002601147</text:p>
          </table:table-cell>
          <table:table-cell office:value-type="float" office:value="0.000806570053100586" calcext:value-type="float">
            <text:p>0.000806570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231742858886719" calcext:value-type="float">
            <text:p>0.0002317429</text:p>
          </table:table-cell>
          <table:table-cell office:value-type="float" office:value="0.00079345703125" calcext:value-type="float">
            <text:p>0.0007934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243425369262695" calcext:value-type="float">
            <text:p>0.0002434254</text:p>
          </table:table-cell>
          <table:table-cell office:value-type="float" office:value="0.000776052474975586" calcext:value-type="float">
            <text:p>0.000776052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241994857788086" calcext:value-type="float">
            <text:p>0.0002419949</text:p>
          </table:table-cell>
          <table:table-cell office:value-type="float" office:value="0.000782251358032227" calcext:value-type="float">
            <text:p>0.00078225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278949737548828" calcext:value-type="float">
            <text:p>0.0002789497</text:p>
          </table:table-cell>
          <table:table-cell office:value-type="float" office:value="0.000822544097900391" calcext:value-type="float">
            <text:p>0.000822544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260114669799805" calcext:value-type="float">
            <text:p>0.0002601147</text:p>
          </table:table-cell>
          <table:table-cell office:value-type="float" office:value="0.000814437866210938" calcext:value-type="float">
            <text:p>0.000814437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264167785644531" calcext:value-type="float">
            <text:p>0.0002641678</text:p>
          </table:table-cell>
          <table:table-cell office:value-type="float" office:value="0.000796794891357422" calcext:value-type="float">
            <text:p>0.000796794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000798225402832031" calcext:value-type="float">
            <text:p>0.000798225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248908996582031" calcext:value-type="float">
            <text:p>0.000248909</text:p>
          </table:table-cell>
          <table:table-cell office:value-type="float" office:value="0.000886440277099609" calcext:value-type="float">
            <text:p>0.000886440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319719314575195" calcext:value-type="float">
            <text:p>0.0003197193</text:p>
          </table:table-cell>
          <table:table-cell office:value-type="float" office:value="0.000786542892456055" calcext:value-type="float">
            <text:p>0.00078654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245809555053711" calcext:value-type="float">
            <text:p>0.0002458096</text:p>
          </table:table-cell>
          <table:table-cell office:value-type="float" office:value="0.000823497772216797" calcext:value-type="float">
            <text:p>0.000823497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270366668701172" calcext:value-type="float">
            <text:p>0.0002703667</text:p>
          </table:table-cell>
          <table:table-cell office:value-type="float" office:value="0.000802516937255859" calcext:value-type="float">
            <text:p>0.000802516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233173370361328" calcext:value-type="float">
            <text:p>0.0002331734</text:p>
          </table:table-cell>
          <table:table-cell office:value-type="float" office:value="0.000802993774414063" calcext:value-type="float">
            <text:p>0.000802993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252008438110352" calcext:value-type="float">
            <text:p>0.0002520084</text:p>
          </table:table-cell>
          <table:table-cell office:value-type="float" office:value="0.000829219818115234" calcext:value-type="float">
            <text:p>0.00082921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246763229370117" calcext:value-type="float">
            <text:p>0.0002467632</text:p>
          </table:table-cell>
          <table:table-cell office:value-type="float" office:value="0.000854730606079102" calcext:value-type="float">
            <text:p>0.00085473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246524810791016" calcext:value-type="float">
            <text:p>0.0002465248</text:p>
          </table:table-cell>
          <table:table-cell office:value-type="float" office:value="0.000805854797363281" calcext:value-type="float">
            <text:p>0.00080585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246524810791016" calcext:value-type="float">
            <text:p>0.0002465248</text:p>
          </table:table-cell>
          <table:table-cell office:value-type="float" office:value="0.000787973403930664" calcext:value-type="float">
            <text:p>0.000787973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26249885559082" calcext:value-type="float">
            <text:p>0.0002624989</text:p>
          </table:table-cell>
          <table:table-cell office:value-type="float" office:value="0.000843048095703125" calcext:value-type="float">
            <text:p>0.000843048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28228759765625" calcext:value-type="float">
            <text:p>0.0002822876</text:p>
          </table:table-cell>
          <table:table-cell office:value-type="float" office:value="0.000794410705566406" calcext:value-type="float">
            <text:p>0.00079441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0.000793695449829102" calcext:value-type="float">
            <text:p>0.00079369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0.000803470611572266" calcext:value-type="float">
            <text:p>0.000803470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247001647949219" calcext:value-type="float">
            <text:p>0.0002470016</text:p>
          </table:table-cell>
          <table:table-cell office:value-type="float" office:value="0.000807762145996094" calcext:value-type="float">
            <text:p>0.00080776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260353088378906" calcext:value-type="float">
            <text:p>0.0002603531</text:p>
          </table:table-cell>
          <table:table-cell office:value-type="float" office:value="0.000860452651977539" calcext:value-type="float">
            <text:p>0.000860452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261068344116211" calcext:value-type="float">
            <text:p>0.0002610683</text:p>
          </table:table-cell>
          <table:table-cell office:value-type="float" office:value="0.000834941864013672" calcext:value-type="float">
            <text:p>0.000834941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249862670898437" calcext:value-type="float">
            <text:p>0.0002498627</text:p>
          </table:table-cell>
          <table:table-cell office:value-type="float" office:value="0.000831842422485352" calcext:value-type="float">
            <text:p>0.000831842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250101089477539" calcext:value-type="float">
            <text:p>0.0002501011</text:p>
          </table:table-cell>
          <table:table-cell office:value-type="float" office:value="0.000831842422485352" calcext:value-type="float">
            <text:p>0.00083184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250101089477539" calcext:value-type="float">
            <text:p>0.0002501011</text:p>
          </table:table-cell>
          <table:table-cell office:value-type="float" office:value="0.00085139274597168" calcext:value-type="float">
            <text:p>0.000851392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253438949584961" calcext:value-type="float">
            <text:p>0.0002534389</text:p>
          </table:table-cell>
          <table:table-cell office:value-type="float" office:value="0.000833272933959961" calcext:value-type="float">
            <text:p>0.000833272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250816345214844" calcext:value-type="float">
            <text:p>0.0002508163</text:p>
          </table:table-cell>
          <table:table-cell office:value-type="float" office:value="0.000860214233398438" calcext:value-type="float">
            <text:p>0.000860214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258684158325195" calcext:value-type="float">
            <text:p>0.0002586842</text:p>
          </table:table-cell>
          <table:table-cell office:value-type="float" office:value="0.000883579254150391" calcext:value-type="float">
            <text:p>0.00088357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259637832641602" calcext:value-type="float">
            <text:p>0.0002596378</text:p>
          </table:table-cell>
          <table:table-cell office:value-type="float" office:value="0.000860929489135742" calcext:value-type="float">
            <text:p>0.000860929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259637832641602" calcext:value-type="float">
            <text:p>0.0002596378</text:p>
          </table:table-cell>
          <table:table-cell office:value-type="float" office:value="0.00086212158203125" calcext:value-type="float">
            <text:p>0.00086212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259160995483398" calcext:value-type="float">
            <text:p>0.000259161</text:p>
          </table:table-cell>
          <table:table-cell office:value-type="float" office:value="0.00087738037109375" calcext:value-type="float">
            <text:p>0.000877380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259637832641602" calcext:value-type="float">
            <text:p>0.0002596378</text:p>
          </table:table-cell>
          <table:table-cell office:value-type="float" office:value="0.000863075256347656" calcext:value-type="float">
            <text:p>0.00086307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259160995483398" calcext:value-type="float">
            <text:p>0.000259161</text:p>
          </table:table-cell>
          <table:table-cell office:value-type="float" office:value="0.000864505767822266" calcext:value-type="float">
            <text:p>0.00086450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259637832641602" calcext:value-type="float">
            <text:p>0.0002596378</text:p>
          </table:table-cell>
          <table:table-cell office:value-type="float" office:value="0.000868558883666992" calcext:value-type="float">
            <text:p>0.000868558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260591506958008" calcext:value-type="float">
            <text:p>0.0002605915</text:p>
          </table:table-cell>
          <table:table-cell office:value-type="float" office:value="0.000867843627929688" calcext:value-type="float">
            <text:p>0.000867843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260353088378906" calcext:value-type="float">
            <text:p>0.0002603531</text:p>
          </table:table-cell>
          <table:table-cell office:value-type="float" office:value="0.000823736190795898" calcext:value-type="float">
            <text:p>0.000823736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250816345214844" calcext:value-type="float">
            <text:p>0.0002508163</text:p>
          </table:table-cell>
          <table:table-cell office:value-type="float" office:value="0.000890016555786133" calcext:value-type="float">
            <text:p>0.000890016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261545181274414" calcext:value-type="float">
            <text:p>0.0002615452</text:p>
          </table:table-cell>
          <table:table-cell office:value-type="float" office:value="0.00079345703125" calcext:value-type="float">
            <text:p>0.0007934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243186950683594" calcext:value-type="float">
            <text:p>0.000243187</text:p>
          </table:table-cell>
          <table:table-cell office:value-type="float" office:value="0.000802993774414063" calcext:value-type="float">
            <text:p>0.000802993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253438949584961" calcext:value-type="float">
            <text:p>0.0002534389</text:p>
          </table:table-cell>
          <table:table-cell office:value-type="float" office:value="0.000799655914306641" calcext:value-type="float">
            <text:p>0.00079965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254392623901367" calcext:value-type="float">
            <text:p>0.0002543926</text:p>
          </table:table-cell>
          <table:table-cell office:value-type="float" office:value="0.000870943069458008" calcext:value-type="float">
            <text:p>0.000870943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312089920043945" calcext:value-type="float">
            <text:p>0.0003120899</text:p>
          </table:table-cell>
          <table:table-cell office:value-type="float" office:value="0.00084686279296875" calcext:value-type="float">
            <text:p>0.000846862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268459320068359" calcext:value-type="float">
            <text:p>0.0002684593</text:p>
          </table:table-cell>
          <table:table-cell office:value-type="float" office:value="0.000848531723022461" calcext:value-type="float">
            <text:p>0.000848531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268936157226562" calcext:value-type="float">
            <text:p>0.0002689362</text:p>
          </table:table-cell>
          <table:table-cell office:value-type="float" office:value="0.000824689865112305" calcext:value-type="float">
            <text:p>0.000824689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271797180175781" calcext:value-type="float">
            <text:p>0.0002717972</text:p>
          </table:table-cell>
          <table:table-cell office:value-type="float" office:value="0.000823497772216797" calcext:value-type="float">
            <text:p>0.000823497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295877456665039" calcext:value-type="float">
            <text:p>0.0002958775</text:p>
          </table:table-cell>
          <table:table-cell office:value-type="float" office:value="0.000834465026855469" calcext:value-type="float">
            <text:p>0.00083446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251293182373047" calcext:value-type="float">
            <text:p>0.0002512932</text:p>
          </table:table-cell>
          <table:table-cell office:value-type="float" office:value="0.000807285308837891" calcext:value-type="float">
            <text:p>0.000807285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254154205322266" calcext:value-type="float">
            <text:p>0.0002541542</text:p>
          </table:table-cell>
          <table:table-cell office:value-type="float" office:value="0.0008392333984375" calcext:value-type="float">
            <text:p>0.000839233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257730484008789" calcext:value-type="float">
            <text:p>0.0002577305</text:p>
          </table:table-cell>
          <table:table-cell office:value-type="float" office:value="0.00081324577331543" calcext:value-type="float">
            <text:p>0.00081324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284433364868164" calcext:value-type="float">
            <text:p>0.0002844334</text:p>
          </table:table-cell>
          <table:table-cell office:value-type="float" office:value="0.000829696655273438" calcext:value-type="float">
            <text:p>0.000829696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269174575805664" calcext:value-type="float">
            <text:p>0.0002691746</text:p>
          </table:table-cell>
          <table:table-cell office:value-type="float" office:value="0.000824689865112305" calcext:value-type="float">
            <text:p>0.000824689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268936157226562" calcext:value-type="float">
            <text:p>0.0002689362</text:p>
          </table:table-cell>
          <table:table-cell office:value-type="float" office:value="0.00082707405090332" calcext:value-type="float">
            <text:p>0.000827074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251293182373047" calcext:value-type="float">
            <text:p>0.0002512932</text:p>
          </table:table-cell>
          <table:table-cell office:value-type="float" office:value="0.000901699066162109" calcext:value-type="float">
            <text:p>0.000901699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320672988891602" calcext:value-type="float">
            <text:p>0.000320673</text:p>
          </table:table-cell>
          <table:table-cell office:value-type="float" office:value="0.000983476638793945" calcext:value-type="float">
            <text:p>0.000983476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274896621704102" calcext:value-type="float">
            <text:p>0.0002748966</text:p>
          </table:table-cell>
          <table:table-cell office:value-type="float" office:value="0.000823974609375" calcext:value-type="float">
            <text:p>0.000823974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275611877441406" calcext:value-type="float">
            <text:p>0.0002756119</text:p>
          </table:table-cell>
          <table:table-cell office:value-type="float" office:value="0.000838756561279297" calcext:value-type="float">
            <text:p>0.000838756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275611877441406" calcext:value-type="float">
            <text:p>0.0002756119</text:p>
          </table:table-cell>
          <table:table-cell office:value-type="float" office:value="0.000839471817016602" calcext:value-type="float">
            <text:p>0.00083947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258684158325195" calcext:value-type="float">
            <text:p>0.0002586842</text:p>
          </table:table-cell>
          <table:table-cell office:value-type="float" office:value="0.000814676284790039" calcext:value-type="float">
            <text:p>0.000814676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254154205322266" calcext:value-type="float">
            <text:p>0.0002541542</text:p>
          </table:table-cell>
          <table:table-cell office:value-type="float" office:value="0.00103950500488281" calcext:value-type="float">
            <text:p>0.00103950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303983688354492" calcext:value-type="float">
            <text:p>0.0003039837</text:p>
          </table:table-cell>
          <table:table-cell office:value-type="float" office:value="0.00101375579833984" calcext:value-type="float">
            <text:p>0.001013755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303745269775391" calcext:value-type="float">
            <text:p>0.0003037453</text:p>
          </table:table-cell>
          <table:table-cell office:value-type="float" office:value="0.00102066993713379" calcext:value-type="float">
            <text:p>0.001020669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292539596557617" calcext:value-type="float">
            <text:p>0.0002925396</text:p>
          </table:table-cell>
          <table:table-cell office:value-type="float" office:value="0.000869035720825195" calcext:value-type="float">
            <text:p>0.00086903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254631042480469" calcext:value-type="float">
            <text:p>0.000254631</text:p>
          </table:table-cell>
          <table:table-cell office:value-type="float" office:value="0.000922679901123047" calcext:value-type="float">
            <text:p>0.000922679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271797180175781" calcext:value-type="float">
            <text:p>0.0002717972</text:p>
          </table:table-cell>
          <table:table-cell office:value-type="float" office:value="0.000988006591796875" calcext:value-type="float">
            <text:p>0.000988006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258684158325195" calcext:value-type="float">
            <text:p>0.0002586842</text:p>
          </table:table-cell>
          <table:table-cell office:value-type="float" office:value="0.000853061676025391" calcext:value-type="float">
            <text:p>0.00085306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256061553955078" calcext:value-type="float">
            <text:p>0.0002560616</text:p>
          </table:table-cell>
          <table:table-cell office:value-type="float" office:value="0.00083160400390625" calcext:value-type="float">
            <text:p>0.00083160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268697738647461" calcext:value-type="float">
            <text:p>0.0002686977</text:p>
          </table:table-cell>
          <table:table-cell office:value-type="float" office:value="0.000908374786376953" calcext:value-type="float">
            <text:p>0.00090837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269412994384766" calcext:value-type="float">
            <text:p>0.000269413</text:p>
          </table:table-cell>
          <table:table-cell office:value-type="float" office:value="0.000845909118652344" calcext:value-type="float">
            <text:p>0.000845909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267982482910156" calcext:value-type="float">
            <text:p>0.0002679825</text:p>
          </table:table-cell>
          <table:table-cell office:value-type="float" office:value="0.000853300094604492" calcext:value-type="float">
            <text:p>0.00085330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258445739746094" calcext:value-type="float">
            <text:p>0.0002584457</text:p>
          </table:table-cell>
          <table:table-cell office:value-type="float" office:value="0.000858545303344727" calcext:value-type="float">
            <text:p>0.000858545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24724006652832" calcext:value-type="float">
            <text:p>0.0002472401</text:p>
          </table:table-cell>
          <table:table-cell office:value-type="float" office:value="0.000824928283691406" calcext:value-type="float">
            <text:p>0.000824928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247001647949219" calcext:value-type="float">
            <text:p>0.0002470016</text:p>
          </table:table-cell>
          <table:table-cell office:value-type="float" office:value="0.000826835632324219" calcext:value-type="float">
            <text:p>0.000826835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258445739746094" calcext:value-type="float">
            <text:p>0.0002584457</text:p>
          </table:table-cell>
          <table:table-cell office:value-type="float" office:value="0.000827550888061523" calcext:value-type="float">
            <text:p>0.000827550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266313552856445" calcext:value-type="float">
            <text:p>0.0002663136</text:p>
          </table:table-cell>
          <table:table-cell office:value-type="float" office:value="0.000894546508789063" calcext:value-type="float">
            <text:p>0.000894546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330924987792969" calcext:value-type="float">
            <text:p>0.000330925</text:p>
          </table:table-cell>
          <table:table-cell office:value-type="float" office:value="0.00103330612182617" calcext:value-type="float">
            <text:p>0.001033306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267505645751953" calcext:value-type="float">
            <text:p>0.0002675056</text:p>
          </table:table-cell>
          <table:table-cell office:value-type="float" office:value="0.000895500183105469" calcext:value-type="float">
            <text:p>0.000895500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265598297119141" calcext:value-type="float">
            <text:p>0.0002655983</text:p>
          </table:table-cell>
          <table:table-cell office:value-type="float" office:value="0.000829935073852539" calcext:value-type="float">
            <text:p>0.00082993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263214111328125" calcext:value-type="float">
            <text:p>0.0002632141</text:p>
          </table:table-cell>
          <table:table-cell office:value-type="float" office:value="0.000870943069458008" calcext:value-type="float">
            <text:p>0.000870943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274181365966797" calcext:value-type="float">
            <text:p>0.0002741814</text:p>
          </table:table-cell>
          <table:table-cell office:value-type="float" office:value="0.000857830047607422" calcext:value-type="float">
            <text:p>0.000857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27012825012207" calcext:value-type="float">
            <text:p>0.0002701283</text:p>
          </table:table-cell>
          <table:table-cell office:value-type="float" office:value="0.000841140747070313" calcext:value-type="float">
            <text:p>0.000841140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272512435913086" calcext:value-type="float">
            <text:p>0.0002725124</text:p>
          </table:table-cell>
          <table:table-cell office:value-type="float" office:value="0.000986814498901367" calcext:value-type="float">
            <text:p>0.000986814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283241271972656" calcext:value-type="float">
            <text:p>0.0002832413</text:p>
          </table:table-cell>
          <table:table-cell office:value-type="float" office:value="0.000965595245361328" calcext:value-type="float">
            <text:p>0.0009655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258684158325195" calcext:value-type="float">
            <text:p>0.0002586842</text:p>
          </table:table-cell>
          <table:table-cell office:value-type="float" office:value="0.000860929489135742" calcext:value-type="float">
            <text:p>0.000860929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261545181274414" calcext:value-type="float">
            <text:p>0.0002615452</text:p>
          </table:table-cell>
          <table:table-cell office:value-type="float" office:value="0.000930070877075195" calcext:value-type="float">
            <text:p>0.000930070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260591506958008" calcext:value-type="float">
            <text:p>0.0002605915</text:p>
          </table:table-cell>
          <table:table-cell office:value-type="float" office:value="0.000899076461791992" calcext:value-type="float">
            <text:p>0.000899076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277996063232422" calcext:value-type="float">
            <text:p>0.0002779961</text:p>
          </table:table-cell>
          <table:table-cell office:value-type="float" office:value="0.00085139274597168" calcext:value-type="float">
            <text:p>0.000851392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262260437011719" calcext:value-type="float">
            <text:p>0.0002622604</text:p>
          </table:table-cell>
          <table:table-cell office:value-type="float" office:value="0.00088191032409668" calcext:value-type="float">
            <text:p>0.000881910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260829925537109" calcext:value-type="float">
            <text:p>0.0002608299</text:p>
          </table:table-cell>
          <table:table-cell office:value-type="float" office:value="0.000907182693481445" calcext:value-type="float">
            <text:p>0.000907182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251531600952148" calcext:value-type="float">
            <text:p>0.0002515316</text:p>
          </table:table-cell>
          <table:table-cell office:value-type="float" office:value="0.000840902328491211" calcext:value-type="float">
            <text:p>0.00084090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261068344116211" calcext:value-type="float">
            <text:p>0.0002610683</text:p>
          </table:table-cell>
          <table:table-cell office:value-type="float" office:value="0.000901460647583008" calcext:value-type="float">
            <text:p>0.000901460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268459320068359" calcext:value-type="float">
            <text:p>0.0002684593</text:p>
          </table:table-cell>
          <table:table-cell office:value-type="float" office:value="0.000969648361206055" calcext:value-type="float">
            <text:p>0.000969648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278949737548828" calcext:value-type="float">
            <text:p>0.0002789497</text:p>
          </table:table-cell>
          <table:table-cell office:value-type="float" office:value="0.000957012176513672" calcext:value-type="float">
            <text:p>0.00095701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278711318969727" calcext:value-type="float">
            <text:p>0.0002787113</text:p>
          </table:table-cell>
          <table:table-cell office:value-type="float" office:value="0.000865936279296875" calcext:value-type="float">
            <text:p>0.00086593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277280807495117" calcext:value-type="float">
            <text:p>0.0002772808</text:p>
          </table:table-cell>
          <table:table-cell office:value-type="float" office:value="0.000900745391845703" calcext:value-type="float">
            <text:p>0.000900745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274419784545898" calcext:value-type="float">
            <text:p>0.0002744198</text:p>
          </table:table-cell>
          <table:table-cell office:value-type="float" office:value="0.000879287719726563" calcext:value-type="float">
            <text:p>0.000879287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285863876342773" calcext:value-type="float">
            <text:p>0.0002858639</text:p>
          </table:table-cell>
          <table:table-cell office:value-type="float" office:value="0.000867128372192383" calcext:value-type="float">
            <text:p>0.000867128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275373458862305" calcext:value-type="float">
            <text:p>0.0002753735</text:p>
          </table:table-cell>
          <table:table-cell office:value-type="float" office:value="0.000866174697875977" calcext:value-type="float">
            <text:p>0.000866174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321388244628906" calcext:value-type="float">
            <text:p>0.0003213882</text:p>
          </table:table-cell>
          <table:table-cell office:value-type="float" office:value="0.000904560089111328" calcext:value-type="float">
            <text:p>0.000904560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255107879638672" calcext:value-type="float">
            <text:p>0.0002551079</text:p>
          </table:table-cell>
          <table:table-cell office:value-type="float" office:value="0.000878334045410156" calcext:value-type="float">
            <text:p>0.0008783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263452529907227" calcext:value-type="float">
            <text:p>0.0002634525</text:p>
          </table:table-cell>
          <table:table-cell office:value-type="float" office:value="0.000848293304443359" calcext:value-type="float">
            <text:p>0.00084829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280857086181641" calcext:value-type="float">
            <text:p>0.0002808571</text:p>
          </table:table-cell>
          <table:table-cell office:value-type="float" office:value="0.000864028930664063" calcext:value-type="float">
            <text:p>0.00086402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26392936706543" calcext:value-type="float">
            <text:p>0.0002639294</text:p>
          </table:table-cell>
          <table:table-cell office:value-type="float" office:value="0.000950336456298828" calcext:value-type="float">
            <text:p>0.000950336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280141830444336" calcext:value-type="float">
            <text:p>0.0002801418</text:p>
          </table:table-cell>
          <table:table-cell office:value-type="float" office:value="0.000931262969970703" calcext:value-type="float">
            <text:p>0.00093126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278234481811523" calcext:value-type="float">
            <text:p>0.0002782345</text:p>
          </table:table-cell>
          <table:table-cell office:value-type="float" office:value="0.000939369201660156" calcext:value-type="float">
            <text:p>0.000939369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277996063232422" calcext:value-type="float">
            <text:p>0.0002779961</text:p>
          </table:table-cell>
          <table:table-cell office:value-type="float" office:value="0.000931978225708008" calcext:value-type="float">
            <text:p>0.000931978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278472900390625" calcext:value-type="float">
            <text:p>0.0002784729</text:p>
          </table:table-cell>
          <table:table-cell office:value-type="float" office:value="0.000933408737182617" calcext:value-type="float">
            <text:p>0.000933408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278234481811523" calcext:value-type="float">
            <text:p>0.0002782345</text:p>
          </table:table-cell>
          <table:table-cell office:value-type="float" office:value="0.00101876258850098" calcext:value-type="float">
            <text:p>0.00101876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306844711303711" calcext:value-type="float">
            <text:p>0.0003068447</text:p>
          </table:table-cell>
          <table:table-cell office:value-type="float" office:value="0.00102734565734863" calcext:value-type="float">
            <text:p>0.001027345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310897827148437" calcext:value-type="float">
            <text:p>0.0003108978</text:p>
          </table:table-cell>
          <table:table-cell office:value-type="float" office:value="0.00105047225952148" calcext:value-type="float">
            <text:p>0.00105047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311136245727539" calcext:value-type="float">
            <text:p>0.0003111362</text:p>
          </table:table-cell>
          <table:table-cell office:value-type="float" office:value="0.00103569030761719" calcext:value-type="float">
            <text:p>0.001035690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308990478515625" calcext:value-type="float">
            <text:p>0.0003089905</text:p>
          </table:table-cell>
          <table:table-cell office:value-type="float" office:value="0.00103139877319336" calcext:value-type="float">
            <text:p>0.001031398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308752059936523" calcext:value-type="float">
            <text:p>0.0003087521</text:p>
          </table:table-cell>
          <table:table-cell office:value-type="float" office:value="0.0010373592376709" calcext:value-type="float">
            <text:p>0.001037359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308990478515625" calcext:value-type="float">
            <text:p>0.0003089905</text:p>
          </table:table-cell>
          <table:table-cell office:value-type="float" office:value="0.00105953216552734" calcext:value-type="float">
            <text:p>0.001059532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352382659912109" calcext:value-type="float">
            <text:p>0.0003523827</text:p>
          </table:table-cell>
          <table:table-cell office:value-type="float" office:value="0.000987529754638672" calcext:value-type="float">
            <text:p>0.000987529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272274017333984" calcext:value-type="float">
            <text:p>0.000272274</text:p>
          </table:table-cell>
          <table:table-cell office:value-type="float" office:value="0.000885486602783203" calcext:value-type="float">
            <text:p>0.000885486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31590461730957" calcext:value-type="float">
            <text:p>0.0003159046</text:p>
          </table:table-cell>
          <table:table-cell office:value-type="float" office:value="0.00103259086608887" calcext:value-type="float">
            <text:p>0.001032590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269889831542969" calcext:value-type="float">
            <text:p>0.0002698898</text:p>
          </table:table-cell>
          <table:table-cell office:value-type="float" office:value="0.000948667526245117" calcext:value-type="float">
            <text:p>0.000948667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303506851196289" calcext:value-type="float">
            <text:p>0.0003035069</text:p>
          </table:table-cell>
          <table:table-cell office:value-type="float" office:value="0.000897884368896484" calcext:value-type="float">
            <text:p>0.000897884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297069549560547" calcext:value-type="float">
            <text:p>0.0002970695</text:p>
          </table:table-cell>
          <table:table-cell office:value-type="float" office:value="0.00090336799621582" calcext:value-type="float">
            <text:p>0.00090336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328540802001953" calcext:value-type="float">
            <text:p>0.0003285408</text:p>
          </table:table-cell>
          <table:table-cell office:value-type="float" office:value="0.000921010971069336" calcext:value-type="float">
            <text:p>0.0009210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293493270874023" calcext:value-type="float">
            <text:p>0.0002934933</text:p>
          </table:table-cell>
          <table:table-cell office:value-type="float" office:value="0.000902891159057617" calcext:value-type="float">
            <text:p>0.00090289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290155410766602" calcext:value-type="float">
            <text:p>0.0002901554</text:p>
          </table:table-cell>
          <table:table-cell office:value-type="float" office:value="0.000968456268310547" calcext:value-type="float">
            <text:p>0.00096845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287771224975586" calcext:value-type="float">
            <text:p>0.0002877712</text:p>
          </table:table-cell>
          <table:table-cell office:value-type="float" office:value="0.000932931900024414" calcext:value-type="float">
            <text:p>0.00093293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299453735351562" calcext:value-type="float">
            <text:p>0.0002994537</text:p>
          </table:table-cell>
          <table:table-cell office:value-type="float" office:value="0.00102329254150391" calcext:value-type="float">
            <text:p>0.00102329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313043594360352" calcext:value-type="float">
            <text:p>0.0003130436</text:p>
          </table:table-cell>
          <table:table-cell office:value-type="float" office:value="0.000905036926269531" calcext:value-type="float">
            <text:p>0.000905036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300168991088867" calcext:value-type="float">
            <text:p>0.000300169</text:p>
          </table:table-cell>
          <table:table-cell office:value-type="float" office:value="0.000954151153564453" calcext:value-type="float">
            <text:p>0.00095415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27012825012207" calcext:value-type="float">
            <text:p>0.0002701283</text:p>
          </table:table-cell>
          <table:table-cell office:value-type="float" office:value="0.000894784927368164" calcext:value-type="float">
            <text:p>0.000894784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283479690551758" calcext:value-type="float">
            <text:p>0.0002834797</text:p>
          </table:table-cell>
          <table:table-cell office:value-type="float" office:value="0.000873327255249023" calcext:value-type="float">
            <text:p>0.000873327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28538703918457" calcext:value-type="float">
            <text:p>0.000285387</text:p>
          </table:table-cell>
          <table:table-cell office:value-type="float" office:value="0.000900030136108398" calcext:value-type="float">
            <text:p>0.00090003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282049179077148" calcext:value-type="float">
            <text:p>0.0002820492</text:p>
          </table:table-cell>
          <table:table-cell office:value-type="float" office:value="0.000957012176513672" calcext:value-type="float">
            <text:p>0.000957012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28228759765625" calcext:value-type="float">
            <text:p>0.0002822876</text:p>
          </table:table-cell>
          <table:table-cell office:value-type="float" office:value="0.000897884368896484" calcext:value-type="float">
            <text:p>0.00089788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262737274169922" calcext:value-type="float">
            <text:p>0.0002627373</text:p>
          </table:table-cell>
          <table:table-cell office:value-type="float" office:value="0.00090479850769043" calcext:value-type="float">
            <text:p>0.00090479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83002853393555" calcext:value-type="float">
            <text:p>0.0002830029</text:p>
          </table:table-cell>
          <table:table-cell office:value-type="float" office:value="0.000902414321899414" calcext:value-type="float">
            <text:p>0.0009024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0:50:33.313017066</dc:date>
    <meta:editing-duration>PT53S</meta:editing-duration>
    <meta:editing-cycles>1</meta:editing-cycles>
    <meta:document-statistic meta:table-count="1" meta:cell-count="30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49cm" svg:y="0.316cm" chart:style-name="ch2">
          <text:p>File Write Time Analysis</text:p>
        </chart:title>
        <chart:legend chart:legend-position="end" svg:x="13.465cm" svg:y="3.952cm" style:legend-expansion="high" chart:style-name="ch3"/>
        <chart:plot-area chart:style-name="ch4" table:cell-range-address="txt_csv_1000.A1:txt_csv_1000.C1001" chart:data-source-has-labels="both" svg:x="1.331cm" svg:y="1.275cm" svg:width="11.814cm" svg:height="6.564cm">
          <chartooo:coordinate-region svg:x="2.614cm" svg:y="1.396cm" svg:width="10.531cm" svg:height="5.441cm"/>
          <chart:axis chart:dimension="x" chart:name="primary-x" chart:style-name="ch5" chartooo:axis-type="auto">
            <chartooo:date-scale/>
            <chart:title svg:x="6.48cm" svg:y="8.019cm" chart:style-name="ch6">
              <text:p>Insertions</text:p>
            </chart:title>
            <chart:categories table:cell-range-address="txt_csv_1000.A1:txt_csv_1000.A1001"/>
          </chart:axis>
          <chart:axis chart:dimension="y" chart:name="primary-y" chart:style-name="ch5">
            <chart:title svg:x="0.451cm" svg:y="4.958cm" chart:style-name="ch7">
              <text:p>Time</text:p>
            </chart:title>
            <chart:grid chart:style-name="ch8" chart:class="major"/>
          </chart:axis>
          <chart:series chart:style-name="ch9" chart:values-cell-range-address="txt_csv_1000.B1:txt_csv_1000.B1001" loext:label-string="txt_file" chart:class="chart:line">
            <chart:data-point chart:repeated="1001"/>
          </chart:series>
          <chart:series chart:style-name="ch10" chart:values-cell-range-address="txt_csv_1000.C1:txt_csv_1000.C1001" loext:label-string="csv_file" chart:class="chart:line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t_file</text:p>
              </table:table-cell>
              <table:table-cell office:value-type="string">
                <text:p>csv_file</text:p>
              </table:table-cell>
            </table:table-row>
          </table:table-header-rows>
          <table:table-rows>
            <table:table-row>
              <table:table-cell office:value-type="string">
                <text:p>Insertions</text:p>
                <draw:g>
                  <svg:desc>txt_csv_1000.A1:txt_csv_1000.A1001</svg:desc>
                </draw:g>
              </table:table-cell>
              <table:table-cell office:value-type="float" office:value="NaN">
                <text:p>NaN</text:p>
                <draw:g>
                  <svg:desc>txt_csv_1000.B1:txt_csv_1000.B1001</svg:desc>
                </draw:g>
              </table:table-cell>
              <table:table-cell office:value-type="float" office:value="NaN">
                <text:p>NaN</text:p>
                <draw:g>
                  <svg:desc>txt_csv_1000.C1:txt_csv_1000.C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104904174804688">
                <text:p>0.0000104904174804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147819519042969">
                <text:p>0.0000147819519042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212192535400391">
                <text:p>0.00002121925354003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309944152832031">
                <text:p>0.00003099441528320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326633453369141">
                <text:p>0.000032663345336914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376701354980469">
                <text:p>0.00003767013549804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383853912353516">
                <text:p>0.00003838539123535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398159027099609">
                <text:p>0.000039815902709960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531673431396484">
                <text:p>0.00005316734313964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545978546142578">
                <text:p>0.00005459785461425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424385070800781">
                <text:p>0.00004243850708007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646114349365234">
                <text:p>0.00006461143493652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576972961425781">
                <text:p>0.00005769729614257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457763671875">
                <text:p>0.00004577636718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598430633544922">
                <text:p>0.00005984306335449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476837158203125">
                <text:p>0.0000476837158203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519752502441406">
                <text:p>0.00005197525024414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522136688232422">
                <text:p>0.00005221366882324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526905059814453">
                <text:p>0.00005269050598144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529289245605469">
                <text:p>0.000052928924560546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5340576171875">
                <text:p>0.000053405761718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674724578857422">
                <text:p>0.00006747245788574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565052032470703">
                <text:p>0.00005650520324707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576972961425781">
                <text:p>0.00005769729614257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586509704589844">
                <text:p>0.000058650970458984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596046447753906">
                <text:p>0.000059604644775390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734329223632812">
                <text:p>0.000073432922363281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624656677246094">
                <text:p>0.00006246566772460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64849853515625">
                <text:p>0.00006484985351562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758171081542969">
                <text:p>0.00007581710815429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646114349365234">
                <text:p>0.000064611434936523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64849853515625">
                <text:p>0.0000648498535156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791549682617187">
                <text:p>0.00007915496826171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703334808349609">
                <text:p>0.00007033348083496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696182250976562">
                <text:p>0.00006961822509765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829696655273438">
                <text:p>0.00008296966552734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822544097900391">
                <text:p>0.00008225440979003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913143157958984">
                <text:p>0.00009131431579589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741481781005859">
                <text:p>0.00007414817810058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10371208190918">
                <text:p>0.000103712081909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758171081542969">
                <text:p>0.00007581710815429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753402709960937">
                <text:p>0.000075340270996093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896453857421875">
                <text:p>0.000089645385742187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898838043212891">
                <text:p>0.00008988380432128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805854797363281">
                <text:p>0.000080585479736328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927448272705078">
                <text:p>0.00009274482727050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110626220703125">
                <text:p>0.0001106262207031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922679901123047">
                <text:p>0.000092267990112304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929832458496094">
                <text:p>0.000092983245849609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946521759033203">
                <text:p>0.00009465217590332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951290130615234">
                <text:p>0.00009512901306152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95367431640625">
                <text:p>0.0000953674316406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960826873779297">
                <text:p>0.000096082687377929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112533569335938">
                <text:p>0.00011253356933593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979900360107422">
                <text:p>0.000097990036010742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982284545898438">
                <text:p>0.00009822845458984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100135803222656">
                <text:p>0.0001001358032226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100374221801758">
                <text:p>0.0001003742218017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100851058959961">
                <text:p>0.0001008510589599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102043151855469">
                <text:p>0.00010204315185546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115156173706055">
                <text:p>0.0001151561737060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104904174804688">
                <text:p>0.0001049041748046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105857849121094">
                <text:p>0.0001058578491210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114679336547852">
                <text:p>0.00011467933654785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107049942016602">
                <text:p>0.0001070499420166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107765197753906">
                <text:p>0.0001077651977539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9918212890625">
                <text:p>0.0000991821289062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110149383544922">
                <text:p>0.00011014938354492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110149383544922">
                <text:p>0.00011014938354492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111818313598633">
                <text:p>0.0001118183135986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112771987915039">
                <text:p>0.00011277198791503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142335891723633">
                <text:p>0.0001423358917236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104665756225586">
                <text:p>0.0001046657562255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115156173706055">
                <text:p>0.00011515617370605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116348266601563">
                <text:p>0.0001163482666015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116586685180664">
                <text:p>0.0001165866851806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118255615234375">
                <text:p>0.00011825561523437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118494033813477">
                <text:p>0.00011849403381347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11897087097168">
                <text:p>0.0001189708709716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120878219604492">
                <text:p>0.00012087821960449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121116638183594">
                <text:p>0.00012111663818359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130653381347656">
                <text:p>0.0001306533813476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123739242553711">
                <text:p>0.00012373924255371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124454498291016">
                <text:p>0.0001244544982910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13279914855957">
                <text:p>0.0001327991485595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12660026550293">
                <text:p>0.0001266002655029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116825103759766">
                <text:p>0.00011682510375976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128269195556641">
                <text:p>0.00012826919555664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120639801025391">
                <text:p>0.0001206398010253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121593475341797">
                <text:p>0.00012159347534179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118494033813477">
                <text:p>0.00011849403381347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122308731079102">
                <text:p>0.0001223087310791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123262405395508">
                <text:p>0.0001232624053955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124454498291016">
                <text:p>0.00012445449829101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126361846923828">
                <text:p>0.00012636184692382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125885009765625">
                <text:p>0.00012588500976562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126838684082031">
                <text:p>0.00012683868408203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127792358398438">
                <text:p>0.00012779235839843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128507614135742">
                <text:p>0.00012850761413574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133037567138672">
                <text:p>0.00013303756713867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135660171508789">
                <text:p>0.0001356601715087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131368637084961">
                <text:p>0.00013136863708496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131607055664063">
                <text:p>0.0001316070556640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132560729980469">
                <text:p>0.00013256072998046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13422966003418">
                <text:p>0.0001342296600341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13422966003418">
                <text:p>0.0001342296600341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135183334350586">
                <text:p>0.00013518333435058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145435333251953">
                <text:p>0.00014543533325195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136852264404297">
                <text:p>0.00013685226440429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138282775878906">
                <text:p>0.00013828277587890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138521194458008">
                <text:p>0.0001385211944580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139474868774414">
                <text:p>0.00013947486877441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139713287353516">
                <text:p>0.0001397132873535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141620635986328">
                <text:p>0.00014162063598632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14185905456543">
                <text:p>0.000141859054565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142812728881836">
                <text:p>0.00014281272888183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144004821777344">
                <text:p>0.00014400482177734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144481658935547">
                <text:p>0.0001444816589355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145196914672852">
                <text:p>0.0001451969146728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146150588989258">
                <text:p>0.00014615058898925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147104263305664">
                <text:p>0.00014710426330566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148296356201172">
                <text:p>0.00014829635620117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148773193359375">
                <text:p>0.0001487731933593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149726867675781">
                <text:p>0.00014972686767578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150918960571289">
                <text:p>0.00015091896057128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16331672668457">
                <text:p>0.0001633167266845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152349472045898">
                <text:p>0.00015234947204589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153303146362305">
                <text:p>0.00015330314636230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154018402099609">
                <text:p>0.00015401840209960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15568733215332">
                <text:p>0.000155687332153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156164169311523">
                <text:p>0.00015616416931152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156879425048828">
                <text:p>0.00015687942504882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172615051269531">
                <text:p>0.0001726150512695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159025192260742">
                <text:p>0.00015902519226074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159502029418945">
                <text:p>0.00015950202941894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16021728515625">
                <text:p>0.0001602172851562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161170959472656">
                <text:p>0.00016117095947265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161886215209961">
                <text:p>0.00016188621520996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162839889526367">
                <text:p>0.00016283988952636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163555145263672">
                <text:p>0.00016355514526367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164031982421875">
                <text:p>0.00016403198242187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16474723815918">
                <text:p>0.0001647472381591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197410583496094">
                <text:p>0.0001974105834960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169992446899414">
                <text:p>0.00016999244689941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1678466796875">
                <text:p>0.00016784667968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168561935424805">
                <text:p>0.00016856193542480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169515609741211">
                <text:p>0.00016951560974121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170230865478516">
                <text:p>0.00017023086547851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171422958374023">
                <text:p>0.00017142295837402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205516815185547">
                <text:p>0.0002055168151855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144243240356445">
                <text:p>0.000144243240356445</text:p>
              </table:table-cell>
              <table:table-cell office:value-type="float" office:value="0.000174283981323242">
                <text:p>0.00017428398132324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175714492797852">
                <text:p>0.00017571449279785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175952911376953">
                <text:p>0.0001759529113769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186443328857422">
                <text:p>0.00018644332885742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176429748535156">
                <text:p>0.00017642974853515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177383422851563">
                <text:p>0.00017738342285156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178337097167969">
                <text:p>0.00017833709716796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188827514648438">
                <text:p>0.0001888275146484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179767608642578">
                <text:p>0.00017976760864257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180721282958984">
                <text:p>0.0001807212829589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182151794433594">
                <text:p>0.00018215179443359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182390213012695">
                <text:p>0.00018239021301269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185966491699219">
                <text:p>0.0001859664916992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199317932128906">
                <text:p>0.00019931793212890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187158584594727">
                <text:p>0.00018715858459472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19383430480957">
                <text:p>0.0001938343048095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188589096069336">
                <text:p>0.00018858909606933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189065933227539">
                <text:p>0.00018906593322753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189065933227539">
                <text:p>0.00018906593322753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189781188964844">
                <text:p>0.00018978118896484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214815139770508">
                <text:p>0.00021481513977050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191688537597656">
                <text:p>0.00019168853759765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192165374755859">
                <text:p>0.0001921653747558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196695327758789">
                <text:p>0.00019669532775878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194072723388672">
                <text:p>0.00019407272338867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204324722290039">
                <text:p>0.0002043247222900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195741653442383">
                <text:p>0.00019574165344238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196456909179688">
                <text:p>0.00019645690917968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198125839233398">
                <text:p>0.0001981258392333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197887420654297">
                <text:p>0.00019788742065429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198602676391602">
                <text:p>0.00019860267639160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199317932128906">
                <text:p>0.00019931793212890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200510025024414">
                <text:p>0.0002005100250244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201225280761719">
                <text:p>0.00020122528076171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202417373657227">
                <text:p>0.00020241737365722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203609466552734">
                <text:p>0.00020360946655273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203847885131836">
                <text:p>0.00020384788513183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205039978027344">
                <text:p>0.00020503997802734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207424163818359">
                <text:p>0.00020742416381835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574588775634766">
                <text:p>0.0000574588775634766</text:p>
              </table:table-cell>
              <table:table-cell office:value-type="float" office:value="0.000211715698242187">
                <text:p>0.00021171569824218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249624252319336">
                <text:p>0.00024962425231933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237226486206055">
                <text:p>0.00023722648620605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219821929931641">
                <text:p>0.0002198219299316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223398208618164">
                <text:p>0.00022339820861816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236749649047852">
                <text:p>0.00023674964904785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229120254516602">
                <text:p>0.00022912025451660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224828720092773">
                <text:p>0.00022482872009277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225543975830078">
                <text:p>0.00022554397583007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229835510253906">
                <text:p>0.00022983551025390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219821929931641">
                <text:p>0.00021982192993164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236749649047852">
                <text:p>0.0002367496490478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229835510253906">
                <text:p>0.00022983551025390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221014022827148">
                <text:p>0.00022101402282714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221967697143555">
                <text:p>0.00022196769714355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222682952880859">
                <text:p>0.00022268295288085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238656997680664">
                <text:p>0.00023865699768066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224590301513672">
                <text:p>0.0002245903015136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225543975830078">
                <text:p>0.00022554397583007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228166580200195">
                <text:p>0.00022816658020019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226259231567383">
                <text:p>0.0002262592315673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238418579101562">
                <text:p>0.0002384185791015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228166580200195">
                <text:p>0.00022816658020019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798702239990234">
                <text:p>0.0000798702239990234</text:p>
              </table:table-cell>
              <table:table-cell office:value-type="float" office:value="0.0002288818359375">
                <text:p>0.000228881835937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229597091674805">
                <text:p>0.0002295970916748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231266021728516">
                <text:p>0.0002312660217285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231266021728516">
                <text:p>0.00023126602172851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23198127746582">
                <text:p>0.0002319812774658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232934951782227">
                <text:p>0.0002329349517822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234365463256836">
                <text:p>0.00023436546325683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638961791992187">
                <text:p>0.0000638961791992187</text:p>
              </table:table-cell>
              <table:table-cell office:value-type="float" office:value="0.00024867057800293">
                <text:p>0.0002486705780029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023651123046875">
                <text:p>0.0002365112304687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274419784545898">
                <text:p>0.00027441978454589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238180160522461">
                <text:p>0.00023818016052246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238656997680664">
                <text:p>0.00023865699768066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240087509155273">
                <text:p>0.00024008750915527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240087509155273">
                <text:p>0.00024008750915527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024104118347168">
                <text:p>0.0002410411834716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249624252319336">
                <text:p>0.00024962425231933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243186950683594">
                <text:p>0.000243186950683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249862670898437">
                <text:p>0.0002498626708984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739097595214844">
                <text:p>0.0000739097595214844</text:p>
              </table:table-cell>
              <table:table-cell office:value-type="float" office:value="0.000244379043579102">
                <text:p>0.00024437904357910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252723693847656">
                <text:p>0.0002527236938476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246524810791016">
                <text:p>0.00024652481079101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247955322265625">
                <text:p>0.00024795532226562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269412994384766">
                <text:p>0.00026941299438476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248908996582031">
                <text:p>0.00024890899658203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257015228271484">
                <text:p>0.00025701522827148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250101089477539">
                <text:p>0.0002501010894775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25177001953125">
                <text:p>0.0002517700195312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252008438110352">
                <text:p>0.0002520084381103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252723693847656">
                <text:p>0.00025272369384765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027012825012207">
                <text:p>0.0002701282501220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25486946105957">
                <text:p>0.0002548694610595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259160995483398">
                <text:p>0.00025916099548339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26249885559082">
                <text:p>0.0002624988555908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263452529907227">
                <text:p>0.00026345252990722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274181365966797">
                <text:p>0.0002741813659667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259160995483398">
                <text:p>0.00025916099548339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265121459960937">
                <text:p>0.00026512145996093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261068344116211">
                <text:p>0.0002610683441162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283479690551758">
                <text:p>0.00028347969055175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263214111328125">
                <text:p>0.0002632141113281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715255737304687">
                <text:p>0.0000715255737304687</text:p>
              </table:table-cell>
              <table:table-cell office:value-type="float" office:value="0.000263452529907227">
                <text:p>0.00026345252990722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896453857421875">
                <text:p>0.0000896453857421875</text:p>
              </table:table-cell>
              <table:table-cell office:value-type="float" office:value="0.000265121459960937">
                <text:p>0.00026512145996093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272512435913086">
                <text:p>0.00027251243591308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266313552856445">
                <text:p>0.00026631355285644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268459320068359">
                <text:p>0.00026845932006835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289440155029297">
                <text:p>0.00028944015502929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0269412994384766">
                <text:p>0.00026941299438476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2899169921875">
                <text:p>0.00028991699218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271081924438477">
                <text:p>0.00027108192443847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958442687988281">
                <text:p>0.0000958442687988281</text:p>
              </table:table-cell>
              <table:table-cell office:value-type="float" office:value="0.000293493270874023">
                <text:p>0.00029349327087402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280141830444336">
                <text:p>0.00028014183044433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273704528808594">
                <text:p>0.00027370452880859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273704528808594">
                <text:p>0.00027370452880859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295400619506836">
                <text:p>0.00029540061950683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276327133178711">
                <text:p>0.00027632713317871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298023223876953">
                <text:p>0.00029802322387695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27775764465332">
                <text:p>0.0002777576446533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299215316772461">
                <text:p>0.00029921531677246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278949737548828">
                <text:p>0.00027894973754882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280618667602539">
                <text:p>0.00028061866760253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296592712402344">
                <text:p>0.00029659271240234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303030014038086">
                <text:p>0.00030303001403808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282764434814453">
                <text:p>0.00028276443481445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305414199829102">
                <text:p>0.00030541419982910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302314758300781">
                <text:p>0.00030231475830078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305891036987305">
                <text:p>0.00030589103698730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306606292724609">
                <text:p>0.00030660629272460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30827522277832">
                <text:p>0.0003082752227783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288248062133789">
                <text:p>0.00028824806213378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967979431152344">
                <text:p>0.0000967979431152344</text:p>
              </table:table-cell>
              <table:table-cell office:value-type="float" office:value="0.000304698944091797">
                <text:p>0.00030469894409179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294208526611328">
                <text:p>0.00029420852661132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311613082885742">
                <text:p>0.00031161308288574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291109085083008">
                <text:p>0.00029110908508300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294208526611328">
                <text:p>0.00029420852661132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308752059936523">
                <text:p>0.00030875205993652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294208526611328">
                <text:p>0.00029420852661132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303745269775391">
                <text:p>0.00030374526977539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311613082885742">
                <text:p>0.0003116130828857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311851501464844">
                <text:p>0.00031185150146484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808238983154297">
                <text:p>0.0000808238983154297</text:p>
              </table:table-cell>
              <table:table-cell office:value-type="float" office:value="0.000298023223876953">
                <text:p>0.00029802322387695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0299215316772461">
                <text:p>0.0002992153167724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299692153930664">
                <text:p>0.00029969215393066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302314758300781">
                <text:p>0.00030231475830078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30064582824707">
                <text:p>0.0003006458282470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303030014038086">
                <text:p>0.00030303001403808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824928283691406">
                <text:p>0.0000824928283691406</text:p>
              </table:table-cell>
              <table:table-cell office:value-type="float" office:value="0.000303268432617187">
                <text:p>0.00030326843261718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32353401184082">
                <text:p>0.0003235340118408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314712524414062">
                <text:p>0.0003147125244140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310420989990234">
                <text:p>0.00031042098999023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329017639160156">
                <text:p>0.00032901763916015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374078750610352">
                <text:p>0.00037407875061035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335931777954102">
                <text:p>0.00033593177795410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101804733276367">
                <text:p>0.000101804733276367</text:p>
              </table:table-cell>
              <table:table-cell office:value-type="float" office:value="0.000397205352783203">
                <text:p>0.00039720535278320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325441360473633">
                <text:p>0.0003254413604736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102043151855469">
                <text:p>0.000102043151855469</text:p>
              </table:table-cell>
              <table:table-cell office:value-type="float" office:value="0.000318527221679687">
                <text:p>0.00031852722167968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329017639160156">
                <text:p>0.00032901763916015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0326633453369141">
                <text:p>0.00032663345336914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0321626663208008">
                <text:p>0.0003216266632080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867843627929688">
                <text:p>0.0000867843627929688</text:p>
              </table:table-cell>
              <table:table-cell office:value-type="float" office:value="0.000366687774658203">
                <text:p>0.00036668777465820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917911529541016">
                <text:p>0.0000917911529541016</text:p>
              </table:table-cell>
              <table:table-cell office:value-type="float" office:value="0.000322103500366211">
                <text:p>0.00032210350036621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100374221801758">
                <text:p>0.000100374221801758</text:p>
              </table:table-cell>
              <table:table-cell office:value-type="float" office:value="0.000338554382324219">
                <text:p>0.00033855438232421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33116340637207">
                <text:p>0.0003311634063720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319480895996094">
                <text:p>0.00031948089599609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369071960449219">
                <text:p>0.00036907196044921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108003616333008">
                <text:p>0.000108003616333008</text:p>
              </table:table-cell>
              <table:table-cell office:value-type="float" office:value="0.000396966934204102">
                <text:p>0.00039696693420410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333309173583984">
                <text:p>0.0003333091735839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033259391784668">
                <text:p>0.0003325939178466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32496452331543">
                <text:p>0.0003249645233154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107526779174805">
                <text:p>0.000107526779174805</text:p>
              </table:table-cell>
              <table:table-cell office:value-type="float" office:value="0.000335693359375">
                <text:p>0.00033569335937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884532928466797">
                <text:p>0.0000884532928466797</text:p>
              </table:table-cell>
              <table:table-cell office:value-type="float" office:value="0.000352382659912109">
                <text:p>0.00035238265991210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891685485839844">
                <text:p>0.0000891685485839844</text:p>
              </table:table-cell>
              <table:table-cell office:value-type="float" office:value="0.000339269638061523">
                <text:p>0.00033926963806152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434637069702148">
                <text:p>0.00043463706970214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14042854309082">
                <text:p>0.00014042854309082</text:p>
              </table:table-cell>
              <table:table-cell office:value-type="float" office:value="0.000466823577880859">
                <text:p>0.00046682357788085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383377075195312">
                <text:p>0.0003833770751953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134468078613281">
                <text:p>0.000134468078613281</text:p>
              </table:table-cell>
              <table:table-cell office:value-type="float" office:value="0.000395774841308594">
                <text:p>0.00039577484130859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359773635864258">
                <text:p>0.00035977363586425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359773635864258">
                <text:p>0.00035977363586425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364303588867187">
                <text:p>0.0003643035888671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361919403076172">
                <text:p>0.00036191940307617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376224517822266">
                <text:p>0.000376224517822266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977516174316406">
                <text:p>0.0000977516174316406</text:p>
              </table:table-cell>
              <table:table-cell office:value-type="float" office:value="0.000363588333129883">
                <text:p>0.00036358833312988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366449356079102">
                <text:p>0.00036644935607910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913143157958984">
                <text:p>0.0000913143157958984</text:p>
              </table:table-cell>
              <table:table-cell office:value-type="float" office:value="0.000368118286132812">
                <text:p>0.00036811828613281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917911529541016">
                <text:p>0.0000917911529541016</text:p>
              </table:table-cell>
              <table:table-cell office:value-type="float" office:value="0.000380992889404297">
                <text:p>0.00038099288940429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0367164611816406">
                <text:p>0.00036716461181640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379323959350586">
                <text:p>0.00037932395935058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0384807586669922">
                <text:p>0.00038480758666992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939369201660156">
                <text:p>0.0000939369201660156</text:p>
              </table:table-cell>
              <table:table-cell office:value-type="float" office:value="0.000373125076293945">
                <text:p>0.00037312507629394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972747802734375">
                <text:p>0.0000972747802734375</text:p>
              </table:table-cell>
              <table:table-cell office:value-type="float" office:value="0.000351667404174805">
                <text:p>0.00035166740417480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362634658813477">
                <text:p>0.0003626346588134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358343124389648">
                <text:p>0.00035834312438964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36168098449707">
                <text:p>0.0003616809844970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131845474243164">
                <text:p>0.000131845474243164</text:p>
              </table:table-cell>
              <table:table-cell office:value-type="float" office:value="0.000436067581176758">
                <text:p>0.00043606758117675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382661819458008">
                <text:p>0.00038266181945800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382423400878906">
                <text:p>0.00038242340087890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365495681762695">
                <text:p>0.00036549568176269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108480453491211">
                <text:p>0.000108480453491211</text:p>
              </table:table-cell>
              <table:table-cell office:value-type="float" office:value="0.00038456916809082">
                <text:p>0.0003845691680908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395059585571289">
                <text:p>0.00039505958557128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110626220703125">
                <text:p>0.000110626220703125</text:p>
              </table:table-cell>
              <table:table-cell office:value-type="float" office:value="0.000382184982299805">
                <text:p>0.00038218498229980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116825103759766">
                <text:p>0.000116825103759766</text:p>
              </table:table-cell>
              <table:table-cell office:value-type="float" office:value="0.00042271614074707">
                <text:p>0.0004227161407470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111818313598633">
                <text:p>0.000111818313598633</text:p>
              </table:table-cell>
              <table:table-cell office:value-type="float" office:value="0.000396490097045898">
                <text:p>0.00039649009704589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401735305786133">
                <text:p>0.000401735305786133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114202499389648">
                <text:p>0.000114202499389648</text:p>
              </table:table-cell>
              <table:table-cell office:value-type="float" office:value="0.000404834747314453">
                <text:p>0.00040483474731445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124216079711914">
                <text:p>0.000124216079711914</text:p>
              </table:table-cell>
              <table:table-cell office:value-type="float" office:value="0.000371694564819336">
                <text:p>0.00037169456481933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379562377929687">
                <text:p>0.00037956237792968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120878219604492">
                <text:p>0.000120878219604492</text:p>
              </table:table-cell>
              <table:table-cell office:value-type="float" office:value="0.000494003295898438">
                <text:p>0.00049400329589843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226497650146484">
                <text:p>0.000226497650146484</text:p>
              </table:table-cell>
              <table:table-cell office:value-type="float" office:value="0.000421524047851563">
                <text:p>0.000421524047851563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202655792236328">
                <text:p>0.000202655792236328</text:p>
              </table:table-cell>
              <table:table-cell office:value-type="float" office:value="0.000401735305786133">
                <text:p>0.0004017353057861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125885009765625">
                <text:p>0.000125885009765625</text:p>
              </table:table-cell>
              <table:table-cell office:value-type="float" office:value="0.000372409820556641">
                <text:p>0.00037240982055664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121116638183594">
                <text:p>0.000121116638183594</text:p>
              </table:table-cell>
              <table:table-cell office:value-type="float" office:value="0.000415802001953125">
                <text:p>0.00041580200195312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123262405395508">
                <text:p>0.000123262405395508</text:p>
              </table:table-cell>
              <table:table-cell office:value-type="float" office:value="0.000401020050048828">
                <text:p>0.00040102005004882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127315521240234">
                <text:p>0.000127315521240234</text:p>
              </table:table-cell>
              <table:table-cell office:value-type="float" office:value="0.000378131866455078">
                <text:p>0.00037813186645507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404119491577148">
                <text:p>0.00040411949157714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370025634765625">
                <text:p>0.00037002563476562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120878219604492">
                <text:p>0.000120878219604492</text:p>
              </table:table-cell>
              <table:table-cell office:value-type="float" office:value="0.000370979309082031">
                <text:p>0.00037097930908203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121831893920898">
                <text:p>0.000121831893920898</text:p>
              </table:table-cell>
              <table:table-cell office:value-type="float" office:value="0.000380992889404297">
                <text:p>0.00038099288940429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375032424926758">
                <text:p>0.00037503242492675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381231307983398">
                <text:p>0.00038123130798339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113725662231445">
                <text:p>0.000113725662231445</text:p>
              </table:table-cell>
              <table:table-cell office:value-type="float" office:value="0.000383615493774414">
                <text:p>0.00038361549377441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113725662231445">
                <text:p>0.000113725662231445</text:p>
              </table:table-cell>
              <table:table-cell office:value-type="float" office:value="0.000374555587768555">
                <text:p>0.00037455558776855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404834747314453">
                <text:p>0.00040483474731445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40125846862793">
                <text:p>0.0004012584686279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385522842407227">
                <text:p>0.000385522842407227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118255615234375">
                <text:p>0.000118255615234375</text:p>
              </table:table-cell>
              <table:table-cell office:value-type="float" office:value="0.000388383865356445">
                <text:p>0.00038838386535644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118732452392578">
                <text:p>0.000118732452392578</text:p>
              </table:table-cell>
              <table:table-cell office:value-type="float" office:value="0.00038909912109375">
                <text:p>0.0003890991210937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38909912109375">
                <text:p>0.0003890991210937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11897087097168">
                <text:p>0.00011897087097168</text:p>
              </table:table-cell>
              <table:table-cell office:value-type="float" office:value="0.000397682189941406">
                <text:p>0.00039768218994140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391960144042969">
                <text:p>0.0003919601440429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119686126708984">
                <text:p>0.000119686126708984</text:p>
              </table:table-cell>
              <table:table-cell office:value-type="float" office:value="0.00039219856262207">
                <text:p>0.00039219856262207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119686126708984">
                <text:p>0.000119686126708984</text:p>
              </table:table-cell>
              <table:table-cell office:value-type="float" office:value="0.000394105911254883">
                <text:p>0.00039410591125488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119686126708984">
                <text:p>0.000119686126708984</text:p>
              </table:table-cell>
              <table:table-cell office:value-type="float" office:value="0.000394582748413086">
                <text:p>0.00039458274841308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395536422729492">
                <text:p>0.00039553642272949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119924545288086">
                <text:p>0.000119924545288086</text:p>
              </table:table-cell>
              <table:table-cell office:value-type="float" office:value="0.000395774841308594">
                <text:p>0.00039577484130859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397443771362305">
                <text:p>0.00039744377136230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408411026000977">
                <text:p>0.00040841102600097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121116638183594">
                <text:p>0.000121116638183594</text:p>
              </table:table-cell>
              <table:table-cell office:value-type="float" office:value="0.000388145446777344">
                <text:p>0.00038814544677734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118255615234375">
                <text:p>0.000118255615234375</text:p>
              </table:table-cell>
              <table:table-cell office:value-type="float" office:value="0.000399112701416016">
                <text:p>0.00039911270141601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127553939819336">
                <text:p>0.000127553939819336</text:p>
              </table:table-cell>
              <table:table-cell office:value-type="float" office:value="0.000443458557128906">
                <text:p>0.00044345855712890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411033630371094">
                <text:p>0.00041103363037109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400304794311523">
                <text:p>0.00040030479431152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14805793762207">
                <text:p>0.00014805793762207</text:p>
              </table:table-cell>
              <table:table-cell office:value-type="float" office:value="0.000472784042358398">
                <text:p>0.00047278404235839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131368637084961">
                <text:p>0.000131368637084961</text:p>
              </table:table-cell>
              <table:table-cell office:value-type="float" office:value="0.00040435791015625">
                <text:p>0.0004043579101562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404119491577148">
                <text:p>0.00040411949157714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120162963867188">
                <text:p>0.000120162963867188</text:p>
              </table:table-cell>
              <table:table-cell office:value-type="float" office:value="0.000403642654418945">
                <text:p>0.00040364265441894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425577163696289">
                <text:p>0.00042557716369628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396490097045898">
                <text:p>0.00039649009704589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418901443481445">
                <text:p>0.00041890144348144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420808792114258">
                <text:p>0.00042080879211425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408172607421875">
                <text:p>0.00040817260742187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130653381347656">
                <text:p>0.000130653381347656</text:p>
              </table:table-cell>
              <table:table-cell office:value-type="float" office:value="0.000409603118896484">
                <text:p>0.00040960311889648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121355056762695">
                <text:p>0.000121355056762695</text:p>
              </table:table-cell>
              <table:table-cell office:value-type="float" office:value="0.00040745735168457">
                <text:p>0.0004074573516845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402212142944336">
                <text:p>0.00040221214294433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121831893920898">
                <text:p>0.000121831893920898</text:p>
              </table:table-cell>
              <table:table-cell office:value-type="float" office:value="0.000411033630371094">
                <text:p>0.00041103363037109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140905380249023">
                <text:p>0.000140905380249023</text:p>
              </table:table-cell>
              <table:table-cell office:value-type="float" office:value="0.000421524047851563">
                <text:p>0.00042152404785156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147581100463867">
                <text:p>0.000147581100463867</text:p>
              </table:table-cell>
              <table:table-cell office:value-type="float" office:value="0.000447273254394531">
                <text:p>0.00044727325439453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132083892822266">
                <text:p>0.000132083892822266</text:p>
              </table:table-cell>
              <table:table-cell office:value-type="float" office:value="0.000413417816162109">
                <text:p>0.000413417816162109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133275985717773">
                <text:p>0.000133275985717773</text:p>
              </table:table-cell>
              <table:table-cell office:value-type="float" office:value="0.000417947769165039">
                <text:p>0.000417947769165039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123023986816406">
                <text:p>0.000123023986816406</text:p>
              </table:table-cell>
              <table:table-cell office:value-type="float" office:value="0.000429391860961914">
                <text:p>0.00042939186096191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431299209594727">
                <text:p>0.00043129920959472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133752822875977">
                <text:p>0.000133752822875977</text:p>
              </table:table-cell>
              <table:table-cell office:value-type="float" office:value="0.000416755676269531">
                <text:p>0.000416755676269531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459909439086914">
                <text:p>0.00045990943908691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136137008666992">
                <text:p>0.000136137008666992</text:p>
              </table:table-cell>
              <table:table-cell office:value-type="float" office:value="0.000471353530883789">
                <text:p>0.00047135353088378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150918960571289">
                <text:p>0.000150918960571289</text:p>
              </table:table-cell>
              <table:table-cell office:value-type="float" office:value="0.000445365905761719">
                <text:p>0.00044536590576171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436067581176758">
                <text:p>0.00043606758117675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412464141845703">
                <text:p>0.00041246414184570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12516975402832">
                <text:p>0.00012516975402832</text:p>
              </table:table-cell>
              <table:table-cell office:value-type="float" office:value="0.000428676605224609">
                <text:p>0.00042867660522460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135183334350586">
                <text:p>0.000135183334350586</text:p>
              </table:table-cell>
              <table:table-cell office:value-type="float" office:value="0.000442028045654297">
                <text:p>0.00044202804565429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144004821777344">
                <text:p>0.000144004821777344</text:p>
              </table:table-cell>
              <table:table-cell office:value-type="float" office:value="0.000433683395385742">
                <text:p>0.00043368339538574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14805793762207">
                <text:p>0.00014805793762207</text:p>
              </table:table-cell>
              <table:table-cell office:value-type="float" office:value="0.000461339950561523">
                <text:p>0.00046133995056152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126361846923828">
                <text:p>0.000126361846923828</text:p>
              </table:table-cell>
              <table:table-cell office:value-type="float" office:value="0.000429630279541016">
                <text:p>0.00042963027954101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12969970703125">
                <text:p>0.00012969970703125</text:p>
              </table:table-cell>
              <table:table-cell office:value-type="float" office:value="0.000510215759277344">
                <text:p>0.00051021575927734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427961349487305">
                <text:p>0.00042796134948730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428438186645508">
                <text:p>0.00042843818664550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473976135253906">
                <text:p>0.000473976135253906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127315521240234">
                <text:p>0.000127315521240234</text:p>
              </table:table-cell>
              <table:table-cell office:value-type="float" office:value="0.000462770462036133">
                <text:p>0.00046277046203613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131368637084961">
                <text:p>0.000131368637084961</text:p>
              </table:table-cell>
              <table:table-cell office:value-type="float" office:value="0.0004425048828125">
                <text:p>0.000442504882812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146627426147461">
                <text:p>0.000146627426147461</text:p>
              </table:table-cell>
              <table:table-cell office:value-type="float" office:value="0.00045013427734375">
                <text:p>0.0004501342773437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150680541992188">
                <text:p>0.000150680541992188</text:p>
              </table:table-cell>
              <table:table-cell office:value-type="float" office:value="0.000452041625976563">
                <text:p>0.00045204162597656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457525253295898">
                <text:p>0.00045752525329589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139474868774414">
                <text:p>0.000139474868774414</text:p>
              </table:table-cell>
              <table:table-cell office:value-type="float" office:value="0.000445842742919922">
                <text:p>0.00044584274291992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133037567138672">
                <text:p>0.000133037567138672</text:p>
              </table:table-cell>
              <table:table-cell office:value-type="float" office:value="0.000457525253295898">
                <text:p>0.00045752525329589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14042854309082">
                <text:p>0.00014042854309082</text:p>
              </table:table-cell>
              <table:table-cell office:value-type="float" office:value="0.000522851943969727">
                <text:p>0.00052285194396972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144004821777344">
                <text:p>0.000144004821777344</text:p>
              </table:table-cell>
              <table:table-cell office:value-type="float" office:value="0.000471353530883789">
                <text:p>0.00047135353088378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17094612121582">
                <text:p>0.00017094612121582</text:p>
              </table:table-cell>
              <table:table-cell office:value-type="float" office:value="0.000445365905761719">
                <text:p>0.00044536590576171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452995300292969">
                <text:p>0.000452995300292969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165224075317383">
                <text:p>0.000165224075317383</text:p>
              </table:table-cell>
              <table:table-cell office:value-type="float" office:value="0.000455379486083984">
                <text:p>0.00045537948608398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139236450195313">
                <text:p>0.000139236450195313</text:p>
              </table:table-cell>
              <table:table-cell office:value-type="float" office:value="0.000478744506835938">
                <text:p>0.00047874450683593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142097473144531">
                <text:p>0.000142097473144531</text:p>
              </table:table-cell>
              <table:table-cell office:value-type="float" office:value="0.000463008880615234">
                <text:p>0.00046300888061523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476598739624023">
                <text:p>0.00047659873962402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140666961669922">
                <text:p>0.000140666961669922</text:p>
              </table:table-cell>
              <table:table-cell office:value-type="float" office:value="0.000444650650024414">
                <text:p>0.000444650650024414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141382217407227">
                <text:p>0.000141382217407227</text:p>
              </table:table-cell>
              <table:table-cell office:value-type="float" office:value="0.000478744506835938">
                <text:p>0.00047874450683593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136613845825195">
                <text:p>0.000136613845825195</text:p>
              </table:table-cell>
              <table:table-cell office:value-type="float" office:value="0.000462532043457031">
                <text:p>0.000462532043457031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131845474243164">
                <text:p>0.000131845474243164</text:p>
              </table:table-cell>
              <table:table-cell office:value-type="float" office:value="0.00046229362487793">
                <text:p>0.0004622936248779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131845474243164">
                <text:p>0.000131845474243164</text:p>
              </table:table-cell>
              <table:table-cell office:value-type="float" office:value="0.000458002090454102">
                <text:p>0.00045800209045410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143051147460938">
                <text:p>0.000143051147460938</text:p>
              </table:table-cell>
              <table:table-cell office:value-type="float" office:value="0.000487565994262695">
                <text:p>0.00048756599426269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143766403198242">
                <text:p>0.000143766403198242</text:p>
              </table:table-cell>
              <table:table-cell office:value-type="float" office:value="0.000466108322143555">
                <text:p>0.00046610832214355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172138214111328">
                <text:p>0.000172138214111328</text:p>
              </table:table-cell>
              <table:table-cell office:value-type="float" office:value="0.00046992301940918">
                <text:p>0.0004699230194091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452995300292969">
                <text:p>0.0004529953002929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450849533081055">
                <text:p>0.00045084953308105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168800354003906">
                <text:p>0.000168800354003906</text:p>
              </table:table-cell>
              <table:table-cell office:value-type="float" office:value="0.00049138069152832">
                <text:p>0.0004913806915283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146627426147461">
                <text:p>0.000146627426147461</text:p>
              </table:table-cell>
              <table:table-cell office:value-type="float" office:value="0.000483989715576172">
                <text:p>0.00048398971557617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142574310302734">
                <text:p>0.000142574310302734</text:p>
              </table:table-cell>
              <table:table-cell office:value-type="float" office:value="0.000487327575683594">
                <text:p>0.00048732757568359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139951705932617">
                <text:p>0.000139951705932617</text:p>
              </table:table-cell>
              <table:table-cell office:value-type="float" office:value="0.000452995300292969">
                <text:p>0.000452995300292969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140190124511719">
                <text:p>0.000140190124511719</text:p>
              </table:table-cell>
              <table:table-cell office:value-type="float" office:value="0.000472307205200195">
                <text:p>0.00047230720520019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148296356201172">
                <text:p>0.000148296356201172</text:p>
              </table:table-cell>
              <table:table-cell office:value-type="float" office:value="0.000488042831420898">
                <text:p>0.00048804283142089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152111053466797">
                <text:p>0.000152111053466797</text:p>
              </table:table-cell>
              <table:table-cell office:value-type="float" office:value="0.000480413436889648">
                <text:p>0.000480413436889648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139236450195313">
                <text:p>0.000139236450195313</text:p>
              </table:table-cell>
              <table:table-cell office:value-type="float" office:value="0.000481843948364258">
                <text:p>0.000481843948364258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140905380249023">
                <text:p>0.000140905380249023</text:p>
              </table:table-cell>
              <table:table-cell office:value-type="float" office:value="0.000477790832519531">
                <text:p>0.00047779083251953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144720077514648">
                <text:p>0.000144720077514648</text:p>
              </table:table-cell>
              <table:table-cell office:value-type="float" office:value="0.000495672225952148">
                <text:p>0.00049567222595214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192880630493164">
                <text:p>0.000192880630493164</text:p>
              </table:table-cell>
              <table:table-cell office:value-type="float" office:value="0.000536203384399414">
                <text:p>0.0005362033843994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164031982421875">
                <text:p>0.000164031982421875</text:p>
              </table:table-cell>
              <table:table-cell office:value-type="float" office:value="0.000488042831420898">
                <text:p>0.00048804283142089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144481658935547">
                <text:p>0.000144481658935547</text:p>
              </table:table-cell>
              <table:table-cell office:value-type="float" office:value="0.000480413436889648">
                <text:p>0.00048041343688964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144720077514648">
                <text:p>0.000144720077514648</text:p>
              </table:table-cell>
              <table:table-cell office:value-type="float" office:value="0.000480890274047852">
                <text:p>0.00048089027404785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144481658935547">
                <text:p>0.000144481658935547</text:p>
              </table:table-cell>
              <table:table-cell office:value-type="float" office:value="0.000481367111206055">
                <text:p>0.00048136711120605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144243240356445">
                <text:p>0.000144243240356445</text:p>
              </table:table-cell>
              <table:table-cell office:value-type="float" office:value="0.000482320785522461">
                <text:p>0.000482320785522461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49901008605957">
                <text:p>0.0004990100860595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150680541992188">
                <text:p>0.000150680541992188</text:p>
              </table:table-cell>
              <table:table-cell office:value-type="float" office:value="0.000504255294799805">
                <text:p>0.00050425529479980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145435333251953">
                <text:p>0.000145435333251953</text:p>
              </table:table-cell>
              <table:table-cell office:value-type="float" office:value="0.000484466552734375">
                <text:p>0.00048446655273437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145912170410156">
                <text:p>0.000145912170410156</text:p>
              </table:table-cell>
              <table:table-cell office:value-type="float" office:value="0.000491857528686523">
                <text:p>0.000491857528686523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146150588989258">
                <text:p>0.000146150588989258</text:p>
              </table:table-cell>
              <table:table-cell office:value-type="float" office:value="0.000486612319946289">
                <text:p>0.000486612319946289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487804412841797">
                <text:p>0.00048780441284179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488519668579102">
                <text:p>0.00048851966857910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147104263305664">
                <text:p>0.000147104263305664</text:p>
              </table:table-cell>
              <table:table-cell office:value-type="float" office:value="0.000489711761474609">
                <text:p>0.000489711761474609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15711784362793">
                <text:p>0.00015711784362793</text:p>
              </table:table-cell>
              <table:table-cell office:value-type="float" office:value="0.000505208969116211">
                <text:p>0.00050520896911621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467061996459961">
                <text:p>0.00046706199645996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494003295898438">
                <text:p>0.00049400329589843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154972076416016">
                <text:p>0.000154972076416016</text:p>
              </table:table-cell>
              <table:table-cell office:value-type="float" office:value="0.000530719757080078">
                <text:p>0.00053071975708007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161886215209961">
                <text:p>0.000161886215209961</text:p>
              </table:table-cell>
              <table:table-cell office:value-type="float" office:value="0.000494003295898438">
                <text:p>0.000494003295898438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485897064208984">
                <text:p>0.00048589706420898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155210494995117">
                <text:p>0.000155210494995117</text:p>
              </table:table-cell>
              <table:table-cell office:value-type="float" office:value="0.000511646270751953">
                <text:p>0.000511646270751953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512838363647461">
                <text:p>0.000512838363647461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000467300415039063">
                <text:p>0.00046730041503906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170707702636719">
                <text:p>0.000170707702636719</text:p>
              </table:table-cell>
              <table:table-cell office:value-type="float" office:value="0.000495672225952148">
                <text:p>0.00049567222595214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167131423950195">
                <text:p>0.000167131423950195</text:p>
              </table:table-cell>
              <table:table-cell office:value-type="float" office:value="0.000504493713378906">
                <text:p>0.00050449371337890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189781188964844">
                <text:p>0.000189781188964844</text:p>
              </table:table-cell>
              <table:table-cell office:value-type="float" office:value="0.000538825988769531">
                <text:p>0.00053882598876953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155448913574219">
                <text:p>0.000155448913574219</text:p>
              </table:table-cell>
              <table:table-cell office:value-type="float" office:value="0.000517606735229492">
                <text:p>0.00051760673522949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169992446899414">
                <text:p>0.000169992446899414</text:p>
              </table:table-cell>
              <table:table-cell office:value-type="float" office:value="0.000550270080566406">
                <text:p>0.00055027008056640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519275665283203">
                <text:p>0.00051927566528320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155925750732422">
                <text:p>0.000155925750732422</text:p>
              </table:table-cell>
              <table:table-cell office:value-type="float" office:value="0.000519275665283203">
                <text:p>0.000519275665283203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15568733215332">
                <text:p>0.00015568733215332</text:p>
              </table:table-cell>
              <table:table-cell office:value-type="float" office:value="0.000525712966918945">
                <text:p>0.00052571296691894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15568733215332">
                <text:p>0.00015568733215332</text:p>
              </table:table-cell>
              <table:table-cell office:value-type="float" office:value="0.000522375106811523">
                <text:p>0.00052237510681152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156164169311523">
                <text:p>0.000156164169311523</text:p>
              </table:table-cell>
              <table:table-cell office:value-type="float" office:value="0.00052189826965332">
                <text:p>0.0005218982696533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00053858757019043">
                <text:p>0.0005385875701904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15711784362793">
                <text:p>0.00015711784362793</text:p>
              </table:table-cell>
              <table:table-cell office:value-type="float" office:value="0.000525236129760742">
                <text:p>0.00052523612976074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524997711181641">
                <text:p>0.000524997711181641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52642822265625">
                <text:p>0.0005264282226562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528573989868164">
                <text:p>0.00052857398986816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507593154907227">
                <text:p>0.00050759315490722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493288040161133">
                <text:p>0.00049328804016113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154018402099609">
                <text:p>0.000154018402099609</text:p>
              </table:table-cell>
              <table:table-cell office:value-type="float" office:value="0.000505447387695313">
                <text:p>0.000505447387695313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150680541992188">
                <text:p>0.000150680541992188</text:p>
              </table:table-cell>
              <table:table-cell office:value-type="float" office:value="0.000496387481689453">
                <text:p>0.00049638748168945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145435333251953">
                <text:p>0.000145435333251953</text:p>
              </table:table-cell>
              <table:table-cell office:value-type="float" office:value="0.000499248504638672">
                <text:p>0.00049924850463867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154733657836914">
                <text:p>0.000154733657836914</text:p>
              </table:table-cell>
              <table:table-cell office:value-type="float" office:value="0.000533342361450195">
                <text:p>0.00053334236145019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159263610839844">
                <text:p>0.000159263610839844</text:p>
              </table:table-cell>
              <table:table-cell office:value-type="float" office:value="0.000529050827026367">
                <text:p>0.00052905082702636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154972076416016">
                <text:p>0.000154972076416016</text:p>
              </table:table-cell>
              <table:table-cell office:value-type="float" office:value="0.000514745712280273">
                <text:p>0.00051474571228027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15568733215332">
                <text:p>0.00015568733215332</text:p>
              </table:table-cell>
              <table:table-cell office:value-type="float" office:value="0.000500202178955078">
                <text:p>0.000500202178955078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155448913574219">
                <text:p>0.000155448913574219</text:p>
              </table:table-cell>
              <table:table-cell office:value-type="float" office:value="0.00050044059753418">
                <text:p>0.0005004405975341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15568733215332">
                <text:p>0.00015568733215332</text:p>
              </table:table-cell>
              <table:table-cell office:value-type="float" office:value="0.000501632690429688">
                <text:p>0.00050163269042968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501871109008789">
                <text:p>0.00050187110900878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156164169311523">
                <text:p>0.000156164169311523</text:p>
              </table:table-cell>
              <table:table-cell office:value-type="float" office:value="0.000530004501342773">
                <text:p>0.00053000450134277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151395797729492">
                <text:p>0.000151395797729492</text:p>
              </table:table-cell>
              <table:table-cell office:value-type="float" office:value="0.000518083572387695">
                <text:p>0.00051808357238769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510215759277344">
                <text:p>0.00051021575927734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151395797729492">
                <text:p>0.000151395797729492</text:p>
              </table:table-cell>
              <table:table-cell office:value-type="float" office:value="0.000510454177856445">
                <text:p>0.000510454177856445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152111053466797">
                <text:p>0.000152111053466797</text:p>
              </table:table-cell>
              <table:table-cell office:value-type="float" office:value="0.000511646270751953">
                <text:p>0.00051164627075195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152349472045898">
                <text:p>0.000152349472045898</text:p>
              </table:table-cell>
              <table:table-cell office:value-type="float" office:value="0.000518798828125">
                <text:p>0.000518798828125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152826309204102">
                <text:p>0.000152826309204102</text:p>
              </table:table-cell>
              <table:table-cell office:value-type="float" office:value="0.000512838363647461">
                <text:p>0.0005128383636474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152587890625">
                <text:p>0.000152587890625</text:p>
              </table:table-cell>
              <table:table-cell office:value-type="float" office:value="0.000513792037963867">
                <text:p>0.00051379203796386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153064727783203">
                <text:p>0.000153064727783203</text:p>
              </table:table-cell>
              <table:table-cell office:value-type="float" office:value="0.00051426887512207">
                <text:p>0.0005142688751220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517845153808594">
                <text:p>0.00051784515380859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521421432495117">
                <text:p>0.000521421432495117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517368316650391">
                <text:p>0.000517368316650391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154018402099609">
                <text:p>0.000154018402099609</text:p>
              </table:table-cell>
              <table:table-cell office:value-type="float" office:value="0.000518321990966797">
                <text:p>0.00051832199096679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520229339599609">
                <text:p>0.00052022933959960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154495239257813">
                <text:p>0.000154495239257813</text:p>
              </table:table-cell>
              <table:table-cell office:value-type="float" office:value="0.00056147575378418">
                <text:p>0.0005614757537841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164031982421875">
                <text:p>0.000164031982421875</text:p>
              </table:table-cell>
              <table:table-cell office:value-type="float" office:value="0.000553607940673828">
                <text:p>0.00055360794067382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161409378051758">
                <text:p>0.000161409378051758</text:p>
              </table:table-cell>
              <table:table-cell office:value-type="float" office:value="0.000516891479492188">
                <text:p>0.00051689147949218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151157379150391">
                <text:p>0.000151157379150391</text:p>
              </table:table-cell>
              <table:table-cell office:value-type="float" office:value="0.000558137893676758">
                <text:p>0.00055813789367675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165224075317383">
                <text:p>0.000165224075317383</text:p>
              </table:table-cell>
              <table:table-cell office:value-type="float" office:value="0.000539064407348633">
                <text:p>0.00053906440734863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151395797729492">
                <text:p>0.000151395797729492</text:p>
              </table:table-cell>
              <table:table-cell office:value-type="float" office:value="0.000519514083862305">
                <text:p>0.000519514083862305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564098358154297">
                <text:p>0.00056409835815429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169038772583008">
                <text:p>0.000169038772583008</text:p>
              </table:table-cell>
              <table:table-cell office:value-type="float" office:value="0.000548124313354492">
                <text:p>0.00054812431335449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20599365234375">
                <text:p>0.00020599365234375</text:p>
              </table:table-cell>
              <table:table-cell office:value-type="float" office:value="0.000571489334106445">
                <text:p>0.00057148933410644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213146209716797">
                <text:p>0.000213146209716797</text:p>
              </table:table-cell>
              <table:table-cell office:value-type="float" office:value="0.000711202621459961">
                <text:p>0.000711202621459961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215530395507812">
                <text:p>0.000215530395507812</text:p>
              </table:table-cell>
              <table:table-cell office:value-type="float" office:value="0.000713825225830078">
                <text:p>0.00071382522583007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213384628295898">
                <text:p>0.000213384628295898</text:p>
              </table:table-cell>
              <table:table-cell office:value-type="float" office:value="0.000724554061889648">
                <text:p>0.00072455406188964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213861465454102">
                <text:p>0.000213861465454102</text:p>
              </table:table-cell>
              <table:table-cell office:value-type="float" office:value="0.000599861145019531">
                <text:p>0.00059986114501953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177383422851563">
                <text:p>0.000177383422851563</text:p>
              </table:table-cell>
              <table:table-cell office:value-type="float" office:value="0.00057220458984375">
                <text:p>0.0005722045898437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344991683959961">
                <text:p>0.000344991683959961</text:p>
              </table:table-cell>
              <table:table-cell office:value-type="float" office:value="0.000530242919921875">
                <text:p>0.00053024291992187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158071517944336">
                <text:p>0.000158071517944336</text:p>
              </table:table-cell>
              <table:table-cell office:value-type="float" office:value="0.000534772872924805">
                <text:p>0.00053477287292480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164031982421875">
                <text:p>0.000164031982421875</text:p>
              </table:table-cell>
              <table:table-cell office:value-type="float" office:value="0.000562667846679688">
                <text:p>0.000562667846679688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171899795532227">
                <text:p>0.000171899795532227</text:p>
              </table:table-cell>
              <table:table-cell office:value-type="float" office:value="0.000527143478393555">
                <text:p>0.000527143478393555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163555145263672">
                <text:p>0.000163555145263672</text:p>
              </table:table-cell>
              <table:table-cell office:value-type="float" office:value="0.00052642822265625">
                <text:p>0.0005264282226562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548839569091797">
                <text:p>0.000548839569091797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518083572387695">
                <text:p>0.000518083572387695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153303146362305">
                <text:p>0.000153303146362305</text:p>
              </table:table-cell>
              <table:table-cell office:value-type="float" office:value="0.000580787658691406">
                <text:p>0.00058078765869140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169992446899414">
                <text:p>0.000169992446899414</text:p>
              </table:table-cell>
              <table:table-cell office:value-type="float" office:value="0.000553369522094727">
                <text:p>0.00055336952209472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172615051269531">
                <text:p>0.000172615051269531</text:p>
              </table:table-cell>
              <table:table-cell office:value-type="float" office:value="0.000612258911132813">
                <text:p>0.0006122589111328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173091888427734">
                <text:p>0.000173091888427734</text:p>
              </table:table-cell>
              <table:table-cell office:value-type="float" office:value="0.000568389892578125">
                <text:p>0.00056838989257812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161886215209961">
                <text:p>0.000161886215209961</text:p>
              </table:table-cell>
              <table:table-cell office:value-type="float" office:value="0.00054621696472168">
                <text:p>0.00054621696472168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161647796630859">
                <text:p>0.000161647796630859</text:p>
              </table:table-cell>
              <table:table-cell office:value-type="float" office:value="0.000556707382202148">
                <text:p>0.000556707382202148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166893005371094">
                <text:p>0.000166893005371094</text:p>
              </table:table-cell>
              <table:table-cell office:value-type="float" office:value="0.000528097152709961">
                <text:p>0.000528097152709961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167369842529297">
                <text:p>0.000167369842529297</text:p>
              </table:table-cell>
              <table:table-cell office:value-type="float" office:value="0.000550985336303711">
                <text:p>0.000550985336303711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181674957275391">
                <text:p>0.000181674957275391</text:p>
              </table:table-cell>
              <table:table-cell office:value-type="float" office:value="0.000549554824829102">
                <text:p>0.00054955482482910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158071517944336">
                <text:p>0.000158071517944336</text:p>
              </table:table-cell>
              <table:table-cell office:value-type="float" office:value="0.000590085983276367">
                <text:p>0.00059008598327636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167608261108398">
                <text:p>0.000167608261108398</text:p>
              </table:table-cell>
              <table:table-cell office:value-type="float" office:value="0.000553131103515625">
                <text:p>0.000553131103515625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162601470947266">
                <text:p>0.000162601470947266</text:p>
              </table:table-cell>
              <table:table-cell office:value-type="float" office:value="0.000551462173461914">
                <text:p>0.000551462173461914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177860260009766">
                <text:p>0.000177860260009766</text:p>
              </table:table-cell>
              <table:table-cell office:value-type="float" office:value="0.000580310821533203">
                <text:p>0.00058031082153320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166177749633789">
                <text:p>0.000166177749633789</text:p>
              </table:table-cell>
              <table:table-cell office:value-type="float" office:value="0.000591278076171875">
                <text:p>0.000591278076171875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16331672668457">
                <text:p>0.00016331672668457</text:p>
              </table:table-cell>
              <table:table-cell office:value-type="float" office:value="0.000584602355957031">
                <text:p>0.000584602355957031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177621841430664">
                <text:p>0.000177621841430664</text:p>
              </table:table-cell>
              <table:table-cell office:value-type="float" office:value="0.000666618347167969">
                <text:p>0.00066661834716796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197172164916992">
                <text:p>0.000197172164916992</text:p>
              </table:table-cell>
              <table:table-cell office:value-type="float" office:value="0.000550508499145508">
                <text:p>0.000550508499145508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215530395507812">
                <text:p>0.000215530395507812</text:p>
              </table:table-cell>
              <table:table-cell office:value-type="float" office:value="0.000548601150512695">
                <text:p>0.00054860115051269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170230865478516">
                <text:p>0.000170230865478516</text:p>
              </table:table-cell>
              <table:table-cell office:value-type="float" office:value="0.000568151473999023">
                <text:p>0.000568151473999023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159978866577148">
                <text:p>0.000159978866577148</text:p>
              </table:table-cell>
              <table:table-cell office:value-type="float" office:value="0.000556707382202148">
                <text:p>0.00055670738220214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169277191162109">
                <text:p>0.000169277191162109</text:p>
              </table:table-cell>
              <table:table-cell office:value-type="float" office:value="0.000612497329711914">
                <text:p>0.00061249732971191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160932540893555">
                <text:p>0.000160932540893555</text:p>
              </table:table-cell>
              <table:table-cell office:value-type="float" office:value="0.000551939010620117">
                <text:p>0.00055193901062011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183820724487305">
                <text:p>0.000183820724487305</text:p>
              </table:table-cell>
              <table:table-cell office:value-type="float" office:value="0.00059199333190918">
                <text:p>0.0005919933319091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174999237060547">
                <text:p>0.000174999237060547</text:p>
              </table:table-cell>
              <table:table-cell office:value-type="float" office:value="0.00055384635925293">
                <text:p>0.0005538463592529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171661376953125">
                <text:p>0.000171661376953125</text:p>
              </table:table-cell>
              <table:table-cell office:value-type="float" office:value="0.000568151473999023">
                <text:p>0.00056815147399902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183820724487305">
                <text:p>0.000183820724487305</text:p>
              </table:table-cell>
              <table:table-cell office:value-type="float" office:value="0.00056767463684082">
                <text:p>0.00056767463684082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189065933227539">
                <text:p>0.000189065933227539</text:p>
              </table:table-cell>
              <table:table-cell office:value-type="float" office:value="0.000566244125366211">
                <text:p>0.00056624412536621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170707702636719">
                <text:p>0.000170707702636719</text:p>
              </table:table-cell>
              <table:table-cell office:value-type="float" office:value="0.000571489334106445">
                <text:p>0.00057148933410644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171184539794922">
                <text:p>0.000171184539794922</text:p>
              </table:table-cell>
              <table:table-cell office:value-type="float" office:value="0.000612497329711914">
                <text:p>0.00061249732971191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171661376953125">
                <text:p>0.000171661376953125</text:p>
              </table:table-cell>
              <table:table-cell office:value-type="float" office:value="0.000549554824829102">
                <text:p>0.00054955482482910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162601470947266">
                <text:p>0.000162601470947266</text:p>
              </table:table-cell>
              <table:table-cell office:value-type="float" office:value="0.000548362731933594">
                <text:p>0.00054836273193359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17237663269043">
                <text:p>0.00017237663269043</text:p>
              </table:table-cell>
              <table:table-cell office:value-type="float" office:value="0.000560283660888672">
                <text:p>0.00056028366088867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188827514648438">
                <text:p>0.000188827514648438</text:p>
              </table:table-cell>
              <table:table-cell office:value-type="float" office:value="0.000576019287109375">
                <text:p>0.00057601928710937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179529190063477">
                <text:p>0.000179529190063477</text:p>
              </table:table-cell>
              <table:table-cell office:value-type="float" office:value="0.000574588775634766">
                <text:p>0.00057458877563476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564336776733398">
                <text:p>0.00056433677673339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188827514648438">
                <text:p>0.000188827514648438</text:p>
              </table:table-cell>
              <table:table-cell office:value-type="float" office:value="0.000608205795288086">
                <text:p>0.00060820579528808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209569931030273">
                <text:p>0.000209569931030273</text:p>
              </table:table-cell>
              <table:table-cell office:value-type="float" office:value="0.000608921051025391">
                <text:p>0.000608921051025391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213623046875">
                <text:p>0.000213623046875</text:p>
              </table:table-cell>
              <table:table-cell office:value-type="float" office:value="0.000601291656494141">
                <text:p>0.000601291656494141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173807144165039">
                <text:p>0.000173807144165039</text:p>
              </table:table-cell>
              <table:table-cell office:value-type="float" office:value="0.000555753707885742">
                <text:p>0.00055575370788574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174045562744141">
                <text:p>0.000174045562744141</text:p>
              </table:table-cell>
              <table:table-cell office:value-type="float" office:value="0.000580787658691406">
                <text:p>0.00058078765869140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173807144165039">
                <text:p>0.000173807144165039</text:p>
              </table:table-cell>
              <table:table-cell office:value-type="float" office:value="0.000581741333007813">
                <text:p>0.000581741333007813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164985656738281">
                <text:p>0.000164985656738281</text:p>
              </table:table-cell>
              <table:table-cell office:value-type="float" office:value="0.000558376312255859">
                <text:p>0.00055837631225585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174522399902344">
                <text:p>0.000174522399902344</text:p>
              </table:table-cell>
              <table:table-cell office:value-type="float" office:value="0.000582456588745117">
                <text:p>0.00058245658874511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165462493896484">
                <text:p>0.000165462493896484</text:p>
              </table:table-cell>
              <table:table-cell office:value-type="float" office:value="0.000613212585449219">
                <text:p>0.00061321258544921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180482864379883">
                <text:p>0.000180482864379883</text:p>
              </table:table-cell>
              <table:table-cell office:value-type="float" office:value="0.000595808029174805">
                <text:p>0.000595808029174805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174999237060547">
                <text:p>0.000174999237060547</text:p>
              </table:table-cell>
              <table:table-cell office:value-type="float" office:value="0.000589847564697266">
                <text:p>0.00058984756469726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180244445800781">
                <text:p>0.000180244445800781</text:p>
              </table:table-cell>
              <table:table-cell office:value-type="float" office:value="0.000606536865234375">
                <text:p>0.00060653686523437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166416168212891">
                <text:p>0.000166416168212891</text:p>
              </table:table-cell>
              <table:table-cell office:value-type="float" office:value="0.000590801239013672">
                <text:p>0.00059080123901367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179052352905273">
                <text:p>0.000179052352905273</text:p>
              </table:table-cell>
              <table:table-cell office:value-type="float" office:value="0.000566720962524414">
                <text:p>0.00056672096252441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166654586791992">
                <text:p>0.000166654586791992</text:p>
              </table:table-cell>
              <table:table-cell office:value-type="float" office:value="0.00059056282043457">
                <text:p>0.00059056282043457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623226165771484">
                <text:p>0.00062322616577148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184059143066406">
                <text:p>0.000184059143066406</text:p>
              </table:table-cell>
              <table:table-cell office:value-type="float" office:value="0.000625848770141602">
                <text:p>0.00062584877014160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184774398803711">
                <text:p>0.000184774398803711</text:p>
              </table:table-cell>
              <table:table-cell office:value-type="float" office:value="0.000627517700195313">
                <text:p>0.00062751770019531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173091888427734">
                <text:p>0.000173091888427734</text:p>
              </table:table-cell>
              <table:table-cell office:value-type="float" office:value="0.000574350357055664">
                <text:p>0.0005743503570556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176668167114258">
                <text:p>0.000176668167114258</text:p>
              </table:table-cell>
              <table:table-cell office:value-type="float" office:value="0.00060272216796875">
                <text:p>0.0006027221679687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184059143066406">
                <text:p>0.000184059143066406</text:p>
              </table:table-cell>
              <table:table-cell office:value-type="float" office:value="0.000581979751586914">
                <text:p>0.00058197975158691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183820724487305">
                <text:p>0.000183820724487305</text:p>
              </table:table-cell>
              <table:table-cell office:value-type="float" office:value="0.000641584396362305">
                <text:p>0.00064158439636230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764608383178711">
                <text:p>0.00076460838317871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762939453125">
                <text:p>0.00076293945312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764369964599609">
                <text:p>0.00076436996459960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253915786743164">
                <text:p>0.000253915786743164</text:p>
              </table:table-cell>
              <table:table-cell office:value-type="float" office:value="0.000864028930664063">
                <text:p>0.000864028930664063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228166580200195">
                <text:p>0.000228166580200195</text:p>
              </table:table-cell>
              <table:table-cell office:value-type="float" office:value="0.000767230987548828">
                <text:p>0.00076723098754882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23341178894043">
                <text:p>0.00023341178894043</text:p>
              </table:table-cell>
              <table:table-cell office:value-type="float" office:value="0.000766754150390625">
                <text:p>0.00076675415039062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769138336181641">
                <text:p>0.000769138336181641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769853591918945">
                <text:p>0.000769853591918945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227212905883789">
                <text:p>0.000227212905883789</text:p>
              </table:table-cell>
              <table:table-cell office:value-type="float" office:value="0.000725507736206055">
                <text:p>0.00072550773620605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18763542175293">
                <text:p>0.00018763542175293</text:p>
              </table:table-cell>
              <table:table-cell office:value-type="float" office:value="0.000633716583251953">
                <text:p>0.000633716583251953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63633918762207">
                <text:p>0.00063633918762207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197649002075195">
                <text:p>0.000197649002075195</text:p>
              </table:table-cell>
              <table:table-cell office:value-type="float" office:value="0.000608921051025391">
                <text:p>0.000608921051025391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167608261108398">
                <text:p>0.000167608261108398</text:p>
              </table:table-cell>
              <table:table-cell office:value-type="float" office:value="0.000600814819335938">
                <text:p>0.00060081481933593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185728073120117">
                <text:p>0.000185728073120117</text:p>
              </table:table-cell>
              <table:table-cell office:value-type="float" office:value="0.000602006912231445">
                <text:p>0.000602006912231445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618696212768555">
                <text:p>0.00061869621276855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759601593017578">
                <text:p>0.00075960159301757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202655792236328">
                <text:p>0.000202655792236328</text:p>
              </table:table-cell>
              <table:table-cell office:value-type="float" office:value="0.000692605972290039">
                <text:p>0.000692605972290039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681400299072266">
                <text:p>0.000681400299072266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202417373657227">
                <text:p>0.000202417373657227</text:p>
              </table:table-cell>
              <table:table-cell office:value-type="float" office:value="0.00068211555480957">
                <text:p>0.00068211555480957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684022903442383">
                <text:p>0.00068402290344238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203371047973633">
                <text:p>0.000203371047973633</text:p>
              </table:table-cell>
              <table:table-cell office:value-type="float" office:value="0.000696182250976563">
                <text:p>0.00069618225097656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227689743041992">
                <text:p>0.000227689743041992</text:p>
              </table:table-cell>
              <table:table-cell office:value-type="float" office:value="0.00068974494934082">
                <text:p>0.0006897449493408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20909309387207">
                <text:p>0.00020909309387207</text:p>
              </table:table-cell>
              <table:table-cell office:value-type="float" office:value="0.000627756118774414">
                <text:p>0.00062775611877441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341892242431641">
                <text:p>0.000341892242431641</text:p>
              </table:table-cell>
              <table:table-cell office:value-type="float" office:value="0.000733137130737305">
                <text:p>0.00073313713073730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188112258911133">
                <text:p>0.000188112258911133</text:p>
              </table:table-cell>
              <table:table-cell office:value-type="float" office:value="0.000680923461914063">
                <text:p>0.000680923461914063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194311141967773">
                <text:p>0.000194311141967773</text:p>
              </table:table-cell>
              <table:table-cell office:value-type="float" office:value="0.00060582160949707">
                <text:p>0.0006058216094970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283241271972656">
                <text:p>0.000283241271972656</text:p>
              </table:table-cell>
              <table:table-cell office:value-type="float" office:value="0.000597238540649414">
                <text:p>0.000597238540649414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184059143066406">
                <text:p>0.000184059143066406</text:p>
              </table:table-cell>
              <table:table-cell office:value-type="float" office:value="0.000599145889282227">
                <text:p>0.00059914588928222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183343887329102">
                <text:p>0.000183343887329102</text:p>
              </table:table-cell>
              <table:table-cell office:value-type="float" office:value="0.000600814819335938">
                <text:p>0.00060081481933593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609874725341797">
                <text:p>0.00060987472534179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65159797668457">
                <text:p>0.0006515979766845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647544860839844">
                <text:p>0.00064754486083984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197649002075195">
                <text:p>0.000197649002075195</text:p>
              </table:table-cell>
              <table:table-cell office:value-type="float" office:value="0.000653266906738281">
                <text:p>0.000653266906738281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192642211914063">
                <text:p>0.000192642211914063</text:p>
              </table:table-cell>
              <table:table-cell office:value-type="float" office:value="0.000656604766845703">
                <text:p>0.000656604766845703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194072723388672">
                <text:p>0.000194072723388672</text:p>
              </table:table-cell>
              <table:table-cell office:value-type="float" office:value="0.000676155090332031">
                <text:p>0.00067615509033203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657558441162109">
                <text:p>0.00065755844116210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205278396606445">
                <text:p>0.000205278396606445</text:p>
              </table:table-cell>
              <table:table-cell office:value-type="float" office:value="0.000681161880493164">
                <text:p>0.00068116188049316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65922737121582">
                <text:p>0.0006592273712158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193595886230469">
                <text:p>0.000193595886230469</text:p>
              </table:table-cell>
              <table:table-cell office:value-type="float" office:value="0.00066065788269043">
                <text:p>0.0006606578826904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201702117919922">
                <text:p>0.000201702117919922</text:p>
              </table:table-cell>
              <table:table-cell office:value-type="float" office:value="0.000661849975585938">
                <text:p>0.00066184997558593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194311141967773">
                <text:p>0.000194311141967773</text:p>
              </table:table-cell>
              <table:table-cell office:value-type="float" office:value="0.000660419464111328">
                <text:p>0.000660419464111328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194311141967773">
                <text:p>0.000194311141967773</text:p>
              </table:table-cell>
              <table:table-cell office:value-type="float" office:value="0.000661611557006836">
                <text:p>0.000661611557006836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663280487060547">
                <text:p>0.000663280487060547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220298767089844">
                <text:p>0.000220298767089844</text:p>
              </table:table-cell>
              <table:table-cell office:value-type="float" office:value="0.000618696212768555">
                <text:p>0.000618696212768555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188350677490234">
                <text:p>0.000188350677490234</text:p>
              </table:table-cell>
              <table:table-cell office:value-type="float" office:value="0.000630378723144531">
                <text:p>0.000630378723144531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178813934326172">
                <text:p>0.000178813934326172</text:p>
              </table:table-cell>
              <table:table-cell office:value-type="float" office:value="0.000630855560302734">
                <text:p>0.0006308555603027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18763542175293">
                <text:p>0.00018763542175293</text:p>
              </table:table-cell>
              <table:table-cell office:value-type="float" office:value="0.000667572021484375">
                <text:p>0.00066757202148437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647306442260742">
                <text:p>0.00064730644226074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189065933227539">
                <text:p>0.000189065933227539</text:p>
              </table:table-cell>
              <table:table-cell office:value-type="float" office:value="0.000670671463012695">
                <text:p>0.00067067146301269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189065933227539">
                <text:p>0.000189065933227539</text:p>
              </table:table-cell>
              <table:table-cell office:value-type="float" office:value="0.000634431838989258">
                <text:p>0.00063443183898925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644922256469727">
                <text:p>0.000644922256469727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192165374755859">
                <text:p>0.000192165374755859</text:p>
              </table:table-cell>
              <table:table-cell office:value-type="float" office:value="0.00063776969909668">
                <text:p>0.0006377696990966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191211700439453">
                <text:p>0.000191211700439453</text:p>
              </table:table-cell>
              <table:table-cell office:value-type="float" office:value="0.000638484954833984">
                <text:p>0.00063848495483398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643014907836914">
                <text:p>0.000643014907836914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190973281860352">
                <text:p>0.000190973281860352</text:p>
              </table:table-cell>
              <table:table-cell office:value-type="float" office:value="0.000689268112182617">
                <text:p>0.000689268112182617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198602676391602">
                <text:p>0.000198602676391602</text:p>
              </table:table-cell>
              <table:table-cell office:value-type="float" office:value="0.000658988952636719">
                <text:p>0.00065898895263671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210046768188477">
                <text:p>0.000210046768188477</text:p>
              </table:table-cell>
              <table:table-cell office:value-type="float" office:value="0.000628471374511719">
                <text:p>0.000628471374511719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628948211669922">
                <text:p>0.00062894821166992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191211700439453">
                <text:p>0.000191211700439453</text:p>
              </table:table-cell>
              <table:table-cell office:value-type="float" office:value="0.000631570816040039">
                <text:p>0.000631570816040039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632047653198242">
                <text:p>0.00063204765319824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201225280761719">
                <text:p>0.000201225280761719</text:p>
              </table:table-cell>
              <table:table-cell office:value-type="float" office:value="0.000636577606201172">
                <text:p>0.00063657760620117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198602676391602">
                <text:p>0.000198602676391602</text:p>
              </table:table-cell>
              <table:table-cell office:value-type="float" office:value="0.00068211555480957">
                <text:p>0.00068211555480957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199317932128906">
                <text:p>0.000199317932128906</text:p>
              </table:table-cell>
              <table:table-cell office:value-type="float" office:value="0.0006561279296875">
                <text:p>0.000656127929687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192165374755859">
                <text:p>0.000192165374755859</text:p>
              </table:table-cell>
              <table:table-cell office:value-type="float" office:value="0.000657796859741211">
                <text:p>0.00065779685974121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663042068481445">
                <text:p>0.000663042068481445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194311141967773">
                <text:p>0.000194311141967773</text:p>
              </table:table-cell>
              <table:table-cell office:value-type="float" office:value="0.000662326812744141">
                <text:p>0.0006623268127441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194787979125977">
                <text:p>0.000194787979125977</text:p>
              </table:table-cell>
              <table:table-cell office:value-type="float" office:value="0.000684976577758789">
                <text:p>0.000684976577758789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206232070922852">
                <text:p>0.000206232070922852</text:p>
              </table:table-cell>
              <table:table-cell office:value-type="float" office:value="0.000686407089233398">
                <text:p>0.000686407089233398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194787979125977">
                <text:p>0.000194787979125977</text:p>
              </table:table-cell>
              <table:table-cell office:value-type="float" office:value="0.000666618347167969">
                <text:p>0.000666618347167969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666379928588867">
                <text:p>0.000666379928588867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667333602905273">
                <text:p>0.000667333602905273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207185745239258">
                <text:p>0.000207185745239258</text:p>
              </table:table-cell>
              <table:table-cell office:value-type="float" office:value="0.000668525695800781">
                <text:p>0.000668525695800781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670194625854492">
                <text:p>0.00067019462585449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196456909179688">
                <text:p>0.000196456909179688</text:p>
              </table:table-cell>
              <table:table-cell office:value-type="float" office:value="0.000671148300170898">
                <text:p>0.00067114830017089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196218490600586">
                <text:p>0.000196218490600586</text:p>
              </table:table-cell>
              <table:table-cell office:value-type="float" office:value="0.000671625137329102">
                <text:p>0.00067162513732910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229358673095703">
                <text:p>0.000229358673095703</text:p>
              </table:table-cell>
              <table:table-cell office:value-type="float" office:value="0.000693798065185547">
                <text:p>0.00069379806518554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203371047973633">
                <text:p>0.000203371047973633</text:p>
              </table:table-cell>
              <table:table-cell office:value-type="float" office:value="0.000691413879394531">
                <text:p>0.00069141387939453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663042068481445">
                <text:p>0.00066304206848144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697135925292969">
                <text:p>0.000697135925292969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203847885131836">
                <text:p>0.000203847885131836</text:p>
              </table:table-cell>
              <table:table-cell office:value-type="float" office:value="0.000663518905639648">
                <text:p>0.000663518905639648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210285186767578">
                <text:p>0.000210285186767578</text:p>
              </table:table-cell>
              <table:table-cell office:value-type="float" office:value="0.000672817230224609">
                <text:p>0.000672817230224609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657320022583008">
                <text:p>0.000657320022583008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64539909362793">
                <text:p>0.00064539909362793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201225280761719">
                <text:p>0.000201225280761719</text:p>
              </table:table-cell>
              <table:table-cell office:value-type="float" office:value="0.000657558441162109">
                <text:p>0.000657558441162109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192165374755859">
                <text:p>0.000192165374755859</text:p>
              </table:table-cell>
              <table:table-cell office:value-type="float" office:value="0.000703334808349609">
                <text:p>0.00070333480834960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205516815185547">
                <text:p>0.000205516815185547</text:p>
              </table:table-cell>
              <table:table-cell office:value-type="float" office:value="0.000691652297973633">
                <text:p>0.00069165229797363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199079513549805">
                <text:p>0.000199079513549805</text:p>
              </table:table-cell>
              <table:table-cell office:value-type="float" office:value="0.000683069229125977">
                <text:p>0.000683069229125977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205516815185547">
                <text:p>0.000205516815185547</text:p>
              </table:table-cell>
              <table:table-cell office:value-type="float" office:value="0.00068354606628418">
                <text:p>0.00068354606628418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199794769287109">
                <text:p>0.000199794769287109</text:p>
              </table:table-cell>
              <table:table-cell office:value-type="float" office:value="0.000684738159179688">
                <text:p>0.00068473815917968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200748443603516">
                <text:p>0.000200748443603516</text:p>
              </table:table-cell>
              <table:table-cell office:value-type="float" office:value="0.000684261322021484">
                <text:p>0.00068426132202148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200033187866211">
                <text:p>0.000200033187866211</text:p>
              </table:table-cell>
              <table:table-cell office:value-type="float" office:value="0.000685453414916992">
                <text:p>0.00068545341491699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686883926391602">
                <text:p>0.00068688392639160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200748443603516">
                <text:p>0.000200748443603516</text:p>
              </table:table-cell>
              <table:table-cell office:value-type="float" office:value="0.000700950622558594">
                <text:p>0.000700950622558594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209331512451172">
                <text:p>0.000209331512451172</text:p>
              </table:table-cell>
              <table:table-cell office:value-type="float" office:value="0.000724077224731445">
                <text:p>0.00072407722473144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213623046875">
                <text:p>0.000213623046875</text:p>
              </table:table-cell>
              <table:table-cell office:value-type="float" office:value="0.000704050064086914">
                <text:p>0.00070405006408691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199556350708008">
                <text:p>0.000199556350708008</text:p>
              </table:table-cell>
              <table:table-cell office:value-type="float" office:value="0.000715970993041992">
                <text:p>0.00071597099304199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02178955078125">
                <text:p>0.000202178955078125</text:p>
              </table:table-cell>
              <table:table-cell office:value-type="float" office:value="0.00067448616027832">
                <text:p>0.0006744861602783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200033187866211">
                <text:p>0.000200033187866211</text:p>
              </table:table-cell>
              <table:table-cell office:value-type="float" office:value="0.000675678253173828">
                <text:p>0.000675678253173828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21672248840332">
                <text:p>0.00021672248840332</text:p>
              </table:table-cell>
              <table:table-cell office:value-type="float" office:value="0.000756978988647461">
                <text:p>0.000756978988647461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689983367919922">
                <text:p>0.000689983367919922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224590301513672">
                <text:p>0.000224590301513672</text:p>
              </table:table-cell>
              <table:table-cell office:value-type="float" office:value="0.000720500946044922">
                <text:p>0.00072050094604492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19383430480957">
                <text:p>0.00019383430480957</text:p>
              </table:table-cell>
              <table:table-cell office:value-type="float" office:value="0.000700950622558594">
                <text:p>0.00070095062255859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698566436767578">
                <text:p>0.000698566436767578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199556350708008">
                <text:p>0.000199556350708008</text:p>
              </table:table-cell>
              <table:table-cell office:value-type="float" office:value="0.000741958618164063">
                <text:p>0.000741958618164063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221014022827148">
                <text:p>0.000221014022827148</text:p>
              </table:table-cell>
              <table:table-cell office:value-type="float" office:value="0.000744342803955078">
                <text:p>0.000744342803955078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204563140869141">
                <text:p>0.000204563140869141</text:p>
              </table:table-cell>
              <table:table-cell office:value-type="float" office:value="0.000684738159179688">
                <text:p>0.00068473815917968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204324722290039">
                <text:p>0.000204324722290039</text:p>
              </table:table-cell>
              <table:table-cell office:value-type="float" office:value="0.000684499740600586">
                <text:p>0.00068449974060058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199556350708008">
                <text:p>0.000199556350708008</text:p>
              </table:table-cell>
              <table:table-cell office:value-type="float" office:value="0.000676870346069336">
                <text:p>0.00067687034606933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213861465454102">
                <text:p>0.000213861465454102</text:p>
              </table:table-cell>
              <table:table-cell office:value-type="float" office:value="0.000782489776611328">
                <text:p>0.000782489776611328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209569931030273">
                <text:p>0.000209569931030273</text:p>
              </table:table-cell>
              <table:table-cell office:value-type="float" office:value="0.000689983367919922">
                <text:p>0.00068998336791992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212192535400391">
                <text:p>0.000212192535400391</text:p>
              </table:table-cell>
              <table:table-cell office:value-type="float" office:value="0.000678777694702148">
                <text:p>0.000678777694702148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198841094970703">
                <text:p>0.000198841094970703</text:p>
              </table:table-cell>
              <table:table-cell office:value-type="float" office:value="0.000792741775512695">
                <text:p>0.00079274177551269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205039978027344">
                <text:p>0.000205039978027344</text:p>
              </table:table-cell>
              <table:table-cell office:value-type="float" office:value="0.000695228576660156">
                <text:p>0.000695228576660156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280141830444336">
                <text:p>0.000280141830444336</text:p>
              </table:table-cell>
              <table:table-cell office:value-type="float" office:value="0.000796318054199219">
                <text:p>0.00079631805419921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227451324462891">
                <text:p>0.000227451324462891</text:p>
              </table:table-cell>
              <table:table-cell office:value-type="float" office:value="0.00079035758972168">
                <text:p>0.0007903575897216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232458114624023">
                <text:p>0.000232458114624023</text:p>
              </table:table-cell>
              <table:table-cell office:value-type="float" office:value="0.00079345703125">
                <text:p>0.000793457031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797271728515625">
                <text:p>0.00079727172851562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808477401733398">
                <text:p>0.000808477401733398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795125961303711">
                <text:p>0.000795125961303711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227689743041992">
                <text:p>0.000227689743041992</text:p>
              </table:table-cell>
              <table:table-cell office:value-type="float" office:value="0.000795602798461914">
                <text:p>0.00079560279846191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228166580200195">
                <text:p>0.000228166580200195</text:p>
              </table:table-cell>
              <table:table-cell office:value-type="float" office:value="0.000798702239990234">
                <text:p>0.00079870223999023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229358673095703">
                <text:p>0.000229358673095703</text:p>
              </table:table-cell>
              <table:table-cell office:value-type="float" office:value="0.000746965408325195">
                <text:p>0.00074696540832519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208139419555664">
                <text:p>0.000208139419555664</text:p>
              </table:table-cell>
              <table:table-cell office:value-type="float" office:value="0.000755786895751953">
                <text:p>0.000755786895751953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237464904785156">
                <text:p>0.000237464904785156</text:p>
              </table:table-cell>
              <table:table-cell office:value-type="float" office:value="0.000709772109985352">
                <text:p>0.00070977210998535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197410583496094">
                <text:p>0.000197410583496094</text:p>
              </table:table-cell>
              <table:table-cell office:value-type="float" office:value="0.000760316848754883">
                <text:p>0.000760316848754883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218391418457031">
                <text:p>0.000218391418457031</text:p>
              </table:table-cell>
              <table:table-cell office:value-type="float" office:value="0.000747203826904297">
                <text:p>0.00074720382690429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222444534301758">
                <text:p>0.000222444534301758</text:p>
              </table:table-cell>
              <table:table-cell office:value-type="float" office:value="0.000746488571166992">
                <text:p>0.00074648857116699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226259231567383">
                <text:p>0.000226259231567383</text:p>
              </table:table-cell>
              <table:table-cell office:value-type="float" office:value="0.000756263732910156">
                <text:p>0.00075626373291015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231266021728516">
                <text:p>0.000231266021728516</text:p>
              </table:table-cell>
              <table:table-cell office:value-type="float" office:value="0.00070500373840332">
                <text:p>0.0007050037384033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22125244140625">
                <text:p>0.00022125244140625</text:p>
              </table:table-cell>
              <table:table-cell office:value-type="float" office:value="0.000759601593017578">
                <text:p>0.00075960159301757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22435188293457">
                <text:p>0.00022435188293457</text:p>
              </table:table-cell>
              <table:table-cell office:value-type="float" office:value="0.000740528106689453">
                <text:p>0.000740528106689453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225305557250977">
                <text:p>0.000225305557250977</text:p>
              </table:table-cell>
              <table:table-cell office:value-type="float" office:value="0.00077366828918457">
                <text:p>0.0007736682891845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237703323364258">
                <text:p>0.000237703323364258</text:p>
              </table:table-cell>
              <table:table-cell office:value-type="float" office:value="0.000776052474975586">
                <text:p>0.000776052474975586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586509704589844">
                <text:p>0.000586509704589844</text:p>
              </table:table-cell>
              <table:table-cell office:value-type="float" office:value="0.00232458114624023">
                <text:p>0.00232458114624023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263690948486328">
                <text:p>0.000263690948486328</text:p>
              </table:table-cell>
              <table:table-cell office:value-type="float" office:value="0.000754356384277344">
                <text:p>0.00075435638427734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221490859985352">
                <text:p>0.000221490859985352</text:p>
              </table:table-cell>
              <table:table-cell office:value-type="float" office:value="0.000722885131835938">
                <text:p>0.00072288513183593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223875045776367">
                <text:p>0.000223875045776367</text:p>
              </table:table-cell>
              <table:table-cell office:value-type="float" office:value="0.00072789192199707">
                <text:p>0.0007278919219970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276803970336914">
                <text:p>0.000276803970336914</text:p>
              </table:table-cell>
              <table:table-cell office:value-type="float" office:value="0.000733375549316406">
                <text:p>0.000733375549316406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226974487304687">
                <text:p>0.000226974487304687</text:p>
              </table:table-cell>
              <table:table-cell office:value-type="float" office:value="0.000786781311035156">
                <text:p>0.000786781311035156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217437744140625">
                <text:p>0.000217437744140625</text:p>
              </table:table-cell>
              <table:table-cell office:value-type="float" office:value="0.000734567642211914">
                <text:p>0.00073456764221191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265121459960937">
                <text:p>0.000265121459960937</text:p>
              </table:table-cell>
              <table:table-cell office:value-type="float" office:value="0.000787973403930664">
                <text:p>0.00078797340393066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247478485107422">
                <text:p>0.000247478485107422</text:p>
              </table:table-cell>
              <table:table-cell office:value-type="float" office:value="0.000755786895751953">
                <text:p>0.000755786895751953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263690948486328">
                <text:p>0.000263690948486328</text:p>
              </table:table-cell>
              <table:table-cell office:value-type="float" office:value="0.000795841217041016">
                <text:p>0.00079584121704101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223875045776367">
                <text:p>0.000223875045776367</text:p>
              </table:table-cell>
              <table:table-cell office:value-type="float" office:value="0.000790119171142578">
                <text:p>0.00079011917114257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244379043579102">
                <text:p>0.000244379043579102</text:p>
              </table:table-cell>
              <table:table-cell office:value-type="float" office:value="0.00129485130310059">
                <text:p>0.00129485130310059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240087509155273">
                <text:p>0.000240087509155273</text:p>
              </table:table-cell>
              <table:table-cell office:value-type="float" office:value="0.000730037689208984">
                <text:p>0.0007300376892089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257968902587891">
                <text:p>0.000257968902587891</text:p>
              </table:table-cell>
              <table:table-cell office:value-type="float" office:value="0.00078129768371582">
                <text:p>0.0007812976837158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252246856689453">
                <text:p>0.000252246856689453</text:p>
              </table:table-cell>
              <table:table-cell office:value-type="float" office:value="0.000763893127441406">
                <text:p>0.000763893127441406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28681755065918">
                <text:p>0.00028681755065918</text:p>
              </table:table-cell>
              <table:table-cell office:value-type="float" office:value="0.000771522521972656">
                <text:p>0.00077152252197265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22578239440918">
                <text:p>0.00022578239440918</text:p>
              </table:table-cell>
              <table:table-cell office:value-type="float" office:value="0.000732898712158203">
                <text:p>0.00073289871215820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222444534301758">
                <text:p>0.000222444534301758</text:p>
              </table:table-cell>
              <table:table-cell office:value-type="float" office:value="0.000731945037841797">
                <text:p>0.00073194503784179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222444534301758">
                <text:p>0.000222444534301758</text:p>
              </table:table-cell>
              <table:table-cell office:value-type="float" office:value="0.000734329223632813">
                <text:p>0.000734329223632813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221967697143555">
                <text:p>0.000221967697143555</text:p>
              </table:table-cell>
              <table:table-cell office:value-type="float" office:value="0.000733375549316406">
                <text:p>0.000733375549316406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223636627197266">
                <text:p>0.000223636627197266</text:p>
              </table:table-cell>
              <table:table-cell office:value-type="float" office:value="0.000734806060791016">
                <text:p>0.00073480606079101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223398208618164">
                <text:p>0.000223398208618164</text:p>
              </table:table-cell>
              <table:table-cell office:value-type="float" office:value="0.000735998153686523">
                <text:p>0.000735998153686523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222921371459961">
                <text:p>0.000222921371459961</text:p>
              </table:table-cell>
              <table:table-cell office:value-type="float" office:value="0.000749826431274414">
                <text:p>0.00074982643127441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223159790039062">
                <text:p>0.000223159790039062</text:p>
              </table:table-cell>
              <table:table-cell office:value-type="float" office:value="0.000743627548217773">
                <text:p>0.000743627548217773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223398208618164">
                <text:p>0.000223398208618164</text:p>
              </table:table-cell>
              <table:table-cell office:value-type="float" office:value="0.000737905502319336">
                <text:p>0.00073790550231933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22435188293457">
                <text:p>0.00022435188293457</text:p>
              </table:table-cell>
              <table:table-cell office:value-type="float" office:value="0.000738143920898438">
                <text:p>0.000738143920898438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224113464355469">
                <text:p>0.000224113464355469</text:p>
              </table:table-cell>
              <table:table-cell office:value-type="float" office:value="0.000741243362426758">
                <text:p>0.000741243362426758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229597091674805">
                <text:p>0.000229597091674805</text:p>
              </table:table-cell>
              <table:table-cell office:value-type="float" office:value="0.000739097595214844">
                <text:p>0.00073909759521484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243902206420898">
                <text:p>0.000243902206420898</text:p>
              </table:table-cell>
              <table:table-cell office:value-type="float" office:value="0.000745058059692383">
                <text:p>0.00074505805969238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243186950683594">
                <text:p>0.000243186950683594</text:p>
              </table:table-cell>
              <table:table-cell office:value-type="float" office:value="0.00074458122253418">
                <text:p>0.0007445812225341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242233276367187">
                <text:p>0.000242233276367187</text:p>
              </table:table-cell>
              <table:table-cell office:value-type="float" office:value="0.000745296478271484">
                <text:p>0.00074529647827148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241279602050781">
                <text:p>0.000241279602050781</text:p>
              </table:table-cell>
              <table:table-cell office:value-type="float" office:value="0.00074458122253418">
                <text:p>0.00074458122253418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246047973632812">
                <text:p>0.000246047973632812</text:p>
              </table:table-cell>
              <table:table-cell office:value-type="float" office:value="0.000746011734008789">
                <text:p>0.00074601173400878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245094299316406">
                <text:p>0.000245094299316406</text:p>
              </table:table-cell>
              <table:table-cell office:value-type="float" office:value="0.000746726989746094">
                <text:p>0.00074672698974609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243902206420898">
                <text:p>0.000243902206420898</text:p>
              </table:table-cell>
              <table:table-cell office:value-type="float" office:value="0.000752687454223633">
                <text:p>0.000752687454223633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245571136474609">
                <text:p>0.000245571136474609</text:p>
              </table:table-cell>
              <table:table-cell office:value-type="float" office:value="0.000744104385375977">
                <text:p>0.00074410438537597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741720199584961">
                <text:p>0.00074172019958496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249385833740234">
                <text:p>0.000249385833740234</text:p>
              </table:table-cell>
              <table:table-cell office:value-type="float" office:value="0.000801563262939453">
                <text:p>0.00080156326293945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252723693847656">
                <text:p>0.000252723693847656</text:p>
              </table:table-cell>
              <table:table-cell office:value-type="float" office:value="0.000729084014892578">
                <text:p>0.000729084014892578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244379043579102">
                <text:p>0.000244379043579102</text:p>
              </table:table-cell>
              <table:table-cell office:value-type="float" office:value="0.000730276107788086">
                <text:p>0.000730276107788086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246286392211914">
                <text:p>0.000246286392211914</text:p>
              </table:table-cell>
              <table:table-cell office:value-type="float" office:value="0.000755548477172852">
                <text:p>0.00075554847717285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221014022827148">
                <text:p>0.000221014022827148</text:p>
              </table:table-cell>
              <table:table-cell office:value-type="float" office:value="0.000737428665161133">
                <text:p>0.000737428665161133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245094299316406">
                <text:p>0.000245094299316406</text:p>
              </table:table-cell>
              <table:table-cell office:value-type="float" office:value="0.000754833221435547">
                <text:p>0.00075483322143554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246286392211914">
                <text:p>0.000246286392211914</text:p>
              </table:table-cell>
              <table:table-cell office:value-type="float" office:value="0.00075531005859375">
                <text:p>0.0007553100585937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248432159423828">
                <text:p>0.000248432159423828</text:p>
              </table:table-cell>
              <table:table-cell office:value-type="float" office:value="0.000749111175537109">
                <text:p>0.00074911117553710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236749649047852">
                <text:p>0.000236749649047852</text:p>
              </table:table-cell>
              <table:table-cell office:value-type="float" office:value="0.000786542892456055">
                <text:p>0.00078654289245605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251054763793945">
                <text:p>0.000251054763793945</text:p>
              </table:table-cell>
              <table:table-cell office:value-type="float" office:value="0.000807046890258789">
                <text:p>0.000807046890258789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243425369262695">
                <text:p>0.000243425369262695</text:p>
              </table:table-cell>
              <table:table-cell office:value-type="float" office:value="0.000784635543823242">
                <text:p>0.00078463554382324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265359878540039">
                <text:p>0.000265359878540039</text:p>
              </table:table-cell>
              <table:table-cell office:value-type="float" office:value="0.000740289688110352">
                <text:p>0.00074028968811035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237703323364258">
                <text:p>0.000237703323364258</text:p>
              </table:table-cell>
              <table:table-cell office:value-type="float" office:value="0.000764131546020508">
                <text:p>0.000764131546020508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238180160522461">
                <text:p>0.000238180160522461</text:p>
              </table:table-cell>
              <table:table-cell office:value-type="float" office:value="0.000741958618164063">
                <text:p>0.00074195861816406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278949737548828">
                <text:p>0.000278949737548828</text:p>
              </table:table-cell>
              <table:table-cell office:value-type="float" office:value="0.000995159149169922">
                <text:p>0.00099515914916992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239133834838867">
                <text:p>0.000239133834838867</text:p>
              </table:table-cell>
              <table:table-cell office:value-type="float" office:value="0.000777006149291992">
                <text:p>0.00077700614929199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23341178894043">
                <text:p>0.00023341178894043</text:p>
              </table:table-cell>
              <table:table-cell office:value-type="float" office:value="0.000765323638916016">
                <text:p>0.00076532363891601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234365463256836">
                <text:p>0.000234365463256836</text:p>
              </table:table-cell>
              <table:table-cell office:value-type="float" office:value="0.000770807266235352">
                <text:p>0.00077080726623535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231742858886719">
                <text:p>0.000231742858886719</text:p>
              </table:table-cell>
              <table:table-cell office:value-type="float" office:value="0.000829458236694336">
                <text:p>0.000829458236694336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244855880737305">
                <text:p>0.000244855880737305</text:p>
              </table:table-cell>
              <table:table-cell office:value-type="float" office:value="0.000767707824707031">
                <text:p>0.00076770782470703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247716903686523">
                <text:p>0.000247716903686523</text:p>
              </table:table-cell>
              <table:table-cell office:value-type="float" office:value="0.000806331634521484">
                <text:p>0.000806331634521484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249147415161133">
                <text:p>0.000249147415161133</text:p>
              </table:table-cell>
              <table:table-cell office:value-type="float" office:value="0.000756263732910156">
                <text:p>0.00075626373291015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248908996582031">
                <text:p>0.000248908996582031</text:p>
              </table:table-cell>
              <table:table-cell office:value-type="float" office:value="0.000813722610473633">
                <text:p>0.00081372261047363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229358673095703">
                <text:p>0.000229358673095703</text:p>
              </table:table-cell>
              <table:table-cell office:value-type="float" office:value="0.000818967819213867">
                <text:p>0.000818967819213867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249385833740234">
                <text:p>0.000249385833740234</text:p>
              </table:table-cell>
              <table:table-cell office:value-type="float" office:value="0.000836610794067383">
                <text:p>0.00083661079406738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239372253417969">
                <text:p>0.000239372253417969</text:p>
              </table:table-cell>
              <table:table-cell office:value-type="float" office:value="0.000833988189697266">
                <text:p>0.00083398818969726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295639038085937">
                <text:p>0.000295639038085937</text:p>
              </table:table-cell>
              <table:table-cell office:value-type="float" office:value="0.000908136367797852">
                <text:p>0.00090813636779785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278949737548828">
                <text:p>0.000278949737548828</text:p>
              </table:table-cell>
              <table:table-cell office:value-type="float" office:value="0.000808954238891602">
                <text:p>0.00080895423889160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239849090576172">
                <text:p>0.000239849090576172</text:p>
              </table:table-cell>
              <table:table-cell office:value-type="float" office:value="0.000813722610473633">
                <text:p>0.000813722610473633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265598297119141">
                <text:p>0.000265598297119141</text:p>
              </table:table-cell>
              <table:table-cell office:value-type="float" office:value="0.000793933868408203">
                <text:p>0.00079393386840820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236272811889648">
                <text:p>0.000236272811889648</text:p>
              </table:table-cell>
              <table:table-cell office:value-type="float" office:value="0.000820398330688477">
                <text:p>0.000820398330688477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253200531005859">
                <text:p>0.000253200531005859</text:p>
              </table:table-cell>
              <table:table-cell office:value-type="float" office:value="0.000784635543823242">
                <text:p>0.00078463554382324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237226486206055">
                <text:p>0.000237226486206055</text:p>
              </table:table-cell>
              <table:table-cell office:value-type="float" office:value="0.000765562057495117">
                <text:p>0.000765562057495117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275135040283203">
                <text:p>0.000275135040283203</text:p>
              </table:table-cell>
              <table:table-cell office:value-type="float" office:value="0.000808477401733398">
                <text:p>0.00080847740173339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275850296020508">
                <text:p>0.000275850296020508</text:p>
              </table:table-cell>
              <table:table-cell office:value-type="float" office:value="0.000768661499023438">
                <text:p>0.00076866149902343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238180160522461">
                <text:p>0.000238180160522461</text:p>
              </table:table-cell>
              <table:table-cell office:value-type="float" office:value="0.000767946243286133">
                <text:p>0.00076794624328613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237941741943359">
                <text:p>0.000237941741943359</text:p>
              </table:table-cell>
              <table:table-cell office:value-type="float" office:value="0.000767946243286133">
                <text:p>0.00076794624328613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235795974731445">
                <text:p>0.000235795974731445</text:p>
              </table:table-cell>
              <table:table-cell office:value-type="float" office:value="0.000921010971069336">
                <text:p>0.00092101097106933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242233276367187">
                <text:p>0.000242233276367187</text:p>
              </table:table-cell>
              <table:table-cell office:value-type="float" office:value="0.000790834426879883">
                <text:p>0.00079083442687988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239133834838867">
                <text:p>0.000239133834838867</text:p>
              </table:table-cell>
              <table:table-cell office:value-type="float" office:value="0.000809431076049805">
                <text:p>0.000809431076049805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239133834838867">
                <text:p>0.000239133834838867</text:p>
              </table:table-cell>
              <table:table-cell office:value-type="float" office:value="0.000772953033447266">
                <text:p>0.000772953033447266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253438949584961">
                <text:p>0.000253438949584961</text:p>
              </table:table-cell>
              <table:table-cell office:value-type="float" office:value="0.000824928283691406">
                <text:p>0.00082492828369140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260114669799805">
                <text:p>0.000260114669799805</text:p>
              </table:table-cell>
              <table:table-cell office:value-type="float" office:value="0.000806570053100586">
                <text:p>0.000806570053100586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231742858886719">
                <text:p>0.000231742858886719</text:p>
              </table:table-cell>
              <table:table-cell office:value-type="float" office:value="0.00079345703125">
                <text:p>0.0007934570312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243425369262695">
                <text:p>0.000243425369262695</text:p>
              </table:table-cell>
              <table:table-cell office:value-type="float" office:value="0.000776052474975586">
                <text:p>0.000776052474975586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241994857788086">
                <text:p>0.000241994857788086</text:p>
              </table:table-cell>
              <table:table-cell office:value-type="float" office:value="0.000782251358032227">
                <text:p>0.0007822513580322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278949737548828">
                <text:p>0.000278949737548828</text:p>
              </table:table-cell>
              <table:table-cell office:value-type="float" office:value="0.000822544097900391">
                <text:p>0.00082254409790039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260114669799805">
                <text:p>0.000260114669799805</text:p>
              </table:table-cell>
              <table:table-cell office:value-type="float" office:value="0.000814437866210938">
                <text:p>0.00081443786621093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264167785644531">
                <text:p>0.000264167785644531</text:p>
              </table:table-cell>
              <table:table-cell office:value-type="float" office:value="0.000796794891357422">
                <text:p>0.00079679489135742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24104118347168">
                <text:p>0.00024104118347168</text:p>
              </table:table-cell>
              <table:table-cell office:value-type="float" office:value="0.000798225402832031">
                <text:p>0.000798225402832031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248908996582031">
                <text:p>0.000248908996582031</text:p>
              </table:table-cell>
              <table:table-cell office:value-type="float" office:value="0.000886440277099609">
                <text:p>0.000886440277099609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319719314575195">
                <text:p>0.000319719314575195</text:p>
              </table:table-cell>
              <table:table-cell office:value-type="float" office:value="0.000786542892456055">
                <text:p>0.00078654289245605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245809555053711">
                <text:p>0.000245809555053711</text:p>
              </table:table-cell>
              <table:table-cell office:value-type="float" office:value="0.000823497772216797">
                <text:p>0.000823497772216797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270366668701172">
                <text:p>0.000270366668701172</text:p>
              </table:table-cell>
              <table:table-cell office:value-type="float" office:value="0.000802516937255859">
                <text:p>0.000802516937255859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233173370361328">
                <text:p>0.000233173370361328</text:p>
              </table:table-cell>
              <table:table-cell office:value-type="float" office:value="0.000802993774414063">
                <text:p>0.000802993774414063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252008438110352">
                <text:p>0.000252008438110352</text:p>
              </table:table-cell>
              <table:table-cell office:value-type="float" office:value="0.000829219818115234">
                <text:p>0.00082921981811523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246763229370117">
                <text:p>0.000246763229370117</text:p>
              </table:table-cell>
              <table:table-cell office:value-type="float" office:value="0.000854730606079102">
                <text:p>0.00085473060607910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246524810791016">
                <text:p>0.000246524810791016</text:p>
              </table:table-cell>
              <table:table-cell office:value-type="float" office:value="0.000805854797363281">
                <text:p>0.000805854797363281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246524810791016">
                <text:p>0.000246524810791016</text:p>
              </table:table-cell>
              <table:table-cell office:value-type="float" office:value="0.000787973403930664">
                <text:p>0.00078797340393066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26249885559082">
                <text:p>0.00026249885559082</text:p>
              </table:table-cell>
              <table:table-cell office:value-type="float" office:value="0.000843048095703125">
                <text:p>0.000843048095703125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28228759765625">
                <text:p>0.00028228759765625</text:p>
              </table:table-cell>
              <table:table-cell office:value-type="float" office:value="0.000794410705566406">
                <text:p>0.0007944107055664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243902206420898">
                <text:p>0.000243902206420898</text:p>
              </table:table-cell>
              <table:table-cell office:value-type="float" office:value="0.000793695449829102">
                <text:p>0.00079369544982910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257968902587891">
                <text:p>0.000257968902587891</text:p>
              </table:table-cell>
              <table:table-cell office:value-type="float" office:value="0.000803470611572266">
                <text:p>0.000803470611572266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247001647949219">
                <text:p>0.000247001647949219</text:p>
              </table:table-cell>
              <table:table-cell office:value-type="float" office:value="0.000807762145996094">
                <text:p>0.000807762145996094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260353088378906">
                <text:p>0.000260353088378906</text:p>
              </table:table-cell>
              <table:table-cell office:value-type="float" office:value="0.000860452651977539">
                <text:p>0.00086045265197753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261068344116211">
                <text:p>0.000261068344116211</text:p>
              </table:table-cell>
              <table:table-cell office:value-type="float" office:value="0.000834941864013672">
                <text:p>0.00083494186401367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249862670898437">
                <text:p>0.000249862670898437</text:p>
              </table:table-cell>
              <table:table-cell office:value-type="float" office:value="0.000831842422485352">
                <text:p>0.00083184242248535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250101089477539">
                <text:p>0.000250101089477539</text:p>
              </table:table-cell>
              <table:table-cell office:value-type="float" office:value="0.000831842422485352">
                <text:p>0.00083184242248535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250101089477539">
                <text:p>0.000250101089477539</text:p>
              </table:table-cell>
              <table:table-cell office:value-type="float" office:value="0.00085139274597168">
                <text:p>0.00085139274597168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253438949584961">
                <text:p>0.000253438949584961</text:p>
              </table:table-cell>
              <table:table-cell office:value-type="float" office:value="0.000833272933959961">
                <text:p>0.000833272933959961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250816345214844">
                <text:p>0.000250816345214844</text:p>
              </table:table-cell>
              <table:table-cell office:value-type="float" office:value="0.000860214233398438">
                <text:p>0.000860214233398438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258684158325195">
                <text:p>0.000258684158325195</text:p>
              </table:table-cell>
              <table:table-cell office:value-type="float" office:value="0.000883579254150391">
                <text:p>0.00088357925415039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259637832641602">
                <text:p>0.000259637832641602</text:p>
              </table:table-cell>
              <table:table-cell office:value-type="float" office:value="0.000860929489135742">
                <text:p>0.00086092948913574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259637832641602">
                <text:p>0.000259637832641602</text:p>
              </table:table-cell>
              <table:table-cell office:value-type="float" office:value="0.00086212158203125">
                <text:p>0.00086212158203125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259160995483398">
                <text:p>0.000259160995483398</text:p>
              </table:table-cell>
              <table:table-cell office:value-type="float" office:value="0.00087738037109375">
                <text:p>0.0008773803710937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259637832641602">
                <text:p>0.000259637832641602</text:p>
              </table:table-cell>
              <table:table-cell office:value-type="float" office:value="0.000863075256347656">
                <text:p>0.0008630752563476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259160995483398">
                <text:p>0.000259160995483398</text:p>
              </table:table-cell>
              <table:table-cell office:value-type="float" office:value="0.000864505767822266">
                <text:p>0.000864505767822266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259637832641602">
                <text:p>0.000259637832641602</text:p>
              </table:table-cell>
              <table:table-cell office:value-type="float" office:value="0.000868558883666992">
                <text:p>0.00086855888366699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260591506958008">
                <text:p>0.000260591506958008</text:p>
              </table:table-cell>
              <table:table-cell office:value-type="float" office:value="0.000867843627929688">
                <text:p>0.00086784362792968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260353088378906">
                <text:p>0.000260353088378906</text:p>
              </table:table-cell>
              <table:table-cell office:value-type="float" office:value="0.000823736190795898">
                <text:p>0.000823736190795898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250816345214844">
                <text:p>0.000250816345214844</text:p>
              </table:table-cell>
              <table:table-cell office:value-type="float" office:value="0.000890016555786133">
                <text:p>0.00089001655578613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261545181274414">
                <text:p>0.000261545181274414</text:p>
              </table:table-cell>
              <table:table-cell office:value-type="float" office:value="0.00079345703125">
                <text:p>0.0007934570312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243186950683594">
                <text:p>0.000243186950683594</text:p>
              </table:table-cell>
              <table:table-cell office:value-type="float" office:value="0.000802993774414063">
                <text:p>0.000802993774414063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253438949584961">
                <text:p>0.000253438949584961</text:p>
              </table:table-cell>
              <table:table-cell office:value-type="float" office:value="0.000799655914306641">
                <text:p>0.00079965591430664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254392623901367">
                <text:p>0.000254392623901367</text:p>
              </table:table-cell>
              <table:table-cell office:value-type="float" office:value="0.000870943069458008">
                <text:p>0.00087094306945800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312089920043945">
                <text:p>0.000312089920043945</text:p>
              </table:table-cell>
              <table:table-cell office:value-type="float" office:value="0.00084686279296875">
                <text:p>0.0008468627929687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268459320068359">
                <text:p>0.000268459320068359</text:p>
              </table:table-cell>
              <table:table-cell office:value-type="float" office:value="0.000848531723022461">
                <text:p>0.000848531723022461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268936157226562">
                <text:p>0.000268936157226562</text:p>
              </table:table-cell>
              <table:table-cell office:value-type="float" office:value="0.000824689865112305">
                <text:p>0.000824689865112305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271797180175781">
                <text:p>0.000271797180175781</text:p>
              </table:table-cell>
              <table:table-cell office:value-type="float" office:value="0.000823497772216797">
                <text:p>0.00082349777221679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295877456665039">
                <text:p>0.000295877456665039</text:p>
              </table:table-cell>
              <table:table-cell office:value-type="float" office:value="0.000834465026855469">
                <text:p>0.000834465026855469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251293182373047">
                <text:p>0.000251293182373047</text:p>
              </table:table-cell>
              <table:table-cell office:value-type="float" office:value="0.000807285308837891">
                <text:p>0.000807285308837891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254154205322266">
                <text:p>0.000254154205322266</text:p>
              </table:table-cell>
              <table:table-cell office:value-type="float" office:value="0.0008392333984375">
                <text:p>0.000839233398437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257730484008789">
                <text:p>0.000257730484008789</text:p>
              </table:table-cell>
              <table:table-cell office:value-type="float" office:value="0.00081324577331543">
                <text:p>0.00081324577331543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284433364868164">
                <text:p>0.000284433364868164</text:p>
              </table:table-cell>
              <table:table-cell office:value-type="float" office:value="0.000829696655273438">
                <text:p>0.000829696655273438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269174575805664">
                <text:p>0.000269174575805664</text:p>
              </table:table-cell>
              <table:table-cell office:value-type="float" office:value="0.000824689865112305">
                <text:p>0.00082468986511230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268936157226562">
                <text:p>0.000268936157226562</text:p>
              </table:table-cell>
              <table:table-cell office:value-type="float" office:value="0.00082707405090332">
                <text:p>0.0008270740509033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251293182373047">
                <text:p>0.000251293182373047</text:p>
              </table:table-cell>
              <table:table-cell office:value-type="float" office:value="0.000901699066162109">
                <text:p>0.00090169906616210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320672988891602">
                <text:p>0.000320672988891602</text:p>
              </table:table-cell>
              <table:table-cell office:value-type="float" office:value="0.000983476638793945">
                <text:p>0.00098347663879394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274896621704102">
                <text:p>0.000274896621704102</text:p>
              </table:table-cell>
              <table:table-cell office:value-type="float" office:value="0.000823974609375">
                <text:p>0.00082397460937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275611877441406">
                <text:p>0.000275611877441406</text:p>
              </table:table-cell>
              <table:table-cell office:value-type="float" office:value="0.000838756561279297">
                <text:p>0.000838756561279297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275611877441406">
                <text:p>0.000275611877441406</text:p>
              </table:table-cell>
              <table:table-cell office:value-type="float" office:value="0.000839471817016602">
                <text:p>0.00083947181701660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258684158325195">
                <text:p>0.000258684158325195</text:p>
              </table:table-cell>
              <table:table-cell office:value-type="float" office:value="0.000814676284790039">
                <text:p>0.000814676284790039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254154205322266">
                <text:p>0.000254154205322266</text:p>
              </table:table-cell>
              <table:table-cell office:value-type="float" office:value="0.00103950500488281">
                <text:p>0.0010395050048828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303983688354492">
                <text:p>0.000303983688354492</text:p>
              </table:table-cell>
              <table:table-cell office:value-type="float" office:value="0.00101375579833984">
                <text:p>0.0010137557983398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303745269775391">
                <text:p>0.000303745269775391</text:p>
              </table:table-cell>
              <table:table-cell office:value-type="float" office:value="0.00102066993713379">
                <text:p>0.00102066993713379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292539596557617">
                <text:p>0.000292539596557617</text:p>
              </table:table-cell>
              <table:table-cell office:value-type="float" office:value="0.000869035720825195">
                <text:p>0.00086903572082519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254631042480469">
                <text:p>0.000254631042480469</text:p>
              </table:table-cell>
              <table:table-cell office:value-type="float" office:value="0.000922679901123047">
                <text:p>0.00092267990112304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271797180175781">
                <text:p>0.000271797180175781</text:p>
              </table:table-cell>
              <table:table-cell office:value-type="float" office:value="0.000988006591796875">
                <text:p>0.000988006591796875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258684158325195">
                <text:p>0.000258684158325195</text:p>
              </table:table-cell>
              <table:table-cell office:value-type="float" office:value="0.000853061676025391">
                <text:p>0.00085306167602539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256061553955078">
                <text:p>0.000256061553955078</text:p>
              </table:table-cell>
              <table:table-cell office:value-type="float" office:value="0.00083160400390625">
                <text:p>0.0008316040039062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268697738647461">
                <text:p>0.000268697738647461</text:p>
              </table:table-cell>
              <table:table-cell office:value-type="float" office:value="0.000908374786376953">
                <text:p>0.000908374786376953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269412994384766">
                <text:p>0.000269412994384766</text:p>
              </table:table-cell>
              <table:table-cell office:value-type="float" office:value="0.000845909118652344">
                <text:p>0.00084590911865234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267982482910156">
                <text:p>0.000267982482910156</text:p>
              </table:table-cell>
              <table:table-cell office:value-type="float" office:value="0.000853300094604492">
                <text:p>0.00085330009460449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258445739746094">
                <text:p>0.000258445739746094</text:p>
              </table:table-cell>
              <table:table-cell office:value-type="float" office:value="0.000858545303344727">
                <text:p>0.000858545303344727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24724006652832">
                <text:p>0.00024724006652832</text:p>
              </table:table-cell>
              <table:table-cell office:value-type="float" office:value="0.000824928283691406">
                <text:p>0.000824928283691406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247001647949219">
                <text:p>0.000247001647949219</text:p>
              </table:table-cell>
              <table:table-cell office:value-type="float" office:value="0.000826835632324219">
                <text:p>0.00082683563232421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258445739746094">
                <text:p>0.000258445739746094</text:p>
              </table:table-cell>
              <table:table-cell office:value-type="float" office:value="0.000827550888061523">
                <text:p>0.000827550888061523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266313552856445">
                <text:p>0.000266313552856445</text:p>
              </table:table-cell>
              <table:table-cell office:value-type="float" office:value="0.000894546508789063">
                <text:p>0.000894546508789063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330924987792969">
                <text:p>0.000330924987792969</text:p>
              </table:table-cell>
              <table:table-cell office:value-type="float" office:value="0.00103330612182617">
                <text:p>0.0010333061218261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267505645751953">
                <text:p>0.000267505645751953</text:p>
              </table:table-cell>
              <table:table-cell office:value-type="float" office:value="0.000895500183105469">
                <text:p>0.00089550018310546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265598297119141">
                <text:p>0.000265598297119141</text:p>
              </table:table-cell>
              <table:table-cell office:value-type="float" office:value="0.000829935073852539">
                <text:p>0.00082993507385253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263214111328125">
                <text:p>0.000263214111328125</text:p>
              </table:table-cell>
              <table:table-cell office:value-type="float" office:value="0.000870943069458008">
                <text:p>0.000870943069458008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274181365966797">
                <text:p>0.000274181365966797</text:p>
              </table:table-cell>
              <table:table-cell office:value-type="float" office:value="0.000857830047607422">
                <text:p>0.00085783004760742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27012825012207">
                <text:p>0.00027012825012207</text:p>
              </table:table-cell>
              <table:table-cell office:value-type="float" office:value="0.000841140747070313">
                <text:p>0.000841140747070313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272512435913086">
                <text:p>0.000272512435913086</text:p>
              </table:table-cell>
              <table:table-cell office:value-type="float" office:value="0.000986814498901367">
                <text:p>0.000986814498901367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283241271972656">
                <text:p>0.000283241271972656</text:p>
              </table:table-cell>
              <table:table-cell office:value-type="float" office:value="0.000965595245361328">
                <text:p>0.00096559524536132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258684158325195">
                <text:p>0.000258684158325195</text:p>
              </table:table-cell>
              <table:table-cell office:value-type="float" office:value="0.000860929489135742">
                <text:p>0.00086092948913574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261545181274414">
                <text:p>0.000261545181274414</text:p>
              </table:table-cell>
              <table:table-cell office:value-type="float" office:value="0.000930070877075195">
                <text:p>0.000930070877075195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260591506958008">
                <text:p>0.000260591506958008</text:p>
              </table:table-cell>
              <table:table-cell office:value-type="float" office:value="0.000899076461791992">
                <text:p>0.00089907646179199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277996063232422">
                <text:p>0.000277996063232422</text:p>
              </table:table-cell>
              <table:table-cell office:value-type="float" office:value="0.00085139274597168">
                <text:p>0.0008513927459716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262260437011719">
                <text:p>0.000262260437011719</text:p>
              </table:table-cell>
              <table:table-cell office:value-type="float" office:value="0.00088191032409668">
                <text:p>0.00088191032409668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260829925537109">
                <text:p>0.000260829925537109</text:p>
              </table:table-cell>
              <table:table-cell office:value-type="float" office:value="0.000907182693481445">
                <text:p>0.00090718269348144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251531600952148">
                <text:p>0.000251531600952148</text:p>
              </table:table-cell>
              <table:table-cell office:value-type="float" office:value="0.000840902328491211">
                <text:p>0.000840902328491211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261068344116211">
                <text:p>0.000261068344116211</text:p>
              </table:table-cell>
              <table:table-cell office:value-type="float" office:value="0.000901460647583008">
                <text:p>0.000901460647583008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268459320068359">
                <text:p>0.000268459320068359</text:p>
              </table:table-cell>
              <table:table-cell office:value-type="float" office:value="0.000969648361206055">
                <text:p>0.00096964836120605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278949737548828">
                <text:p>0.000278949737548828</text:p>
              </table:table-cell>
              <table:table-cell office:value-type="float" office:value="0.000957012176513672">
                <text:p>0.00095701217651367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278711318969727">
                <text:p>0.000278711318969727</text:p>
              </table:table-cell>
              <table:table-cell office:value-type="float" office:value="0.000865936279296875">
                <text:p>0.00086593627929687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277280807495117">
                <text:p>0.000277280807495117</text:p>
              </table:table-cell>
              <table:table-cell office:value-type="float" office:value="0.000900745391845703">
                <text:p>0.000900745391845703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274419784545898">
                <text:p>0.000274419784545898</text:p>
              </table:table-cell>
              <table:table-cell office:value-type="float" office:value="0.000879287719726563">
                <text:p>0.000879287719726563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285863876342773">
                <text:p>0.000285863876342773</text:p>
              </table:table-cell>
              <table:table-cell office:value-type="float" office:value="0.000867128372192383">
                <text:p>0.000867128372192383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275373458862305">
                <text:p>0.000275373458862305</text:p>
              </table:table-cell>
              <table:table-cell office:value-type="float" office:value="0.000866174697875977">
                <text:p>0.000866174697875977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321388244628906">
                <text:p>0.000321388244628906</text:p>
              </table:table-cell>
              <table:table-cell office:value-type="float" office:value="0.000904560089111328">
                <text:p>0.00090456008911132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255107879638672">
                <text:p>0.000255107879638672</text:p>
              </table:table-cell>
              <table:table-cell office:value-type="float" office:value="0.000878334045410156">
                <text:p>0.000878334045410156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263452529907227">
                <text:p>0.000263452529907227</text:p>
              </table:table-cell>
              <table:table-cell office:value-type="float" office:value="0.000848293304443359">
                <text:p>0.000848293304443359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280857086181641">
                <text:p>0.000280857086181641</text:p>
              </table:table-cell>
              <table:table-cell office:value-type="float" office:value="0.000864028930664063">
                <text:p>0.000864028930664063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26392936706543">
                <text:p>0.00026392936706543</text:p>
              </table:table-cell>
              <table:table-cell office:value-type="float" office:value="0.000950336456298828">
                <text:p>0.00095033645629882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280141830444336">
                <text:p>0.000280141830444336</text:p>
              </table:table-cell>
              <table:table-cell office:value-type="float" office:value="0.000931262969970703">
                <text:p>0.000931262969970703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278234481811523">
                <text:p>0.000278234481811523</text:p>
              </table:table-cell>
              <table:table-cell office:value-type="float" office:value="0.000939369201660156">
                <text:p>0.000939369201660156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277996063232422">
                <text:p>0.000277996063232422</text:p>
              </table:table-cell>
              <table:table-cell office:value-type="float" office:value="0.000931978225708008">
                <text:p>0.00093197822570800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278472900390625">
                <text:p>0.000278472900390625</text:p>
              </table:table-cell>
              <table:table-cell office:value-type="float" office:value="0.000933408737182617">
                <text:p>0.000933408737182617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278234481811523">
                <text:p>0.000278234481811523</text:p>
              </table:table-cell>
              <table:table-cell office:value-type="float" office:value="0.00101876258850098">
                <text:p>0.0010187625885009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306844711303711">
                <text:p>0.000306844711303711</text:p>
              </table:table-cell>
              <table:table-cell office:value-type="float" office:value="0.00102734565734863">
                <text:p>0.0010273456573486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310897827148437">
                <text:p>0.000310897827148437</text:p>
              </table:table-cell>
              <table:table-cell office:value-type="float" office:value="0.00105047225952148">
                <text:p>0.00105047225952148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311136245727539">
                <text:p>0.000311136245727539</text:p>
              </table:table-cell>
              <table:table-cell office:value-type="float" office:value="0.00103569030761719">
                <text:p>0.00103569030761719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308990478515625">
                <text:p>0.000308990478515625</text:p>
              </table:table-cell>
              <table:table-cell office:value-type="float" office:value="0.00103139877319336">
                <text:p>0.0010313987731933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308752059936523">
                <text:p>0.000308752059936523</text:p>
              </table:table-cell>
              <table:table-cell office:value-type="float" office:value="0.0010373592376709">
                <text:p>0.001037359237670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308990478515625">
                <text:p>0.000308990478515625</text:p>
              </table:table-cell>
              <table:table-cell office:value-type="float" office:value="0.00105953216552734">
                <text:p>0.0010595321655273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352382659912109">
                <text:p>0.000352382659912109</text:p>
              </table:table-cell>
              <table:table-cell office:value-type="float" office:value="0.000987529754638672">
                <text:p>0.00098752975463867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885486602783203">
                <text:p>0.000885486602783203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31590461730957">
                <text:p>0.00031590461730957</text:p>
              </table:table-cell>
              <table:table-cell office:value-type="float" office:value="0.00103259086608887">
                <text:p>0.00103259086608887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269889831542969">
                <text:p>0.000269889831542969</text:p>
              </table:table-cell>
              <table:table-cell office:value-type="float" office:value="0.000948667526245117">
                <text:p>0.000948667526245117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303506851196289">
                <text:p>0.000303506851196289</text:p>
              </table:table-cell>
              <table:table-cell office:value-type="float" office:value="0.000897884368896484">
                <text:p>0.00089788436889648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297069549560547">
                <text:p>0.000297069549560547</text:p>
              </table:table-cell>
              <table:table-cell office:value-type="float" office:value="0.00090336799621582">
                <text:p>0.0009033679962158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328540802001953">
                <text:p>0.000328540802001953</text:p>
              </table:table-cell>
              <table:table-cell office:value-type="float" office:value="0.000921010971069336">
                <text:p>0.00092101097106933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293493270874023">
                <text:p>0.000293493270874023</text:p>
              </table:table-cell>
              <table:table-cell office:value-type="float" office:value="0.000902891159057617">
                <text:p>0.000902891159057617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290155410766602">
                <text:p>0.000290155410766602</text:p>
              </table:table-cell>
              <table:table-cell office:value-type="float" office:value="0.000968456268310547">
                <text:p>0.00096845626831054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287771224975586">
                <text:p>0.000287771224975586</text:p>
              </table:table-cell>
              <table:table-cell office:value-type="float" office:value="0.000932931900024414">
                <text:p>0.000932931900024414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299453735351562">
                <text:p>0.000299453735351562</text:p>
              </table:table-cell>
              <table:table-cell office:value-type="float" office:value="0.00102329254150391">
                <text:p>0.00102329254150391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313043594360352">
                <text:p>0.000313043594360352</text:p>
              </table:table-cell>
              <table:table-cell office:value-type="float" office:value="0.000905036926269531">
                <text:p>0.000905036926269531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300168991088867">
                <text:p>0.000300168991088867</text:p>
              </table:table-cell>
              <table:table-cell office:value-type="float" office:value="0.000954151153564453">
                <text:p>0.000954151153564453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27012825012207">
                <text:p>0.00027012825012207</text:p>
              </table:table-cell>
              <table:table-cell office:value-type="float" office:value="0.000894784927368164">
                <text:p>0.000894784927368164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283479690551758">
                <text:p>0.000283479690551758</text:p>
              </table:table-cell>
              <table:table-cell office:value-type="float" office:value="0.000873327255249023">
                <text:p>0.00087332725524902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28538703918457">
                <text:p>0.00028538703918457</text:p>
              </table:table-cell>
              <table:table-cell office:value-type="float" office:value="0.000900030136108398">
                <text:p>0.000900030136108398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282049179077148">
                <text:p>0.000282049179077148</text:p>
              </table:table-cell>
              <table:table-cell office:value-type="float" office:value="0.000957012176513672">
                <text:p>0.00095701217651367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28228759765625">
                <text:p>0.00028228759765625</text:p>
              </table:table-cell>
              <table:table-cell office:value-type="float" office:value="0.000897884368896484">
                <text:p>0.000897884368896484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262737274169922">
                <text:p>0.000262737274169922</text:p>
              </table:table-cell>
              <table:table-cell office:value-type="float" office:value="0.00090479850769043">
                <text:p>0.000904798507690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83002853393555">
                <text:p>0.000283002853393555</text:p>
              </table:table-cell>
              <table:table-cell office:value-type="float" office:value="0.000902414321899414">
                <text:p>0.000902414321899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